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style:font-name-asian="Segoe UI" style:font-size-asian="15pt" style:font-name-complex="Tahoma" style:font-size-complex="15pt"/>
    </style:style>
    <style:style style:name="ce7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in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in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2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style:font-name="Arial"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4.1898in" svg:height="4.1283in" svg:x="2.6882in" svg:y="0.5213in">
            <draw:object draw:notify-on-update-of-ranges="Foglio1.A5:Foglio1.A165 Foglio1.B5:Foglio1.B1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1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     1</text:span></text:p>
            <text:p><text:span text:style-name="T2">Y =  </text:span><text:span text:style-name="T1">----------------------</text:span></text:p>
            <text:p><text:span text:style-name="T1">     2x^2 + 3x − 5 </text:span>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Calcolo di Domini </text:p>
          </table:table-cell>
          <table:covered-table-cell/>
          <table:table-cell table:style-name="ce12" office:value-type="string" calcext:value-type="string">
            <text:p>R - {-5/2 , 1}</text:p>
          </table:table-cell>
          <table:table-cell table:number-columns-repeated="14"/>
        </table:table-row>
        <table:table-row table:style-name="ro2" table:number-rows-repeated="2"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7"/>
        </table:table-row>
        <table:table-row table:style-name="ro3">
          <table:table-cell office:value-type="float" office:value="-10" calcext:value-type="float">
            <text:p>-10</text:p>
          </table:table-cell>
          <table:table-cell table:formula="of:=1 / (2 * [.A5] ^ 2 + 3 * [.A5] - 5)" office:value-type="float" office:value="0.00606060606060606" calcext:value-type="float">
            <text:p>0.00606060606060606</text:p>
          </table:table-cell>
          <table:table-cell table:number-columns-repeated="17"/>
        </table:table-row>
        <table:table-row table:style-name="ro3">
          <table:table-cell table:formula="of:=[.A5]+0.125" office:value-type="float" office:value="-9.875" calcext:value-type="float">
            <text:p>-9.875</text:p>
          </table:table-cell>
          <table:table-cell table:formula="of:=1 / (2 * [.A6] ^ 2 + 3 * [.A6] - 5)" office:value-type="float" office:value="0.00623417105006819" calcext:value-type="float">
            <text:p>0.00623417105006819</text:p>
          </table:table-cell>
          <table:table-cell table:number-columns-repeated="17"/>
        </table:table-row>
        <table:table-row table:style-name="ro3">
          <table:table-cell table:formula="of:=[.A6]+0.125" office:value-type="float" office:value="-9.75" calcext:value-type="float">
            <text:p>-9.75</text:p>
          </table:table-cell>
          <table:table-cell table:formula="of:=1 / (2 * [.A7] ^ 2 + 3 * [.A7] - 5)" office:value-type="float" office:value="0.00641539695268645" calcext:value-type="float">
            <text:p>0.00641539695268645</text:p>
          </table:table-cell>
          <table:table-cell table:number-columns-repeated="17"/>
        </table:table-row>
        <table:table-row table:style-name="ro3">
          <table:table-cell table:formula="of:=[.A7]+0.125" office:value-type="float" office:value="-9.625" calcext:value-type="float">
            <text:p>-9.625</text:p>
          </table:table-cell>
          <table:table-cell table:formula="of:=1 / (2 * [.A8] ^ 2 + 3 * [.A8] - 5)" office:value-type="float" office:value="0.0066047471620227" calcext:value-type="float">
            <text:p>0.0066047471620227</text:p>
          </table:table-cell>
          <table:table-cell table:number-columns-repeated="17"/>
        </table:table-row>
        <table:table-row table:style-name="ro3">
          <table:table-cell table:formula="of:=[.A8]+0.125" office:value-type="float" office:value="-9.5" calcext:value-type="float">
            <text:p>-9.5</text:p>
          </table:table-cell>
          <table:table-cell table:formula="of:=1 / (2 * [.A9] ^ 2 + 3 * [.A9] - 5)" office:value-type="float" office:value="0.00680272108843537" calcext:value-type="float">
            <text:p>0.00680272108843537</text:p>
          </table:table-cell>
          <table:table-cell table:number-columns-repeated="17"/>
        </table:table-row>
        <table:table-row table:style-name="ro3">
          <table:table-cell table:formula="of:=[.A9]+0.125" office:value-type="float" office:value="-9.375" calcext:value-type="float">
            <text:p>-9.375</text:p>
          </table:table-cell>
          <table:table-cell table:formula="of:=1 / (2 * [.A10] ^ 2 + 3 * [.A10] - 5)" office:value-type="float" office:value="0.00700985761226725" calcext:value-type="float">
            <text:p>0.00700985761226725</text:p>
          </table:table-cell>
          <table:table-cell table:number-columns-repeated="17"/>
        </table:table-row>
        <table:table-row table:style-name="ro3">
          <table:table-cell table:formula="of:=[.A10]+0.125" office:value-type="float" office:value="-9.25" calcext:value-type="float">
            <text:p>-9.25</text:p>
          </table:table-cell>
          <table:table-cell table:formula="of:=1 / (2 * [.A11] ^ 2 + 3 * [.A11] - 5)" office:value-type="float" office:value="0.00722673893405601" calcext:value-type="float">
            <text:p>0.00722673893405601</text:p>
          </table:table-cell>
          <table:table-cell table:number-columns-repeated="17"/>
        </table:table-row>
        <table:table-row table:style-name="ro3">
          <table:table-cell table:formula="of:=[.A11]+0.125" office:value-type="float" office:value="-9.125" calcext:value-type="float">
            <text:p>-9.125</text:p>
          </table:table-cell>
          <table:table-cell table:formula="of:=1 / (2 * [.A12] ^ 2 + 3 * [.A12] - 5)" office:value-type="float" office:value="0.00745399487537852" calcext:value-type="float">
            <text:p>0.00745399487537852</text:p>
          </table:table-cell>
          <table:table-cell table:number-columns-repeated="17"/>
        </table:table-row>
        <table:table-row table:style-name="ro3">
          <table:table-cell table:formula="of:=[.A12]+0.125" office:value-type="float" office:value="-9" calcext:value-type="float">
            <text:p>-9</text:p>
          </table:table-cell>
          <table:table-cell table:formula="of:=1 / (2 * [.A13] ^ 2 + 3 * [.A13] - 5)" office:value-type="float" office:value="0.00769230769230769" calcext:value-type="float">
            <text:p>0.00769230769230769</text:p>
          </table:table-cell>
          <table:table-cell table:number-columns-repeated="17"/>
        </table:table-row>
        <table:table-row table:style-name="ro3">
          <table:table-cell table:formula="of:=[.A13]+0.125" office:value-type="float" office:value="-8.875" calcext:value-type="float">
            <text:p>-8.875</text:p>
          </table:table-cell>
          <table:table-cell table:formula="of:=1 / (2 * [.A14] ^ 2 + 3 * [.A14] - 5)" office:value-type="float" office:value="0.00794241747331844" calcext:value-type="float">
            <text:p>0.00794241747331844</text:p>
          </table:table-cell>
          <table:table-cell table:number-columns-repeated="17"/>
        </table:table-row>
        <table:table-row table:style-name="ro3">
          <table:table-cell table:formula="of:=[.A14]+0.125" office:value-type="float" office:value="-8.75" calcext:value-type="float">
            <text:p>-8.75</text:p>
          </table:table-cell>
          <table:table-cell table:formula="of:=1 / (2 * [.A15] ^ 2 + 3 * [.A15] - 5)" office:value-type="float" office:value="0.00820512820512821" calcext:value-type="float">
            <text:p>0.00820512820512821</text:p>
          </table:table-cell>
          <table:table-cell table:number-columns-repeated="17"/>
        </table:table-row>
        <table:table-row table:style-name="ro3">
          <table:table-cell table:formula="of:=[.A15]+0.125" office:value-type="float" office:value="-8.625" calcext:value-type="float">
            <text:p>-8.625</text:p>
          </table:table-cell>
          <table:table-cell table:formula="of:=1 / (2 * [.A16] ^ 2 + 3 * [.A16] - 5)" office:value-type="float" office:value="0.00848131460376358" calcext:value-type="float">
            <text:p>0.00848131460376358</text:p>
          </table:table-cell>
          <table:table-cell table:number-columns-repeated="17"/>
        </table:table-row>
        <table:table-row table:style-name="ro3">
          <table:table-cell table:formula="of:=[.A16]+0.125" office:value-type="float" office:value="-8.5" calcext:value-type="float">
            <text:p>-8.5</text:p>
          </table:table-cell>
          <table:table-cell table:formula="of:=1 / (2 * [.A17] ^ 2 + 3 * [.A17] - 5)" office:value-type="float" office:value="0.0087719298245614" calcext:value-type="float">
            <text:p>0.0087719298245614</text:p>
          </table:table-cell>
          <table:table-cell table:number-columns-repeated="17"/>
        </table:table-row>
        <table:table-row table:style-name="ro3">
          <table:table-cell table:formula="of:=[.A17]+0.125" office:value-type="float" office:value="-8.375" calcext:value-type="float">
            <text:p>-8.375</text:p>
          </table:table-cell>
          <table:table-cell table:formula="of:=1 / (2 * [.A18] ^ 2 + 3 * [.A18] - 5)" office:value-type="float" office:value="0.00907801418439716" calcext:value-type="float">
            <text:p>0.00907801418439716</text:p>
          </table:table-cell>
          <table:table-cell table:number-columns-repeated="17"/>
        </table:table-row>
        <table:table-row table:style-name="ro3">
          <table:table-cell table:formula="of:=[.A18]+0.125" office:value-type="float" office:value="-8.25" calcext:value-type="float">
            <text:p>-8.25</text:p>
          </table:table-cell>
          <table:table-cell table:formula="of:=1 / (2 * [.A19] ^ 2 + 3 * [.A19] - 5)" office:value-type="float" office:value="0.00940070505287897" calcext:value-type="float">
            <text:p>0.00940070505287897</text:p>
          </table:table-cell>
          <table:table-cell table:number-columns-repeated="17"/>
        </table:table-row>
        <table:table-row table:style-name="ro3">
          <table:table-cell table:formula="of:=[.A19]+0.125" office:value-type="float" office:value="-8.125" calcext:value-type="float">
            <text:p>-8.125</text:p>
          </table:table-cell>
          <table:table-cell table:formula="of:=1 / (2 * [.A20] ^ 2 + 3 * [.A20] - 5)" office:value-type="float" office:value="0.00974124809741248" calcext:value-type="float">
            <text:p>0.00974124809741248</text:p>
          </table:table-cell>
          <table:table-cell table:number-columns-repeated="17"/>
        </table:table-row>
        <table:table-row table:style-name="ro3">
          <table:table-cell table:formula="of:=[.A20]+0.125" office:value-type="float" office:value="-8" calcext:value-type="float">
            <text:p>-8</text:p>
          </table:table-cell>
          <table:table-cell table:formula="of:=1 / (2 * [.A21] ^ 2 + 3 * [.A21] - 5)" office:value-type="float" office:value="0.0101010101010101" calcext:value-type="float">
            <text:p>0.0101010101010101</text:p>
          </table:table-cell>
          <table:table-cell table:number-columns-repeated="17"/>
        </table:table-row>
        <table:table-row table:style-name="ro3">
          <table:table-cell table:formula="of:=[.A21]+0.125" office:value-type="float" office:value="-7.875" calcext:value-type="float">
            <text:p>-7.875</text:p>
          </table:table-cell>
          <table:table-cell table:formula="of:=1 / (2 * [.A22] ^ 2 + 3 * [.A22] - 5)" office:value-type="float" office:value="0.0104814936128398" calcext:value-type="float">
            <text:p>0.0104814936128398</text:p>
          </table:table-cell>
          <table:table-cell table:number-columns-repeated="17"/>
        </table:table-row>
        <table:table-row table:style-name="ro3">
          <table:table-cell table:formula="of:=[.A22]+0.125" office:value-type="float" office:value="-7.75" calcext:value-type="float">
            <text:p>-7.75</text:p>
          </table:table-cell>
          <table:table-cell table:formula="of:=1 / (2 * [.A23] ^ 2 + 3 * [.A23] - 5)" office:value-type="float" office:value="0.0108843537414966" calcext:value-type="float">
            <text:p>0.0108843537414966</text:p>
          </table:table-cell>
          <table:table-cell/>
          <table:table-cell table:style-name="ce7" office:value-type="string" calcext:value-type="string" table:number-columns-spanned="3" table:number-rows-spanned="1">
            <text:p>A -5/2 venendo da sinistra</text:p>
          </table:table-cell>
          <table:covered-table-cell table:number-columns-repeated="2" table:style-name="ce24"/>
          <table:table-cell table:style-name="ce24"/>
          <table:table-cell table:style-name="ce17" office:value-type="string" calcext:value-type="string" table:number-columns-spanned="3" table:number-rows-spanned="1">
            <text:p>A -5/2 venendo da destra</text:p>
          </table:table-cell>
          <table:covered-table-cell table:number-columns-repeated="2" table:style-name="ce24"/>
          <table:table-cell table:number-columns-repeated="2"/>
          <table:table-cell table:style-name="ce7" office:value-type="string" calcext:value-type="string" table:number-columns-spanned="3" table:number-rows-spanned="1">
            <text:p>A 1 venendo da sinistra</text:p>
          </table:table-cell>
          <table:covered-table-cell table:number-columns-repeated="2" table:style-name="ce24"/>
          <table:table-cell table:style-name="ce24"/>
          <table:table-cell table:style-name="ce17" office:value-type="string" calcext:value-type="string" table:number-columns-spanned="3" table:number-rows-spanned="1">
            <text:p>A 1 venendo da destra</text:p>
          </table:table-cell>
          <table:covered-table-cell table:number-columns-repeated="2" table:style-name="ce24"/>
        </table:table-row>
        <table:table-row table:style-name="ro3">
          <table:table-cell table:formula="of:=[.A23]+0.125" office:value-type="float" office:value="-7.625" calcext:value-type="float">
            <text:p>-7.625</text:p>
          </table:table-cell>
          <table:table-cell table:formula="of:=1 / (2 * [.A24] ^ 2 + 3 * [.A24] - 5)" office:value-type="float" office:value="0.0113114174620007" calcext:value-type="float">
            <text:p>0.0113114174620007</text:p>
          </table:table-cell>
          <table:table-cell/>
          <table:table-cell table:style-name="ce24" table:number-columns-repeated="7"/>
          <table:table-cell table:number-columns-repeated="2"/>
          <table:table-cell table:style-name="ce24" table:number-columns-repeated="7"/>
        </table:table-row>
        <table:table-row table:style-name="ro3">
          <table:table-cell table:formula="of:=[.A24]+0.125" office:value-type="float" office:value="-7.5" calcext:value-type="float">
            <text:p>-7.5</text:p>
          </table:table-cell>
          <table:table-cell table:formula="of:=1 / (2 * [.A25] ^ 2 + 3 * [.A25] - 5)" office:value-type="float" office:value="0.0117647058823529" calcext:value-type="float">
            <text:p>0.0117647058823529</text:p>
          </table:table-cell>
          <table:table-cell/>
          <table:table-cell table:style-name="ce9" office:value-type="string" calcext:value-type="string">
            <text:p>passo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f(x)</text:p>
          </table:table-cell>
          <table:table-cell table:style-name="ce24"/>
          <table:table-cell table:style-name="ce9" office:value-type="string" calcext:value-type="string">
            <text:p>passo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f(x)</text:p>
          </table:table-cell>
          <table:table-cell table:number-columns-repeated="2"/>
          <table:table-cell table:style-name="ce9" office:value-type="string" calcext:value-type="string">
            <text:p>passo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f(x)</text:p>
          </table:table-cell>
          <table:table-cell table:style-name="ce24"/>
          <table:table-cell table:style-name="ce9" office:value-type="string" calcext:value-type="string">
            <text:p>passo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f(x)</text:p>
          </table:table-cell>
        </table:table-row>
        <table:table-row table:style-name="ro3">
          <table:table-cell table:formula="of:=[.A25]+0.125" office:value-type="float" office:value="-7.375" calcext:value-type="float">
            <text:p>-7.375</text:p>
          </table:table-cell>
          <table:table-cell table:formula="of:=1 / (2 * [.A26] ^ 2 + 3 * [.A26] - 5)" office:value-type="float" office:value="0.012246460007654" calcext:value-type="float">
            <text:p>0.012246460007654</text:p>
          </table:table-cell>
          <table:table-cell/>
          <table:table-cell table:style-name="ce10"/>
          <table:table-cell table:style-name="ce14" office:value-type="float" office:value="-2.7" calcext:value-type="float">
            <text:p>-2.7</text:p>
          </table:table-cell>
          <table:table-cell table:style-name="ce16" table:formula="of:=1 / (2 * [.E26] ^ 2 + 3 * [.E26] - 5)" office:value-type="float" office:value="0.675675675675675" calcext:value-type="float">
            <text:p>0.675675675675675</text:p>
          </table:table-cell>
          <table:table-cell table:style-name="ce24"/>
          <table:table-cell table:style-name="ce10"/>
          <table:table-cell table:style-name="ce14" office:value-type="float" office:value="-2.3" calcext:value-type="float">
            <text:p>-2.3</text:p>
          </table:table-cell>
          <table:table-cell table:style-name="ce16" table:formula="of:=1 / (2 * [.I26] ^ 2 + 3 * [.I26] - 5)" office:value-type="float" office:value="-0.757575757575757" calcext:value-type="float">
            <text:p>-0.757575757575757</text:p>
          </table:table-cell>
          <table:table-cell table:number-columns-repeated="2"/>
          <table:table-cell table:style-name="ce10"/>
          <table:table-cell table:style-name="ce14" office:value-type="float" office:value="0.8" calcext:value-type="float">
            <text:p>0.8</text:p>
          </table:table-cell>
          <table:table-cell table:style-name="ce16" table:formula="of:=1 / (2 * [.N26] ^ 2 + 3 * [.N26] - 5)" office:value-type="float" office:value="-0.757575757575758" calcext:value-type="float">
            <text:p>-0.757575757575758</text:p>
          </table:table-cell>
          <table:table-cell table:style-name="ce24"/>
          <table:table-cell table:style-name="ce10"/>
          <table:table-cell table:style-name="ce14" office:value-type="float" office:value="1.2" calcext:value-type="float">
            <text:p>1.2</text:p>
          </table:table-cell>
          <table:table-cell table:style-name="ce16" table:formula="of:=1 / (2 * [.R26] ^ 2 + 3 * [.R26]- 5)" office:value-type="float" office:value="0.675675675675676" calcext:value-type="float">
            <text:p>0.675675675675676</text:p>
          </table:table-cell>
        </table:table-row>
        <table:table-row table:style-name="ro3">
          <table:table-cell table:formula="of:=[.A26]+0.125" office:value-type="float" office:value="-7.25" calcext:value-type="float">
            <text:p>-7.25</text:p>
          </table:table-cell>
          <table:table-cell table:formula="of:=1 / (2 * [.A27] ^ 2 + 3 * [.A27] - 5)" office:value-type="float" office:value="0.0127591706539075" calcext:value-type="float">
            <text:p>0.0127591706539075</text:p>
          </table:table-cell>
          <table:table-cell/>
          <table:table-cell table:style-name="ce11" office:value-type="float" office:value="0.1" calcext:value-type="float">
            <text:p>0.1</text:p>
          </table:table-cell>
          <table:table-cell table:style-name="ce14" table:formula="of:=[.E26]+[.D27]" office:value-type="float" office:value="-2.6" calcext:value-type="float">
            <text:p>-2.6</text:p>
          </table:table-cell>
          <table:table-cell table:style-name="ce16" table:formula="of:=1 / (2 * [.E27] ^ 2 + 3 * [.E27] - 5)" office:value-type="float" office:value="1.38888888888889" calcext:value-type="float">
            <text:p>1.38888888888889</text:p>
          </table:table-cell>
          <table:table-cell table:style-name="ce24"/>
          <table:table-cell table:style-name="ce11" office:value-type="float" office:value="0.1" calcext:value-type="float">
            <text:p>0.1</text:p>
          </table:table-cell>
          <table:table-cell table:style-name="ce14" table:formula="of:=[.I26]-[.H27]" office:value-type="float" office:value="-2.4" calcext:value-type="float">
            <text:p>-2.4</text:p>
          </table:table-cell>
          <table:table-cell table:style-name="ce16" table:formula="of:=1 / (2 * [.I27] ^ 2 + 3 * [.I27] - 5)" office:value-type="float" office:value="-1.47058823529412" calcext:value-type="float">
            <text:p>-1.47058823529412</text:p>
          </table:table-cell>
          <table: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4" table:formula="of:=[.N26]+[.M27]" office:value-type="float" office:value="0.9" calcext:value-type="float">
            <text:p>0.9</text:p>
          </table:table-cell>
          <table:table-cell table:style-name="ce16" table:formula="of:=1 / (2 * [.N27] ^ 2 + 3 * [.N27] - 5)" office:value-type="float" office:value="-1.47058823529412" calcext:value-type="float">
            <text:p>-1.47058823529412</text:p>
          </table:table-cell>
          <table:table-cell table:style-name="ce24"/>
          <table:table-cell table:style-name="ce11" office:value-type="float" office:value="0.1" calcext:value-type="float">
            <text:p>0.1</text:p>
          </table:table-cell>
          <table:table-cell table:style-name="ce14" table:formula="of:=[.R26]-[.Q27]" office:value-type="float" office:value="1.1" calcext:value-type="float">
            <text:p>1.1</text:p>
          </table:table-cell>
          <table:table-cell table:style-name="ce16" table:formula="of:=1 / (2 * [.R27] ^ 2 + 3 * [.R27]- 5)" office:value-type="float" office:value="1.38888888888889" calcext:value-type="float">
            <text:p>1.38888888888889</text:p>
          </table:table-cell>
        </table:table-row>
        <table:table-row table:style-name="ro3">
          <table:table-cell table:formula="of:=[.A27]+0.125" office:value-type="float" office:value="-7.125" calcext:value-type="float">
            <text:p>-7.125</text:p>
          </table:table-cell>
          <table:table-cell table:formula="of:=1 / (2 * [.A28] ^ 2 + 3 * [.A28] - 5)" office:value-type="float" office:value="0.0133056133056133" calcext:value-type="float">
            <text:p>0.0133056133056133</text:p>
          </table:table-cell>
          <table:table-cell/>
          <table:table-cell table:style-name="ce11" table:formula="of:=[.D27]/2" office:value-type="float" office:value="0.05" calcext:value-type="float">
            <text:p>0.05</text:p>
          </table:table-cell>
          <table:table-cell table:style-name="ce14" table:formula="of:=[.E27]+[.D28]" office:value-type="float" office:value="-2.55" calcext:value-type="float">
            <text:p>-2.55</text:p>
          </table:table-cell>
          <table:table-cell table:style-name="ce16" table:formula="of:=1 / (2 * [.E28] ^ 2 + 3 * [.E28] - 5)" office:value-type="float" office:value="2.81690140845069" calcext:value-type="float">
            <text:p>2.81690140845069</text:p>
          </table:table-cell>
          <table:table-cell table:style-name="ce24"/>
          <table:table-cell table:style-name="ce11" table:formula="of:=[.H27]/2" office:value-type="float" office:value="0.05" calcext:value-type="float">
            <text:p>0.05</text:p>
          </table:table-cell>
          <table:table-cell table:style-name="ce14" table:formula="of:=[.I27]-[.H28]" office:value-type="float" office:value="-2.45" calcext:value-type="float">
            <text:p>-2.45</text:p>
          </table:table-cell>
          <table:table-cell table:style-name="ce16" table:formula="of:=1 / (2 * [.I28] ^ 2 + 3 * [.I28] - 5)" office:value-type="float" office:value="-2.89855072463766" calcext:value-type="float">
            <text:p>-2.89855072463766</text:p>
          </table:table-cell>
          <table:table-cell table:number-columns-repeated="2"/>
          <table:table-cell table:style-name="ce11" table:formula="of:=[.M27]/2" office:value-type="float" office:value="0.05" calcext:value-type="float">
            <text:p>0.05</text:p>
          </table:table-cell>
          <table:table-cell table:style-name="ce14" table:formula="of:=[.N27]+[.M28]" office:value-type="float" office:value="0.95" calcext:value-type="float">
            <text:p>0.95</text:p>
          </table:table-cell>
          <table:table-cell table:style-name="ce16" table:formula="of:=1 / (2 * [.N28] ^ 2 + 3 * [.N28] - 5)" office:value-type="float" office:value="-2.89855072463768" calcext:value-type="float">
            <text:p>-2.89855072463768</text:p>
          </table:table-cell>
          <table:table-cell table:style-name="ce24"/>
          <table:table-cell table:style-name="ce11" table:formula="of:=[.Q27]/2" office:value-type="float" office:value="0.05" calcext:value-type="float">
            <text:p>0.05</text:p>
          </table:table-cell>
          <table:table-cell table:style-name="ce14" table:formula="of:=[.R27]-[.Q28]" office:value-type="float" office:value="1.05" calcext:value-type="float">
            <text:p>1.05</text:p>
          </table:table-cell>
          <table:table-cell table:style-name="ce16" table:formula="of:=1 / (2 * [.R28] ^ 2 + 3 * [.R28]- 5)" office:value-type="float" office:value="2.8169014084507" calcext:value-type="float">
            <text:p>2.8169014084507</text:p>
          </table:table-cell>
        </table:table-row>
        <table:table-row table:style-name="ro3">
          <table:table-cell table:formula="of:=[.A28]+0.125" office:value-type="float" office:value="-7" calcext:value-type="float">
            <text:p>-7</text:p>
          </table:table-cell>
          <table:table-cell table:formula="of:=1 / (2 * [.A29] ^ 2 + 3 * [.A29] - 5)" office:value-type="float" office:value="0.0138888888888889" calcext:value-type="float">
            <text:p>0.0138888888888889</text:p>
          </table:table-cell>
          <table:table-cell/>
          <table:table-cell table:style-name="ce11" table:formula="of:=[.D28]/2" office:value-type="float" office:value="0.025" calcext:value-type="float">
            <text:p>0.025</text:p>
          </table:table-cell>
          <table:table-cell table:style-name="ce14" table:formula="of:=[.E28]+[.D29]" office:value-type="float" office:value="-2.525" calcext:value-type="float">
            <text:p>-2.525</text:p>
          </table:table-cell>
          <table:table-cell table:style-name="ce16" table:formula="of:=1 / (2 * [.E29] ^ 2 + 3 * [.E29] - 5)" office:value-type="float" office:value="5.67375886524813" calcext:value-type="float">
            <text:p>5.67375886524813</text:p>
          </table:table-cell>
          <table:table-cell table:style-name="ce24"/>
          <table:table-cell table:style-name="ce11" table:formula="of:=[.H28]/2" office:value-type="float" office:value="0.025" calcext:value-type="float">
            <text:p>0.025</text:p>
          </table:table-cell>
          <table:table-cell table:style-name="ce14" table:formula="of:=[.I28]-[.H29]" office:value-type="float" office:value="-2.475" calcext:value-type="float">
            <text:p>-2.475</text:p>
          </table:table-cell>
          <table:table-cell table:style-name="ce16" table:formula="of:=1 / (2 * [.I29] ^ 2 + 3 * [.I29] - 5)" office:value-type="float" office:value="-5.75539568345318" calcext:value-type="float">
            <text:p>-5.75539568345318</text:p>
          </table:table-cell>
          <table:table-cell table:number-columns-repeated="2"/>
          <table:table-cell table:style-name="ce11" table:formula="of:=[.M28]/2" office:value-type="float" office:value="0.025" calcext:value-type="float">
            <text:p>0.025</text:p>
          </table:table-cell>
          <table:table-cell table:style-name="ce14" table:formula="of:=[.N28]+[.M29]" office:value-type="float" office:value="0.975" calcext:value-type="float">
            <text:p>0.975</text:p>
          </table:table-cell>
          <table:table-cell table:style-name="ce16" table:formula="of:=1 / (2 * [.N29] ^ 2 + 3 * [.N29] - 5)" office:value-type="float" office:value="-5.75539568345324" calcext:value-type="float">
            <text:p>-5.75539568345324</text:p>
          </table:table-cell>
          <table:table-cell table:style-name="ce24"/>
          <table:table-cell table:style-name="ce11" table:formula="of:=[.Q28]/2" office:value-type="float" office:value="0.025" calcext:value-type="float">
            <text:p>0.025</text:p>
          </table:table-cell>
          <table:table-cell table:style-name="ce14" table:formula="of:=[.R28]-[.Q29]" office:value-type="float" office:value="1.025" calcext:value-type="float">
            <text:p>1.025</text:p>
          </table:table-cell>
          <table:table-cell table:style-name="ce16" table:formula="of:=1 / (2 * [.R29] ^ 2 + 3 * [.R29]- 5)" office:value-type="float" office:value="5.67375886524824" calcext:value-type="float">
            <text:p>5.67375886524824</text:p>
          </table:table-cell>
        </table:table-row>
        <table:table-row table:style-name="ro3">
          <table:table-cell table:formula="of:=[.A29]+0.125" office:value-type="float" office:value="-6.875" calcext:value-type="float">
            <text:p>-6.875</text:p>
          </table:table-cell>
          <table:table-cell table:formula="of:=1 / (2 * [.A30] ^ 2 + 3 * [.A30] - 5)" office:value-type="float" office:value="0.0145124716553288" calcext:value-type="float">
            <text:p>0.0145124716553288</text:p>
          </table:table-cell>
          <table:table-cell/>
          <table:table-cell table:style-name="ce11" table:formula="of:=[.D29]/2" office:value-type="float" office:value="0.0125" calcext:value-type="float">
            <text:p>0.0125</text:p>
          </table:table-cell>
          <table:table-cell table:style-name="ce14" table:formula="of:=[.E29]+[.D30]" office:value-type="float" office:value="-2.5125" calcext:value-type="float">
            <text:p>-2.5125</text:p>
          </table:table-cell>
          <table:table-cell table:style-name="ce16" table:formula="of:=1 / (2 * [.E30] ^ 2 + 3 * [.E30] - 5)" office:value-type="float" office:value="11.3879003558718" calcext:value-type="float">
            <text:p>11.3879003558718</text:p>
          </table:table-cell>
          <table:table-cell table:style-name="ce24"/>
          <table:table-cell table:style-name="ce11" table:formula="of:=[.H29]/2" office:value-type="float" office:value="0.0125" calcext:value-type="float">
            <text:p>0.0125</text:p>
          </table:table-cell>
          <table:table-cell table:style-name="ce14" table:formula="of:=[.I29]-[.H30]" office:value-type="float" office:value="-2.4875" calcext:value-type="float">
            <text:p>-2.4875</text:p>
          </table:table-cell>
          <table:table-cell table:style-name="ce16" table:formula="of:=1 / (2 * [.I30] ^ 2 + 3 * [.I30] - 5)" office:value-type="float" office:value="-11.469534050179" calcext:value-type="float">
            <text:p>-11.469534050179</text:p>
          </table:table-cell>
          <table:table-cell table:number-columns-repeated="2"/>
          <table:table-cell table:style-name="ce11" table:formula="of:=[.M29]/2" office:value-type="float" office:value="0.0125" calcext:value-type="float">
            <text:p>0.0125</text:p>
          </table:table-cell>
          <table:table-cell table:style-name="ce14" table:formula="of:=[.N29]+[.M30]" office:value-type="float" office:value="0.9875" calcext:value-type="float">
            <text:p>0.9875</text:p>
          </table:table-cell>
          <table:table-cell table:style-name="ce16" table:formula="of:=1 / (2 * [.N30] ^ 2 + 3 * [.N30] - 5)" office:value-type="float" office:value="-11.4695340501792" calcext:value-type="float">
            <text:p>-11.4695340501792</text:p>
          </table:table-cell>
          <table:table-cell table:style-name="ce24"/>
          <table:table-cell table:style-name="ce11" table:formula="of:=[.Q29]/2" office:value-type="float" office:value="0.0125" calcext:value-type="float">
            <text:p>0.0125</text:p>
          </table:table-cell>
          <table:table-cell table:style-name="ce14" table:formula="of:=[.R29]-[.Q30]" office:value-type="float" office:value="1.0125" calcext:value-type="float">
            <text:p>1.0125</text:p>
          </table:table-cell>
          <table:table-cell table:style-name="ce16" table:formula="of:=1 / (2 * [.R30] ^ 2 + 3 * [.R30]- 5)" office:value-type="float" office:value="11.3879003558719" calcext:value-type="float">
            <text:p>11.3879003558719</text:p>
          </table:table-cell>
        </table:table-row>
        <table:table-row table:style-name="ro3">
          <table:table-cell table:formula="of:=[.A30]+0.125" office:value-type="float" office:value="-6.75" calcext:value-type="float">
            <text:p>-6.75</text:p>
          </table:table-cell>
          <table:table-cell table:formula="of:=1 / (2 * [.A31] ^ 2 + 3 * [.A31] - 5)" office:value-type="float" office:value="0.015180265654649" calcext:value-type="float">
            <text:p>0.015180265654649</text:p>
          </table:table-cell>
          <table:table-cell/>
          <table:table-cell table:style-name="ce11" table:formula="of:=[.D30]/2" office:value-type="float" office:value="0.00625" calcext:value-type="float">
            <text:p>0.00625</text:p>
          </table:table-cell>
          <table:table-cell table:style-name="ce14" table:formula="of:=[.E30]+[.D31]" office:value-type="float" office:value="-2.50625" calcext:value-type="float">
            <text:p>-2.50625</text:p>
          </table:table-cell>
          <table:table-cell table:style-name="ce16" table:formula="of:=1 / (2 * [.E31] ^ 2 + 3 * [.E31] - 5)" office:value-type="float" office:value="22.816399286987" calcext:value-type="float">
            <text:p>22.816399286987</text:p>
          </table:table-cell>
          <table:table-cell table:style-name="ce24"/>
          <table:table-cell table:style-name="ce11" table:formula="of:=[.H30]/2" office:value-type="float" office:value="0.00625" calcext:value-type="float">
            <text:p>0.00625</text:p>
          </table:table-cell>
          <table:table-cell table:style-name="ce14" table:formula="of:=[.I30]-[.H31]" office:value-type="float" office:value="-2.49375" calcext:value-type="float">
            <text:p>-2.49375</text:p>
          </table:table-cell>
          <table:table-cell table:style-name="ce16" table:formula="of:=1 / (2 * [.I31] ^ 2 + 3 * [.I31] - 5)" office:value-type="float" office:value="-22.8980322003581" calcext:value-type="float">
            <text:p>-22.8980322003581</text:p>
          </table:table-cell>
          <table:table-cell table:number-columns-repeated="2"/>
          <table:table-cell table:style-name="ce11" table:formula="of:=[.M30]/2" office:value-type="float" office:value="0.00625" calcext:value-type="float">
            <text:p>0.00625</text:p>
          </table:table-cell>
          <table:table-cell table:style-name="ce14" table:formula="of:=[.N30]+[.M31]" office:value-type="float" office:value="0.99375" calcext:value-type="float">
            <text:p>0.99375</text:p>
          </table:table-cell>
          <table:table-cell table:style-name="ce16" table:formula="of:=1 / (2 * [.N31] ^ 2 + 3 * [.N31] - 5)" office:value-type="float" office:value="-22.8980322003581" calcext:value-type="float">
            <text:p>-22.8980322003581</text:p>
          </table:table-cell>
          <table:table-cell table:style-name="ce24"/>
          <table:table-cell table:style-name="ce11" table:formula="of:=[.Q30]/2" office:value-type="float" office:value="0.00625" calcext:value-type="float">
            <text:p>0.00625</text:p>
          </table:table-cell>
          <table:table-cell table:style-name="ce14" table:formula="of:=[.R30]-[.Q31]" office:value-type="float" office:value="1.00625" calcext:value-type="float">
            <text:p>1.00625</text:p>
          </table:table-cell>
          <table:table-cell table:style-name="ce16" table:formula="of:=1 / (2 * [.R31] ^ 2 + 3 * [.R31]- 5)" office:value-type="float" office:value="22.816399286987" calcext:value-type="float">
            <text:p>22.816399286987</text:p>
          </table:table-cell>
        </table:table-row>
        <table:table-row table:style-name="ro3">
          <table:table-cell table:formula="of:=[.A31]+0.125" office:value-type="float" office:value="-6.625" calcext:value-type="float">
            <text:p>-6.625</text:p>
          </table:table-cell>
          <table:table-cell table:formula="of:=1 / (2 * [.A32] ^ 2 + 3 * [.A32] - 5)" office:value-type="float" office:value="0.0158966716343766" calcext:value-type="float">
            <text:p>0.0158966716343766</text:p>
          </table:table-cell>
          <table:table-cell/>
          <table:table-cell table:style-name="ce11" table:formula="of:=[.D31]/2" office:value-type="float" office:value="0.003125" calcext:value-type="float">
            <text:p>0.003125</text:p>
          </table:table-cell>
          <table:table-cell table:style-name="ce14" table:formula="of:=[.E31]+[.D32]" office:value-type="float" office:value="-2.503125" calcext:value-type="float">
            <text:p>-2.503125</text:p>
          </table:table-cell>
          <table:table-cell table:style-name="ce16" table:formula="of:=1 / (2 * [.E32] ^ 2 + 3 * [.E32] - 5)" office:value-type="float" office:value="45.6735057983904" calcext:value-type="float">
            <text:p>45.6735057983904</text:p>
          </table:table-cell>
          <table:table-cell table:style-name="ce24"/>
          <table:table-cell table:style-name="ce11" table:formula="of:=[.H31]/2" office:value-type="float" office:value="0.003125" calcext:value-type="float">
            <text:p>0.003125</text:p>
          </table:table-cell>
          <table:table-cell table:style-name="ce14" table:formula="of:=[.I31]-[.H32]" office:value-type="float" office:value="-2.496875" calcext:value-type="float">
            <text:p>-2.496875</text:p>
          </table:table-cell>
          <table:table-cell table:style-name="ce16" table:formula="of:=1 / (2 * [.I32] ^ 2 + 3 * [.I32] - 5)" office:value-type="float" office:value="-45.7551385165268" calcext:value-type="float">
            <text:p>-45.7551385165268</text:p>
          </table:table-cell>
          <table:table-cell table:number-columns-repeated="2"/>
          <table:table-cell table:style-name="ce11" table:formula="of:=[.M31]/2" office:value-type="float" office:value="0.003125" calcext:value-type="float">
            <text:p>0.003125</text:p>
          </table:table-cell>
          <table:table-cell table:style-name="ce14" table:formula="of:=[.N31]+[.M32]" office:value-type="float" office:value="0.996875" calcext:value-type="float">
            <text:p>0.996875</text:p>
          </table:table-cell>
          <table:table-cell table:style-name="ce16" table:formula="of:=1 / (2 * [.N32] ^ 2 + 3 * [.N32] - 5)" office:value-type="float" office:value="-45.7551385165305" calcext:value-type="float">
            <text:p>-45.7551385165305</text:p>
          </table:table-cell>
          <table:table-cell table:style-name="ce24"/>
          <table:table-cell table:style-name="ce11" table:formula="of:=[.Q31]/2" office:value-type="float" office:value="0.003125" calcext:value-type="float">
            <text:p>0.003125</text:p>
          </table:table-cell>
          <table:table-cell table:style-name="ce14" table:formula="of:=[.R31]-[.Q32]" office:value-type="float" office:value="1.003125" calcext:value-type="float">
            <text:p>1.003125</text:p>
          </table:table-cell>
          <table:table-cell table:style-name="ce16" table:formula="of:=1 / (2 * [.R32] ^ 2 + 3 * [.R32]- 5)" office:value-type="float" office:value="45.6735057983941" calcext:value-type="float">
            <text:p>45.6735057983941</text:p>
          </table:table-cell>
        </table:table-row>
        <table:table-row table:style-name="ro3">
          <table:table-cell table:formula="of:=[.A32]+0.125" office:value-type="float" office:value="-6.5" calcext:value-type="float">
            <text:p>-6.5</text:p>
          </table:table-cell>
          <table:table-cell table:formula="of:=1 / (2 * [.A33] ^ 2 + 3 * [.A33] - 5)" office:value-type="float" office:value="0.0166666666666667" calcext:value-type="float">
            <text:p>0.0166666666666667</text:p>
          </table:table-cell>
          <table:table-cell/>
          <table:table-cell table:style-name="ce11" table:formula="of:=[.D32]/2" office:value-type="float" office:value="0.0015625" calcext:value-type="float">
            <text:p>0.0015625</text:p>
          </table:table-cell>
          <table:table-cell table:style-name="ce14" table:formula="of:=[.E32]+[.D33]" office:value-type="float" office:value="-2.5015625" calcext:value-type="float">
            <text:p>-2.5015625</text:p>
          </table:table-cell>
          <table:table-cell table:style-name="ce16" table:formula="of:=1 / (2 * [.E33] ^ 2 + 3 * [.E33] - 5)" office:value-type="float" office:value="91.3877733154699" calcext:value-type="float">
            <text:p>91.3877733154699</text:p>
          </table:table-cell>
          <table:table-cell table:style-name="ce24"/>
          <table:table-cell table:style-name="ce11" table:formula="of:=[.H32]/2" office:value-type="float" office:value="0.0015625" calcext:value-type="float">
            <text:p>0.0015625</text:p>
          </table:table-cell>
          <table:table-cell table:style-name="ce14" table:formula="of:=[.I32]-[.H33]" office:value-type="float" office:value="-2.4984375" calcext:value-type="float">
            <text:p>-2.4984375</text:p>
          </table:table-cell>
          <table:table-cell table:style-name="ce16" table:formula="of:=1 / (2 * [.I33] ^ 2 + 3 * [.I33] - 5)" office:value-type="float" office:value="-91.4694059847873" calcext:value-type="float">
            <text:p>-91.4694059847873</text:p>
          </table:table-cell>
          <table:table-cell table:number-columns-repeated="2"/>
          <table:table-cell table:style-name="ce11" table:formula="of:=[.M32]/2" office:value-type="float" office:value="0.0015625" calcext:value-type="float">
            <text:p>0.0015625</text:p>
          </table:table-cell>
          <table:table-cell table:style-name="ce14" table:formula="of:=[.N32]+[.M33]" office:value-type="float" office:value="0.9984375" calcext:value-type="float">
            <text:p>0.9984375</text:p>
          </table:table-cell>
          <table:table-cell table:style-name="ce16" table:formula="of:=1 / (2 * [.N33] ^ 2 + 3 * [.N33] - 5)" office:value-type="float" office:value="-91.469405984817" calcext:value-type="float">
            <text:p>-91.469405984817</text:p>
          </table:table-cell>
          <table:table-cell table:style-name="ce24"/>
          <table:table-cell table:style-name="ce11" table:formula="of:=[.Q32]/2" office:value-type="float" office:value="0.0015625" calcext:value-type="float">
            <text:p>0.0015625</text:p>
          </table:table-cell>
          <table:table-cell table:style-name="ce14" table:formula="of:=[.R32]-[.Q33]" office:value-type="float" office:value="1.0015625" calcext:value-type="float">
            <text:p>1.0015625</text:p>
          </table:table-cell>
          <table:table-cell table:style-name="ce16" table:formula="of:=1 / (2 * [.R33] ^ 2 + 3 * [.R33]- 5)" office:value-type="float" office:value="91.3877733154848" calcext:value-type="float">
            <text:p>91.3877733154848</text:p>
          </table:table-cell>
        </table:table-row>
        <table:table-row table:style-name="ro3">
          <table:table-cell table:formula="of:=[.A33]+0.125" office:value-type="float" office:value="-6.375" calcext:value-type="float">
            <text:p>-6.375</text:p>
          </table:table-cell>
          <table:table-cell table:formula="of:=1 / (2 * [.A34] ^ 2 + 3 * [.A34] - 5)" office:value-type="float" office:value="0.0174958993985785" calcext:value-type="float">
            <text:p>0.0174958993985785</text:p>
          </table:table-cell>
          <table:table-cell/>
          <table:table-cell table:style-name="ce11" table:formula="of:=[.D33]/2" office:value-type="float" office:value="0.00078125" calcext:value-type="float">
            <text:p>0.00078125</text:p>
          </table:table-cell>
          <table:table-cell table:style-name="ce14" table:formula="of:=[.E33]+[.D34]" office:value-type="float" office:value="-2.50078125" calcext:value-type="float">
            <text:p>-2.50078125</text:p>
          </table:table-cell>
          <table:table-cell table:style-name="ce16" table:formula="of:=1 / (2 * [.E34] ^ 2 + 3 * [.E34] - 5)" office:value-type="float" office:value="182.816335639346" calcext:value-type="float">
            <text:p>182.816335639346</text:p>
          </table:table-cell>
          <table:table-cell table:style-name="ce24"/>
          <table:table-cell table:style-name="ce11" table:formula="of:=[.H33]/2" office:value-type="float" office:value="0.00078125" calcext:value-type="float">
            <text:p>0.00078125</text:p>
          </table:table-cell>
          <table:table-cell table:style-name="ce14" table:formula="of:=[.I33]-[.H34]" office:value-type="float" office:value="-2.49921875" calcext:value-type="float">
            <text:p>-2.49921875</text:p>
          </table:table-cell>
          <table:table-cell table:style-name="ce16" table:formula="of:=1 / (2 * [.I34] ^ 2 + 3 * [.I34] - 5)" office:value-type="float" office:value="-182.897968296432" calcext:value-type="float">
            <text:p>-182.897968296432</text:p>
          </table:table-cell>
          <table:table-cell table:number-columns-repeated="2"/>
          <table:table-cell table:style-name="ce11" table:formula="of:=[.M33]/2" office:value-type="float" office:value="0.00078125" calcext:value-type="float">
            <text:p>0.00078125</text:p>
          </table:table-cell>
          <table:table-cell table:style-name="ce14" table:formula="of:=[.N33]+[.M34]" office:value-type="float" office:value="0.99921875" calcext:value-type="float">
            <text:p>0.99921875</text:p>
          </table:table-cell>
          <table:table-cell table:style-name="ce16" table:formula="of:=1 / (2 * [.N34] ^ 2 + 3 * [.N34] - 5)" office:value-type="float" office:value="-182.897968296521" calcext:value-type="float">
            <text:p>-182.897968296521</text:p>
          </table:table-cell>
          <table:table-cell table:style-name="ce24"/>
          <table:table-cell table:style-name="ce11" table:formula="of:=[.Q33]/2" office:value-type="float" office:value="0.00078125" calcext:value-type="float">
            <text:p>0.00078125</text:p>
          </table:table-cell>
          <table:table-cell table:style-name="ce14" table:formula="of:=[.R33]-[.Q34]" office:value-type="float" office:value="1.00078125" calcext:value-type="float">
            <text:p>1.00078125</text:p>
          </table:table-cell>
          <table:table-cell table:style-name="ce16" table:formula="of:=1 / (2 * [.R34] ^ 2 + 3 * [.R34]- 5)" office:value-type="float" office:value="182.816335639376" calcext:value-type="float">
            <text:p>182.816335639376</text:p>
          </table:table-cell>
        </table:table-row>
        <table:table-row table:style-name="ro3">
          <table:table-cell table:formula="of:=[.A34]+0.125" office:value-type="float" office:value="-6.25" calcext:value-type="float">
            <text:p>-6.25</text:p>
          </table:table-cell>
          <table:table-cell table:formula="of:=1 / (2 * [.A35] ^ 2 + 3 * [.A35] - 5)" office:value-type="float" office:value="0.0183908045977012" calcext:value-type="float">
            <text:p>0.0183908045977012</text:p>
          </table:table-cell>
          <table:table-cell/>
          <table:table-cell table:style-name="ce11" table:formula="of:=[.D34]/2" office:value-type="float" office:value="0.000390625" calcext:value-type="float">
            <text:p>0.000390625</text:p>
          </table:table-cell>
          <table:table-cell table:style-name="ce14" table:formula="of:=[.E34]+[.D35]" office:value-type="float" office:value="-2.500390625" calcext:value-type="float">
            <text:p>-2.500390625</text:p>
          </table:table-cell>
          <table:table-cell table:style-name="ce16" table:formula="of:=1 / (2 * [.E35] ^ 2 + 3 * [.E35] - 5)" office:value-type="float" office:value="365.673473942697" calcext:value-type="float">
            <text:p>365.673473942697</text:p>
          </table:table-cell>
          <table:table-cell table:style-name="ce24"/>
          <table:table-cell table:style-name="ce11" table:formula="of:=[.H34]/2" office:value-type="float" office:value="0.000390625" calcext:value-type="float">
            <text:p>0.000390625</text:p>
          </table:table-cell>
          <table:table-cell table:style-name="ce14" table:formula="of:=[.I34]-[.H35]" office:value-type="float" office:value="-2.499609375" calcext:value-type="float">
            <text:p>-2.499609375</text:p>
          </table:table-cell>
          <table:table-cell table:style-name="ce16" table:formula="of:=1 / (2 * [.I35] ^ 2 + 3 * [.I35] - 5)" office:value-type="float" office:value="-365.755106596614" calcext:value-type="float">
            <text:p>-365.755106596614</text:p>
          </table:table-cell>
          <table:table-cell table:number-columns-repeated="2"/>
          <table:table-cell table:style-name="ce11" table:formula="of:=[.M34]/2" office:value-type="float" office:value="0.000390625" calcext:value-type="float">
            <text:p>0.000390625</text:p>
          </table:table-cell>
          <table:table-cell table:style-name="ce14" table:formula="of:=[.N34]+[.M35]" office:value-type="float" office:value="0.999609375" calcext:value-type="float">
            <text:p>0.999609375</text:p>
          </table:table-cell>
          <table:table-cell table:style-name="ce16" table:formula="of:=1 / (2 * [.N35] ^ 2 + 3 * [.N35] - 5)" office:value-type="float" office:value="-365.755106596733" calcext:value-type="float">
            <text:p>-365.755106596733</text:p>
          </table:table-cell>
          <table:table-cell table:style-name="ce24"/>
          <table:table-cell table:style-name="ce11" table:formula="of:=[.Q34]/2" office:value-type="float" office:value="0.000390625" calcext:value-type="float">
            <text:p>0.000390625</text:p>
          </table:table-cell>
          <table:table-cell table:style-name="ce14" table:formula="of:=[.R34]-[.Q35]" office:value-type="float" office:value="1.000390625" calcext:value-type="float">
            <text:p>1.000390625</text:p>
          </table:table-cell>
          <table:table-cell table:style-name="ce16" table:formula="of:=1 / (2 * [.R35] ^ 2 + 3 * [.R35]- 5)" office:value-type="float" office:value="365.673473942579" calcext:value-type="float">
            <text:p>365.673473942579</text:p>
          </table:table-cell>
        </table:table-row>
        <table:table-row table:style-name="ro3">
          <table:table-cell table:formula="of:=[.A35]+0.125" office:value-type="float" office:value="-6.125" calcext:value-type="float">
            <text:p>-6.125</text:p>
          </table:table-cell>
          <table:table-cell table:formula="of:=1 / (2 * [.A36] ^ 2 + 3 * [.A36] - 5)" office:value-type="float" office:value="0.0193587416817907" calcext:value-type="float">
            <text:p>0.0193587416817907</text:p>
          </table:table-cell>
          <table:table-cell/>
          <table:table-cell table:style-name="ce11" table:formula="of:=[.D35]/2" office:value-type="float" office:value="0.0001953125" calcext:value-type="float">
            <text:p>0.0001953125</text:p>
          </table:table-cell>
          <table:table-cell table:style-name="ce14" table:formula="of:=[.E35]+[.D36]" office:value-type="float" office:value="-2.5001953125" calcext:value-type="float">
            <text:p>-2.5001953125</text:p>
          </table:table-cell>
          <table:table-cell table:style-name="ce16" table:formula="of:=1 / (2 * [.E36] ^ 2 + 3 * [.E36] - 5)" office:value-type="float" office:value="731.387757378812" calcext:value-type="float">
            <text:p>731.387757378812</text:p>
          </table:table-cell>
          <table:table-cell table:style-name="ce24"/>
          <table:table-cell table:style-name="ce11" table:formula="of:=[.H35]/2" office:value-type="float" office:value="0.0001953125" calcext:value-type="float">
            <text:p>0.0001953125</text:p>
          </table:table-cell>
          <table:table-cell table:style-name="ce14" table:formula="of:=[.I35]-[.H36]" office:value-type="float" office:value="-2.4998046875" calcext:value-type="float">
            <text:p>-2.4998046875</text:p>
          </table:table-cell>
          <table:table-cell table:style-name="ce16" table:formula="of:=1 / (2 * [.I36] ^ 2 + 3 * [.I36] - 5)" office:value-type="float" office:value="-731.469390031253" calcext:value-type="float">
            <text:p>-731.469390031253</text:p>
          </table:table-cell>
          <table:table-cell table:number-columns-repeated="2"/>
          <table:table-cell table:style-name="ce11" table:formula="of:=[.M35]/2" office:value-type="float" office:value="0.0001953125" calcext:value-type="float">
            <text:p>0.0001953125</text:p>
          </table:table-cell>
          <table:table-cell table:style-name="ce14" table:formula="of:=[.N35]+[.M36]" office:value-type="float" office:value="0.9998046875" calcext:value-type="float">
            <text:p>0.9998046875</text:p>
          </table:table-cell>
          <table:table-cell table:style-name="ce16" table:formula="of:=1 / (2 * [.N36] ^ 2 + 3 * [.N36] - 5)" office:value-type="float" office:value="-731.469390032679" calcext:value-type="float">
            <text:p>-731.469390032679</text:p>
          </table:table-cell>
          <table:table-cell table:style-name="ce24"/>
          <table:table-cell table:style-name="ce11" table:formula="of:=[.Q35]/2" office:value-type="float" office:value="0.0001953125" calcext:value-type="float">
            <text:p>0.0001953125</text:p>
          </table:table-cell>
          <table:table-cell table:style-name="ce14" table:formula="of:=[.R35]-[.Q36]" office:value-type="float" office:value="1.0001953125" calcext:value-type="float">
            <text:p>1.0001953125</text:p>
          </table:table-cell>
          <table:table-cell table:style-name="ce16" table:formula="of:=1 / (2 * [.R36] ^ 2 + 3 * [.R36]- 5)" office:value-type="float" office:value="731.387757379288" calcext:value-type="float">
            <text:p>731.387757379288</text:p>
          </table:table-cell>
        </table:table-row>
        <table:table-row table:style-name="ro3">
          <table:table-cell table:formula="of:=[.A36]+0.125" office:value-type="float" office:value="-6" calcext:value-type="float">
            <text:p>-6</text:p>
          </table:table-cell>
          <table:table-cell table:formula="of:=1 / (2 * [.A37] ^ 2 + 3 * [.A37] - 5)" office:value-type="float" office:value="0.0204081632653061" calcext:value-type="float">
            <text:p>0.0204081632653061</text:p>
          </table:table-cell>
          <table:table-cell/>
          <table:table-cell table:style-name="ce11" table:formula="of:=[.D36]/2" office:value-type="float" office:value="0.00009765625" calcext:value-type="float">
            <text:p>0.00009765625</text:p>
          </table:table-cell>
          <table:table-cell table:style-name="ce14" table:formula="of:=[.E36]+[.D37]" office:value-type="float" office:value="-2.50009765625" calcext:value-type="float">
            <text:p>-2.50009765625</text:p>
          </table:table-cell>
          <table:table-cell table:style-name="ce16" table:formula="of:=1 / (2 * [.E37] ^ 2 + 3 * [.E37] - 5)" office:value-type="float" office:value="1462.81632766502" calcext:value-type="float">
            <text:p>1462.81632766502</text:p>
          </table:table-cell>
          <table:table-cell table:style-name="ce24"/>
          <table:table-cell table:style-name="ce11" table:formula="of:=[.H36]/2" office:value-type="float" office:value="0.00009765625" calcext:value-type="float">
            <text:p>0.00009765625</text:p>
          </table:table-cell>
          <table:table-cell table:style-name="ce14" table:formula="of:=[.I36]-[.H37]" office:value-type="float" office:value="-2.49990234375" calcext:value-type="float">
            <text:p>-2.49990234375</text:p>
          </table:table-cell>
          <table:table-cell table:style-name="ce16" table:formula="of:=1 / (2 * [.I37] ^ 2 + 3 * [.I37] - 5)" office:value-type="float" office:value="-1462.89796031632" calcext:value-type="float">
            <text:p>-1462.89796031632</text:p>
          </table:table-cell>
          <table:table-cell table:number-columns-repeated="2"/>
          <table:table-cell table:style-name="ce11" table:formula="of:=[.M36]/2" office:value-type="float" office:value="0.00009765625" calcext:value-type="float">
            <text:p>0.00009765625</text:p>
          </table:table-cell>
          <table:table-cell table:style-name="ce14" table:formula="of:=[.N36]+[.M37]" office:value-type="float" office:value="0.99990234375" calcext:value-type="float">
            <text:p>0.99990234375</text:p>
          </table:table-cell>
          <table:table-cell table:style-name="ce16" table:formula="of:=1 / (2 * [.N37] ^ 2 + 3 * [.N37] - 5)" office:value-type="float" office:value="-1462.89796032202" calcext:value-type="float">
            <text:p>-1462.89796032202</text:p>
          </table:table-cell>
          <table:table-cell table:style-name="ce24"/>
          <table:table-cell table:style-name="ce11" table:formula="of:=[.Q36]/2" office:value-type="float" office:value="0.00009765625" calcext:value-type="float">
            <text:p>0.00009765625</text:p>
          </table:table-cell>
          <table:table-cell table:style-name="ce14" table:formula="of:=[.R36]-[.Q37]" office:value-type="float" office:value="1.00009765625" calcext:value-type="float">
            <text:p>1.00009765625</text:p>
          </table:table-cell>
          <table:table-cell table:style-name="ce16" table:formula="of:=1 / (2 * [.R37] ^ 2 + 3 * [.R37]- 5)" office:value-type="float" office:value="1462.81632767072" calcext:value-type="float">
            <text:p>1462.81632767072</text:p>
          </table:table-cell>
        </table:table-row>
        <table:table-row table:style-name="ro3">
          <table:table-cell table:formula="of:=[.A37]+0.125" office:value-type="float" office:value="-5.875" calcext:value-type="float">
            <text:p>-5.875</text:p>
          </table:table-cell>
          <table:table-cell table:formula="of:=1 / (2 * [.A38] ^ 2 + 3 * [.A38] - 5)" office:value-type="float" office:value="0.0215488215488216" calcext:value-type="float">
            <text:p>0.0215488215488216</text:p>
          </table:table-cell>
          <table:table-cell/>
          <table:table-cell table:style-name="ce11" table:formula="of:=[.D37]/2" office:value-type="float" office:value="0.000048828125" calcext:value-type="float">
            <text:p>0.000048828125</text:p>
          </table:table-cell>
          <table:table-cell table:style-name="ce14" table:formula="of:=[.E37]+[.D38]" office:value-type="float" office:value="-2.500048828125" calcext:value-type="float">
            <text:p>-2.500048828125</text:p>
          </table:table-cell>
          <table:table-cell table:style-name="ce16" table:formula="of:=1 / (2 * [.E38] ^ 2 + 3 * [.E38] - 5)" office:value-type="float" office:value="2925.67346993984" calcext:value-type="float">
            <text:p>2925.67346993984</text:p>
          </table:table-cell>
          <table:table-cell table:style-name="ce24"/>
          <table:table-cell table:style-name="ce11" table:formula="of:=[.H37]/2" office:value-type="float" office:value="0.000048828125" calcext:value-type="float">
            <text:p>0.000048828125</text:p>
          </table:table-cell>
          <table:table-cell table:style-name="ce14" table:formula="of:=[.I37]-[.H38]" office:value-type="float" office:value="-2.499951171875" calcext:value-type="float">
            <text:p>-2.499951171875</text:p>
          </table:table-cell>
          <table:table-cell table:style-name="ce16" table:formula="of:=1 / (2 * [.I38] ^ 2 + 3 * [.I38] - 5)" office:value-type="float" office:value="-2925.7551026063" calcext:value-type="float">
            <text:p>-2925.7551026063</text:p>
          </table:table-cell>
          <table:table-cell table:number-columns-repeated="2"/>
          <table:table-cell table:style-name="ce11" table:formula="of:=[.M37]/2" office:value-type="float" office:value="0.000048828125" calcext:value-type="float">
            <text:p>0.000048828125</text:p>
          </table:table-cell>
          <table:table-cell table:style-name="ce14" table:formula="of:=[.N37]+[.M38]" office:value-type="float" office:value="0.999951171875" calcext:value-type="float">
            <text:p>0.999951171875</text:p>
          </table:table-cell>
          <table:table-cell table:style-name="ce16" table:formula="of:=1 / (2 * [.N38] ^ 2 + 3 * [.N38] - 5)" office:value-type="float" office:value="-2925.7551026139" calcext:value-type="float">
            <text:p>-2925.7551026139</text:p>
          </table:table-cell>
          <table:table-cell table:style-name="ce24"/>
          <table:table-cell table:style-name="ce11" table:formula="of:=[.Q37]/2" office:value-type="float" office:value="0.000048828125" calcext:value-type="float">
            <text:p>0.000048828125</text:p>
          </table:table-cell>
          <table:table-cell table:style-name="ce14" table:formula="of:=[.R37]-[.Q38]" office:value-type="float" office:value="1.000048828125" calcext:value-type="float">
            <text:p>1.000048828125</text:p>
          </table:table-cell>
          <table:table-cell table:style-name="ce16" table:formula="of:=1 / (2 * [.R38] ^ 2 + 3 * [.R38]- 5)" office:value-type="float" office:value="2925.67346996265" calcext:value-type="float">
            <text:p>2925.67346996265</text:p>
          </table:table-cell>
        </table:table-row>
        <table:table-row table:style-name="ro3">
          <table:table-cell table:formula="of:=[.A38]+0.125" office:value-type="float" office:value="-5.75" calcext:value-type="float">
            <text:p>-5.75</text:p>
          </table:table-cell>
          <table:table-cell table:formula="of:=1 / (2 * [.A39] ^ 2 + 3 * [.A39] - 5)" office:value-type="float" office:value="0.0227920227920228" calcext:value-type="float">
            <text:p>0.0227920227920228</text:p>
          </table:table-cell>
          <table:table-cell/>
          <table:table-cell table:style-name="ce11" table:formula="of:=[.D38]/2" office:value-type="float" office:value="0.0000244140625" calcext:value-type="float">
            <text:p>0.0000244140625</text:p>
          </table:table-cell>
          <table:table-cell table:style-name="ce14" table:formula="of:=[.E38]+[.D39]" office:value-type="float" office:value="-2.5000244140625" calcext:value-type="float">
            <text:p>-2.5000244140625</text:p>
          </table:table-cell>
          <table:table-cell table:style-name="ce16" table:formula="of:=1 / (2 * [.E39] ^ 2 + 3 * [.E39] - 5)" office:value-type="float" office:value="5851.38775538918" calcext:value-type="float">
            <text:p>5851.38775538918</text:p>
          </table:table-cell>
          <table:table-cell table:style-name="ce24"/>
          <table:table-cell table:style-name="ce11" table:formula="of:=[.H38]/2" office:value-type="float" office:value="0.0000244140625" calcext:value-type="float">
            <text:p>0.0000244140625</text:p>
          </table:table-cell>
          <table:table-cell table:style-name="ce14" table:formula="of:=[.I38]-[.H39]" office:value-type="float" office:value="-2.4999755859375" calcext:value-type="float">
            <text:p>-2.4999755859375</text:p>
          </table:table-cell>
          <table:table-cell table:style-name="ce16" table:formula="of:=1 / (2 * [.I39] ^ 2 + 3 * [.I39] - 5)" office:value-type="float" office:value="-5851.46938802522" calcext:value-type="float">
            <text:p>-5851.46938802522</text:p>
          </table:table-cell>
          <table:table-cell table:number-columns-repeated="2"/>
          <table:table-cell table:style-name="ce11" table:formula="of:=[.M38]/2" office:value-type="float" office:value="0.0000244140625" calcext:value-type="float">
            <text:p>0.0000244140625</text:p>
          </table:table-cell>
          <table:table-cell table:style-name="ce14" table:formula="of:=[.N38]+[.M39]" office:value-type="float" office:value="0.9999755859375" calcext:value-type="float">
            <text:p>0.9999755859375</text:p>
          </table:table-cell>
          <table:table-cell table:style-name="ce16" table:formula="of:=1 / (2 * [.N39] ^ 2 + 3 * [.N39] - 5)" office:value-type="float" office:value="-5851.46938805563" calcext:value-type="float">
            <text:p>-5851.46938805563</text:p>
          </table:table-cell>
          <table:table-cell table:style-name="ce24"/>
          <table:table-cell table:style-name="ce11" table:formula="of:=[.Q38]/2" office:value-type="float" office:value="0.0000244140625" calcext:value-type="float">
            <text:p>0.0000244140625</text:p>
          </table:table-cell>
          <table:table-cell table:style-name="ce14" table:formula="of:=[.R38]-[.Q39]" office:value-type="float" office:value="1.0000244140625" calcext:value-type="float">
            <text:p>1.0000244140625</text:p>
          </table:table-cell>
          <table:table-cell table:style-name="ce16" table:formula="of:=1 / (2 * [.R39] ^ 2 + 3 * [.R39]- 5)" office:value-type="float" office:value="5851.38775535877" calcext:value-type="float">
            <text:p>5851.38775535877</text:p>
          </table:table-cell>
        </table:table-row>
        <table:table-row table:style-name="ro3">
          <table:table-cell table:formula="of:=[.A39]+0.125" office:value-type="float" office:value="-5.625" calcext:value-type="float">
            <text:p>-5.625</text:p>
          </table:table-cell>
          <table:table-cell table:formula="of:=1 / (2 * [.A40] ^ 2 + 3 * [.A40] - 5)" office:value-type="float" office:value="0.0241509433962264" calcext:value-type="float">
            <text:p>0.0241509433962264</text:p>
          </table:table-cell>
          <table:table-cell/>
          <table:table-cell table:style-name="ce11" table:formula="of:=[.D39]/2" office:value-type="float" office:value="0.00001220703125" calcext:value-type="float">
            <text:p>0.00001220703125</text:p>
          </table:table-cell>
          <table:table-cell table:style-name="ce14" table:formula="of:=[.E39]+[.D40]" office:value-type="float" office:value="-2.50001220703125" calcext:value-type="float">
            <text:p>-2.50001220703125</text:p>
          </table:table-cell>
          <table:table-cell table:style-name="ce16" table:formula="of:=1 / (2 * [.E40] ^ 2 + 3 * [.E40] - 5)" office:value-type="float" office:value="11702.816326274" calcext:value-type="float">
            <text:p>11702.816326274</text:p>
          </table:table-cell>
          <table:table-cell table:style-name="ce24"/>
          <table:table-cell table:style-name="ce11" table:formula="of:=[.H39]/2" office:value-type="float" office:value="0.00001220703125" calcext:value-type="float">
            <text:p>0.00001220703125</text:p>
          </table:table-cell>
          <table:table-cell table:style-name="ce14" table:formula="of:=[.I39]-[.H40]" office:value-type="float" office:value="-2.49998779296875" calcext:value-type="float">
            <text:p>-2.49998779296875</text:p>
          </table:table-cell>
          <table:table-cell table:style-name="ce16" table:formula="of:=1 / (2 * [.I40] ^ 2 + 3 * [.I40] - 5)" office:value-type="float" office:value="-11702.8979590925" calcext:value-type="float">
            <text:p>-11702.8979590925</text:p>
          </table:table-cell>
          <table:table-cell table:number-columns-repeated="2"/>
          <table:table-cell table:style-name="ce11" table:formula="of:=[.M39]/2" office:value-type="float" office:value="0.00001220703125" calcext:value-type="float">
            <text:p>0.00001220703125</text:p>
          </table:table-cell>
          <table:table-cell table:style-name="ce14" table:formula="of:=[.N39]+[.M40]" office:value-type="float" office:value="0.99998779296875" calcext:value-type="float">
            <text:p>0.99998779296875</text:p>
          </table:table-cell>
          <table:table-cell table:style-name="ce16" table:formula="of:=1 / (2 * [.N40] ^ 2 + 3 * [.N40] - 5)" office:value-type="float" office:value="-11702.8979592141" calcext:value-type="float">
            <text:p>-11702.8979592141</text:p>
          </table:table-cell>
          <table:table-cell table:style-name="ce24"/>
          <table:table-cell table:style-name="ce11" table:formula="of:=[.Q39]/2" office:value-type="float" office:value="0.00001220703125" calcext:value-type="float">
            <text:p>0.00001220703125</text:p>
          </table:table-cell>
          <table:table-cell table:style-name="ce14" table:formula="of:=[.R39]-[.Q40]" office:value-type="float" office:value="1.00001220703125" calcext:value-type="float">
            <text:p>1.00001220703125</text:p>
          </table:table-cell>
          <table:table-cell table:style-name="ce16" table:formula="of:=1 / (2 * [.R40] ^ 2 + 3 * [.R40]- 5)" office:value-type="float" office:value="11702.8163265173" calcext:value-type="float">
            <text:p>11702.8163265173</text:p>
          </table:table-cell>
        </table:table-row>
        <table:table-row table:style-name="ro3">
          <table:table-cell table:formula="of:=[.A40]+0.125" office:value-type="float" office:value="-5.5" calcext:value-type="float">
            <text:p>-5.5</text:p>
          </table:table-cell>
          <table:table-cell table:formula="of:=1 / (2 * [.A41] ^ 2 + 3 * [.A41] - 5)" office:value-type="float" office:value="0.0256410256410256" calcext:value-type="float">
            <text:p>0.0256410256410256</text:p>
          </table:table-cell>
          <table:table-cell/>
          <table:table-cell table:style-name="ce11" table:formula="of:=[.D40]/2" office:value-type="float" office:value="0.000006103515625" calcext:value-type="float">
            <text:p>0.000006103515625</text:p>
          </table:table-cell>
          <table:table-cell table:style-name="ce14" table:formula="of:=[.E40]+[.D41]" office:value-type="float" office:value="-2.50000610351563" calcext:value-type="float">
            <text:p>-2.50000610351563</text:p>
          </table:table-cell>
          <table:table-cell table:style-name="ce16" table:formula="of:=1 / (2 * [.E41] ^ 2 + 3 * [.E41] - 5)" office:value-type="float" office:value="23405.6734681355" calcext:value-type="float">
            <text:p>23405.6734681355</text:p>
          </table:table-cell>
          <table:table-cell table:style-name="ce24"/>
          <table:table-cell table:style-name="ce11" table:formula="of:=[.H40]/2" office:value-type="float" office:value="0.000006103515625" calcext:value-type="float">
            <text:p>0.000006103515625</text:p>
          </table:table-cell>
          <table:table-cell table:style-name="ce14" table:formula="of:=[.I40]-[.H41]" office:value-type="float" office:value="-2.49999389648437" calcext:value-type="float">
            <text:p>-2.49999389648437</text:p>
          </table:table-cell>
          <table:table-cell table:style-name="ce16" table:formula="of:=1 / (2 * [.I41] ^ 2 + 3 * [.I41] - 5)" office:value-type="float" office:value="-23405.7551007107" calcext:value-type="float">
            <text:p>-23405.7551007107</text:p>
          </table:table-cell>
          <table:table-cell table:number-columns-repeated="2"/>
          <table:table-cell table:style-name="ce11" table:formula="of:=[.M40]/2" office:value-type="float" office:value="0.000006103515625" calcext:value-type="float">
            <text:p>0.000006103515625</text:p>
          </table:table-cell>
          <table:table-cell table:style-name="ce14" table:formula="of:=[.N40]+[.M41]" office:value-type="float" office:value="0.999993896484375" calcext:value-type="float">
            <text:p>0.999993896484375</text:p>
          </table:table-cell>
          <table:table-cell table:style-name="ce16" table:formula="of:=1 / (2 * [.N41] ^ 2 + 3 * [.N41] - 5)" office:value-type="float" office:value="-23405.7551016838" calcext:value-type="float">
            <text:p>-23405.7551016838</text:p>
          </table:table-cell>
          <table:table-cell table:style-name="ce24"/>
          <table:table-cell table:style-name="ce11" table:formula="of:=[.Q40]/2" office:value-type="float" office:value="0.000006103515625" calcext:value-type="float">
            <text:p>0.000006103515625</text:p>
          </table:table-cell>
          <table:table-cell table:style-name="ce14" table:formula="of:=[.R40]-[.Q41]" office:value-type="float" office:value="1.00000610351563" calcext:value-type="float">
            <text:p>1.00000610351563</text:p>
          </table:table-cell>
          <table:table-cell table:style-name="ce16" table:formula="of:=1 / (2 * [.R41] ^ 2 + 3 * [.R41]- 5)" office:value-type="float" office:value="23405.6734501325" calcext:value-type="float">
            <text:p>23405.6734501325</text:p>
          </table:table-cell>
        </table:table-row>
        <table:table-row table:style-name="ro3">
          <table:table-cell table:formula="of:=[.A41]+0.125" office:value-type="float" office:value="-5.375" calcext:value-type="float">
            <text:p>-5.375</text:p>
          </table:table-cell>
          <table:table-cell table:formula="of:=1 / (2 * [.A42] ^ 2 + 3 * [.A42] - 5)" office:value-type="float" office:value="0.0272804774083546" calcext:value-type="float">
            <text:p>0.0272804774083546</text:p>
          </table:table-cell>
          <table:table-cell/>
          <table:table-cell table:style-name="ce11" table:formula="of:=[.D41]/2" office:value-type="float" office:value="0.0000030517578125" calcext:value-type="float">
            <text:p>0.0000030517578125</text:p>
          </table:table-cell>
          <table:table-cell table:style-name="ce14" table:formula="of:=[.E41]+[.D42]" office:value-type="float" office:value="-2.50000305175781" calcext:value-type="float">
            <text:p>-2.50000305175781</text:p>
          </table:table-cell>
          <table:table-cell table:style-name="ce16" table:formula="of:=1 / (2 * [.E42] ^ 2 + 3 * [.E42] - 5)" office:value-type="float" office:value="46811.3877514786" calcext:value-type="float">
            <text:p>46811.3877514786</text:p>
          </table:table-cell>
          <table:table-cell table:style-name="ce24"/>
          <table:table-cell table:style-name="ce11" table:formula="of:=[.H41]/2" office:value-type="float" office:value="0.0000030517578125" calcext:value-type="float">
            <text:p>0.0000030517578125</text:p>
          </table:table-cell>
          <table:table-cell table:style-name="ce14" table:formula="of:=[.I41]-[.H42]" office:value-type="float" office:value="-2.49999694824219" calcext:value-type="float">
            <text:p>-2.49999694824219</text:p>
          </table:table-cell>
          <table:table-cell table:style-name="ce16" table:formula="of:=1 / (2 * [.I42] ^ 2 + 3 * [.I42] - 5)" office:value-type="float" office:value="-46811.4693860001" calcext:value-type="float">
            <text:p>-46811.4693860001</text:p>
          </table:table-cell>
          <table:table-cell table:number-columns-repeated="2"/>
          <table:table-cell table:style-name="ce11" table:formula="of:=[.M41]/2" office:value-type="float" office:value="0.0000030517578125" calcext:value-type="float">
            <text:p>0.0000030517578125</text:p>
          </table:table-cell>
          <table:table-cell table:style-name="ce14" table:formula="of:=[.N41]+[.M42]" office:value-type="float" office:value="0.999996948242188" calcext:value-type="float">
            <text:p>0.999996948242188</text:p>
          </table:table-cell>
          <table:table-cell table:style-name="ce16" table:formula="of:=1 / (2 * [.N42] ^ 2 + 3 * [.N42] - 5)" office:value-type="float" office:value="-46811.4693957315" calcext:value-type="float">
            <text:p>-46811.4693957315</text:p>
          </table:table-cell>
          <table:table-cell table:style-name="ce24"/>
          <table:table-cell table:style-name="ce11" table:formula="of:=[.Q41]/2" office:value-type="float" office:value="0.0000030517578125" calcext:value-type="float">
            <text:p>0.0000030517578125</text:p>
          </table:table-cell>
          <table:table-cell table:style-name="ce14" table:formula="of:=[.R41]-[.Q42]" office:value-type="float" office:value="1.00000305175781" calcext:value-type="float">
            <text:p>1.00000305175781</text:p>
          </table:table-cell>
          <table:table-cell table:style-name="ce16" table:formula="of:=1 / (2 * [.R42] ^ 2 + 3 * [.R42]- 5)" office:value-type="float" office:value="46811.3877923503" calcext:value-type="float">
            <text:p>46811.3877923503</text:p>
          </table:table-cell>
        </table:table-row>
        <table:table-row table:style-name="ro3">
          <table:table-cell table:formula="of:=[.A42]+0.125" office:value-type="float" office:value="-5.25" calcext:value-type="float">
            <text:p>-5.25</text:p>
          </table:table-cell>
          <table:table-cell table:formula="of:=1 / (2 * [.A43] ^ 2 + 3 * [.A43] - 5)" office:value-type="float" office:value="0.0290909090909091" calcext:value-type="float">
            <text:p>0.0290909090909091</text:p>
          </table:table-cell>
          <table:table-cell/>
          <table:table-cell table:style-name="ce11" table:formula="of:=[.D42]/2" office:value-type="float" office:value="0.00000152587890625" calcext:value-type="float">
            <text:p>1.52587890625E-06</text:p>
          </table:table-cell>
          <table:table-cell table:style-name="ce14" table:formula="of:=[.E42]+[.D43]" office:value-type="float" office:value="-2.50000152587891" calcext:value-type="float">
            <text:p>-2.50000152587891</text:p>
          </table:table-cell>
          <table:table-cell table:style-name="ce16" table:formula="of:=1 / (2 * [.E43] ^ 2 + 3 * [.E43] - 5)" office:value-type="float" office:value="93622.8163240572" calcext:value-type="float">
            <text:p>93622.8163240572</text:p>
          </table:table-cell>
          <table:table-cell table:style-name="ce24"/>
          <table:table-cell table:style-name="ce11" table:formula="of:=[.H42]/2" office:value-type="float" office:value="0.00000152587890625" calcext:value-type="float">
            <text:p>1.52587890625E-06</text:p>
          </table:table-cell>
          <table:table-cell table:style-name="ce14" table:formula="of:=[.I42]-[.H43]" office:value-type="float" office:value="-2.49999847412109" calcext:value-type="float">
            <text:p>-2.49999847412109</text:p>
          </table:table-cell>
          <table:table-cell table:style-name="ce16" table:formula="of:=1 / (2 * [.I43] ^ 2 + 3 * [.I43] - 5)" office:value-type="float" office:value="-93622.8979585787" calcext:value-type="float">
            <text:p>-93622.8979585787</text:p>
          </table:table-cell>
          <table:table-cell table:number-columns-repeated="2"/>
          <table:table-cell table:style-name="ce11" table:formula="of:=[.M42]/2" office:value-type="float" office:value="0.00000152587890625" calcext:value-type="float">
            <text:p>1.52587890625E-06</text:p>
          </table:table-cell>
          <table:table-cell table:style-name="ce14" table:formula="of:=[.N42]+[.M43]" office:value-type="float" office:value="0.999998474121094" calcext:value-type="float">
            <text:p>0.999998474121094</text:p>
          </table:table-cell>
          <table:table-cell table:style-name="ce16" table:formula="of:=1 / (2 * [.N43] ^ 2 + 3 * [.N43] - 5)" office:value-type="float" office:value="-93622.8979741489" calcext:value-type="float">
            <text:p>-93622.8979741489</text:p>
          </table:table-cell>
          <table:table-cell table:style-name="ce24"/>
          <table:table-cell table:style-name="ce11" table:formula="of:=[.Q42]/2" office:value-type="float" office:value="0.00000152587890625" calcext:value-type="float">
            <text:p>1.52587890625E-06</text:p>
          </table:table-cell>
          <table:table-cell table:style-name="ce14" table:formula="of:=[.R42]-[.Q43]" office:value-type="float" office:value="1.00000152587891" calcext:value-type="float">
            <text:p>1.00000152587891</text:p>
          </table:table-cell>
          <table:table-cell table:style-name="ce16" table:formula="of:=1 / (2 * [.R43] ^ 2 + 3 * [.R43]- 5)" office:value-type="float" office:value="93622.8161060747" calcext:value-type="float">
            <text:p>93622.8161060747</text:p>
          </table:table-cell>
        </table:table-row>
        <table:table-row table:style-name="ro3">
          <table:table-cell table:formula="of:=[.A43]+0.125" office:value-type="float" office:value="-5.125" calcext:value-type="float">
            <text:p>-5.125</text:p>
          </table:table-cell>
          <table:table-cell table:formula="of:=1 / (2 * [.A44] ^ 2 + 3 * [.A44] - 5)" office:value-type="float" office:value="0.0310981535471331" calcext:value-type="float">
            <text:p>0.0310981535471331</text:p>
          </table:table-cell>
          <table:table-cell/>
          <table:table-cell table:style-name="ce11" table:formula="of:=[.D43]/2" office:value-type="float" office:value="0.000000762939453125" calcext:value-type="float">
            <text:p>7.62939453125E-07</text:p>
          </table:table-cell>
          <table:table-cell table:style-name="ce14" table:formula="of:=[.E43]+[.D44]" office:value-type="float" office:value="-2.50000076293945" calcext:value-type="float">
            <text:p>-2.50000076293945</text:p>
          </table:table-cell>
          <table:table-cell table:style-name="ce16" table:formula="of:=1 / (2 * [.E44] ^ 2 + 3 * [.E44] - 5)" office:value-type="float" office:value="187245.673379712" calcext:value-type="float">
            <text:p>187245.673379712</text:p>
          </table:table-cell>
          <table:table-cell table:style-name="ce24"/>
          <table:table-cell table:style-name="ce11" table:formula="of:=[.H43]/2" office:value-type="float" office:value="0.000000762939453125" calcext:value-type="float">
            <text:p>7.62939453125E-07</text:p>
          </table:table-cell>
          <table:table-cell table:style-name="ce14" table:formula="of:=[.I43]-[.H44]" office:value-type="float" office:value="-2.49999923706055" calcext:value-type="float">
            <text:p>-2.49999923706055</text:p>
          </table:table-cell>
          <table:table-cell table:style-name="ce16" table:formula="of:=1 / (2 * [.I44] ^ 2 + 3 * [.I44] - 5)" office:value-type="float" office:value="-187245.755029804" calcext:value-type="float">
            <text:p>-187245.755029804</text:p>
          </table:table-cell>
          <table:table-cell table:number-columns-repeated="2"/>
          <table:table-cell table:style-name="ce11" table:formula="of:=[.M43]/2" office:value-type="float" office:value="0.000000762939453125" calcext:value-type="float">
            <text:p>7.62939453125E-07</text:p>
          </table:table-cell>
          <table:table-cell table:style-name="ce14" table:formula="of:=[.N43]+[.M44]" office:value-type="float" office:value="0.999999237060547" calcext:value-type="float">
            <text:p>0.999999237060547</text:p>
          </table:table-cell>
          <table:table-cell table:style-name="ce16" table:formula="of:=1 / (2 * [.N44] ^ 2 + 3 * [.N44] - 5)" office:value-type="float" office:value="-187245.755154366" calcext:value-type="float">
            <text:p>-187245.755154366</text:p>
          </table:table-cell>
          <table:table-cell table:style-name="ce24"/>
          <table:table-cell table:style-name="ce11" table:formula="of:=[.Q43]/2" office:value-type="float" office:value="0.000000762939453125" calcext:value-type="float">
            <text:p>7.62939453125E-07</text:p>
          </table:table-cell>
          <table:table-cell table:style-name="ce14" table:formula="of:=[.R43]-[.Q44]" office:value-type="float" office:value="1.00000076293945" calcext:value-type="float">
            <text:p>1.00000076293945</text:p>
          </table:table-cell>
          <table:table-cell table:style-name="ce16" table:formula="of:=1 / (2 * [.R44] ^ 2 + 3 * [.R44]- 5)" office:value-type="float" office:value="187245.674251643" calcext:value-type="float">
            <text:p>187245.674251643</text:p>
          </table:table-cell>
        </table:table-row>
        <table:table-row table:style-name="ro3">
          <table:table-cell table:formula="of:=[.A44]+0.125" office:value-type="float" office:value="-5" calcext:value-type="float">
            <text:p>-5</text:p>
          </table:table-cell>
          <table:table-cell table:formula="of:=1 / (2 * [.A45] ^ 2 + 3 * [.A45] - 5)" office:value-type="float" office:value="0.0333333333333333" calcext:value-type="float">
            <text:p>0.0333333333333333</text:p>
          </table:table-cell>
          <table:table-cell table:number-columns-repeated="17"/>
        </table:table-row>
        <table:table-row table:style-name="ro3">
          <table:table-cell table:formula="of:=[.A45]+0.125" office:value-type="float" office:value="-4.875" calcext:value-type="float">
            <text:p>-4.875</text:p>
          </table:table-cell>
          <table:table-cell table:formula="of:=1 / (2 * [.A46] ^ 2 + 3 * [.A46] - 5)" office:value-type="float" office:value="0.0358342665173572" calcext:value-type="float">
            <text:p>0.0358342665173572</text:p>
          </table:table-cell>
          <table:table-cell table:number-columns-repeated="17"/>
        </table:table-row>
        <table:table-row table:style-name="ro4">
          <table:table-cell table:formula="of:=[.A46]+0.125" office:value-type="float" office:value="-4.75" calcext:value-type="float">
            <text:p>-4.75</text:p>
          </table:table-cell>
          <table:table-cell table:formula="of:=1 / (2 * [.A47] ^ 2 + 3 * [.A47] - 5)" office:value-type="float" office:value="0.0386473429951691" calcext:value-type="float">
            <text:p>0.0386473429951691</text:p>
          </table:table-cell>
          <table:table-cell table:number-columns-repeated="5"/>
          <table:table-cell table:style-name="ce18" office:value-type="string" calcext:value-type="string" table:number-columns-spanned="3" table:number-rows-spanned="1">
            <text:p>-∞</text:p>
          </table:table-cell>
          <table:covered-table-cell table:number-columns-repeated="2" table:style-name="ce24"/>
          <table:table-cell table:style-name="ce24"/>
          <table:table-cell/>
          <table:table-cell table:style-name="ce19" office:value-type="string" calcext:value-type="string" table:number-columns-spanned="3" table:number-rows-spanned="1">
            <text:p>+∞</text:p>
          </table:table-cell>
          <table:covered-table-cell table:number-columns-repeated="2" table:style-name="ce24"/>
          <table:table-cell table:number-columns-repeated="4"/>
        </table:table-row>
        <table:table-row table:style-name="ro3">
          <table:table-cell table:formula="of:=[.A47]+0.125" office:value-type="float" office:value="-4.625" calcext:value-type="float">
            <text:p>-4.625</text:p>
          </table:table-cell>
          <table:table-cell table:formula="of:=1 / (2 * [.A48] ^ 2 + 3 * [.A48] - 5)" office:value-type="float" office:value="0.0418300653594771" calcext:value-type="float">
            <text:p>0.0418300653594771</text:p>
          </table:table-cell>
          <table:table-cell table:number-columns-repeated="5"/>
          <table:table-cell table:style-name="ce24" table:number-columns-repeated="4"/>
          <table:table-cell/>
          <table:table-cell table:style-name="ce24" table:number-columns-repeated="3"/>
          <table:table-cell table:number-columns-repeated="4"/>
        </table:table-row>
        <table:table-row table:style-name="ro3">
          <table:table-cell table:formula="of:=[.A48]+0.125" office:value-type="float" office:value="-4.5" calcext:value-type="float">
            <text:p>-4.5</text:p>
          </table:table-cell>
          <table:table-cell table:formula="of:=1 / (2 * [.A49] ^ 2 + 3 * [.A49] - 5)" office:value-type="float" office:value="0.0454545454545455" calcext:value-type="float">
            <text:p>0.0454545454545455</text:p>
          </table:table-cell>
          <table:table-cell table:number-columns-repeated="5"/>
          <table:table-cell table:style-name="ce9" office:value-type="string" calcext:value-type="string">
            <text:p>passo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f(x)</text:p>
          </table:table-cell>
          <table:table-cell table:style-name="ce24"/>
          <table:table-cell/>
          <table:table-cell table:style-name="ce9" office:value-type="string" calcext:value-type="string">
            <text:p>passo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f(x)</text:p>
          </table:table-cell>
          <table:table-cell table:number-columns-repeated="4"/>
        </table:table-row>
        <table:table-row table:style-name="ro3">
          <table:table-cell table:formula="of:=[.A49]+0.125" office:value-type="float" office:value="-4.375" calcext:value-type="float">
            <text:p>-4.375</text:p>
          </table:table-cell>
          <table:table-cell table:formula="of:=1 / (2 * [.A50] ^ 2 + 3 * [.A50] - 5)" office:value-type="float" office:value="0.0496124031007752" calcext:value-type="float">
            <text:p>0.0496124031007752</text:p>
          </table:table-cell>
          <table:table-cell table:number-columns-repeated="5"/>
          <table:table-cell table:style-name="ce10"/>
          <table:table-cell table:style-name="ce14" office:value-type="float" office:value="0" calcext:value-type="float">
            <text:p>0</text:p>
          </table:table-cell>
          <table:table-cell table:style-name="ce16" table:formula="of:=1 / (2 * [.I50] ^ 2 + 3 * [.I50] - 5)" office:value-type="float" office:value="-0.2" calcext:value-type="float">
            <text:p>-0.2</text:p>
          </table:table-cell>
          <table:table-cell table:style-name="ce24"/>
          <table:table-cell/>
          <table:table-cell table:style-name="ce10"/>
          <table:table-cell table:style-name="ce14" office:value-type="float" office:value="0" calcext:value-type="float">
            <text:p>0</text:p>
          </table:table-cell>
          <table:table-cell table:style-name="ce16" table:formula="of:=1 / (2 * [.N50] ^ 2 + 3 * [.N50] - 5)" office:value-type="float" office:value="-0.2" calcext:value-type="float">
            <text:p>-0.2</text:p>
          </table:table-cell>
          <table:table-cell table:number-columns-repeated="4"/>
        </table:table-row>
        <table:table-row table:style-name="ro3">
          <table:table-cell table:formula="of:=[.A50]+0.125" office:value-type="float" office:value="-4.25" calcext:value-type="float">
            <text:p>-4.25</text:p>
          </table:table-cell>
          <table:table-cell table:formula="of:=1 / (2 * [.A51] ^ 2 + 3 * [.A51] - 5)" office:value-type="float" office:value="0.054421768707483" calcext:value-type="float">
            <text:p>0.054421768707483</text:p>
          </table:table-cell>
          <table:table-cell table:number-columns-repeated="5"/>
          <table:table-cell table:style-name="ce11" office:value-type="float" office:value="0.1" calcext:value-type="float">
            <text:p>0.1</text:p>
          </table:table-cell>
          <table:table-cell table:style-name="ce14" table:formula="of:=[.I50]-[.H51]" office:value-type="float" office:value="-0.1" calcext:value-type="float">
            <text:p>-0.1</text:p>
          </table:table-cell>
          <table:table-cell table:style-name="ce16" table:formula="of:=1 / (2 * [.I51] ^ 2 + 3 * [.I51] - 5)" office:value-type="float" office:value="-0.189393939393939" calcext:value-type="float">
            <text:p>-0.189393939393939</text:p>
          </table:table-cell>
          <table:table-cell table:style-name="ce24"/>
          <table:table-cell/>
          <table:table-cell table:style-name="ce11" office:value-type="float" office:value="0.1" calcext:value-type="float">
            <text:p>0.1</text:p>
          </table:table-cell>
          <table:table-cell table:style-name="ce14" table:formula="of:=[.N50]+[.M51]" office:value-type="float" office:value="0.1" calcext:value-type="float">
            <text:p>0.1</text:p>
          </table:table-cell>
          <table:table-cell table:style-name="ce16" table:formula="of:=1 / (2 * [.N51] ^ 2 + 3 * [.N51] - 5)" office:value-type="float" office:value="-0.213675213675214" calcext:value-type="float">
            <text:p>-0.213675213675214</text:p>
          </table:table-cell>
          <table:table-cell table:number-columns-repeated="4"/>
        </table:table-row>
        <table:table-row table:style-name="ro3">
          <table:table-cell table:formula="of:=[.A51]+0.125" office:value-type="float" office:value="-4.125" calcext:value-type="float">
            <text:p>-4.125</text:p>
          </table:table-cell>
          <table:table-cell table:formula="of:=1 / (2 * [.A52] ^ 2 + 3 * [.A52] - 5)" office:value-type="float" office:value="0.0600375234521576" calcext:value-type="float">
            <text:p>0.0600375234521576</text:p>
          </table:table-cell>
          <table:table-cell table:number-columns-repeated="5"/>
          <table:table-cell table:style-name="ce11" table:formula="of:=[.H51]*5" office:value-type="float" office:value="0.5" calcext:value-type="float">
            <text:p>0.5</text:p>
          </table:table-cell>
          <table:table-cell table:style-name="ce14" table:formula="of:=[.I51]-[.H52]" office:value-type="float" office:value="-0.6" calcext:value-type="float">
            <text:p>-0.6</text:p>
          </table:table-cell>
          <table:table-cell table:style-name="ce16" table:formula="of:=1 / (2 * [.I52] ^ 2 + 3 * [.I52] - 5)" office:value-type="float" office:value="-0.164473684210526" calcext:value-type="float">
            <text:p>-0.164473684210526</text:p>
          </table:table-cell>
          <table:table-cell table:style-name="ce24"/>
          <table:table-cell/>
          <table:table-cell table:style-name="ce11" table:formula="of:=[.M51]*5" office:value-type="float" office:value="0.5" calcext:value-type="float">
            <text:p>0.5</text:p>
          </table:table-cell>
          <table:table-cell table:style-name="ce14" table:formula="of:=[.N51]+[.M52]" office:value-type="float" office:value="0.6" calcext:value-type="float">
            <text:p>0.6</text:p>
          </table:table-cell>
          <table:table-cell table:style-name="ce16" table:formula="of:=1 / (2 * [.N52] ^ 2 + 3 * [.N52] - 5)" office:value-type="float" office:value="-0.403225806451613" calcext:value-type="float">
            <text:p>-0.403225806451613</text:p>
          </table:table-cell>
          <table:table-cell table:number-columns-repeated="4"/>
        </table:table-row>
        <table:table-row table:style-name="ro3">
          <table:table-cell table:formula="of:=[.A52]+0.125" office:value-type="float" office:value="-4" calcext:value-type="float">
            <text:p>-4</text:p>
          </table:table-cell>
          <table:table-cell table:formula="of:=1 / (2 * [.A53] ^ 2 + 3 * [.A53] - 5)" office:value-type="float" office:value="0.0666666666666667" calcext:value-type="float">
            <text:p>0.0666666666666667</text:p>
          </table:table-cell>
          <table:table-cell table:number-columns-repeated="5"/>
          <table:table-cell table:style-name="ce11" table:formula="of:=[.H52]*5" office:value-type="float" office:value="2.5" calcext:value-type="float">
            <text:p>2.5</text:p>
          </table:table-cell>
          <table:table-cell table:style-name="ce14" table:formula="of:=[.I52]-[.H53]" office:value-type="float" office:value="-3.1" calcext:value-type="float">
            <text:p>-3.1</text:p>
          </table:table-cell>
          <table:table-cell table:style-name="ce16" table:formula="of:=1 / (2 * [.I53] ^ 2 + 3 * [.I53] - 5)" office:value-type="float" office:value="0.203252032520325" calcext:value-type="float">
            <text:p>0.203252032520325</text:p>
          </table:table-cell>
          <table:table-cell table:style-name="ce24"/>
          <table:table-cell/>
          <table:table-cell table:style-name="ce11" table:formula="of:=[.M52]*5" office:value-type="float" office:value="2.5" calcext:value-type="float">
            <text:p>2.5</text:p>
          </table:table-cell>
          <table:table-cell table:style-name="ce14" table:formula="of:=[.N52]+[.M53]" office:value-type="float" office:value="3.1" calcext:value-type="float">
            <text:p>3.1</text:p>
          </table:table-cell>
          <table:table-cell table:style-name="ce16" table:formula="of:=1 / (2 * [.N53] ^ 2 + 3 * [.N53] - 5)" office:value-type="float" office:value="0.0425170068027211" calcext:value-type="float">
            <text:p>0.0425170068027211</text:p>
          </table:table-cell>
          <table:table-cell table:number-columns-repeated="4"/>
        </table:table-row>
        <table:table-row table:style-name="ro3">
          <table:table-cell table:formula="of:=[.A53]+0.125" office:value-type="float" office:value="-3.875" calcext:value-type="float">
            <text:p>-3.875</text:p>
          </table:table-cell>
          <table:table-cell table:formula="of:=1 / (2 * [.A54] ^ 2 + 3 * [.A54] - 5)" office:value-type="float" office:value="0.0745920745920746" calcext:value-type="float">
            <text:p>0.0745920745920746</text:p>
          </table:table-cell>
          <table:table-cell table:number-columns-repeated="5"/>
          <table:table-cell table:style-name="ce11" table:formula="of:=[.H53]*5" office:value-type="float" office:value="12.5" calcext:value-type="float">
            <text:p>12.5</text:p>
          </table:table-cell>
          <table:table-cell table:style-name="ce14" table:formula="of:=[.I53]-[.H54]" office:value-type="float" office:value="-15.6" calcext:value-type="float">
            <text:p>-15.6</text:p>
          </table:table-cell>
          <table:table-cell table:style-name="ce16" table:formula="of:=1 / (2 * [.I54] ^ 2 + 3 * [.I54] - 5)" office:value-type="float" office:value="0.00229927342959625" calcext:value-type="float">
            <text:p>0.00229927342959625</text:p>
          </table:table-cell>
          <table:table-cell table:style-name="ce24"/>
          <table:table-cell/>
          <table:table-cell table:style-name="ce11" table:formula="of:=[.M53]*5" office:value-type="float" office:value="12.5" calcext:value-type="float">
            <text:p>12.5</text:p>
          </table:table-cell>
          <table:table-cell table:style-name="ce14" table:formula="of:=[.N53]+[.M54]" office:value-type="float" office:value="15.6" calcext:value-type="float">
            <text:p>15.6</text:p>
          </table:table-cell>
          <table:table-cell table:style-name="ce16" table:formula="of:=1 / (2 * [.N54] ^ 2 + 3 * [.N54] - 5)" office:value-type="float" office:value="0.00189207598577159" calcext:value-type="float">
            <text:p>0.00189207598577159</text:p>
          </table:table-cell>
          <table:table-cell table:number-columns-repeated="4"/>
        </table:table-row>
        <table:table-row table:style-name="ro3">
          <table:table-cell table:formula="of:=[.A54]+0.125" office:value-type="float" office:value="-3.75" calcext:value-type="float">
            <text:p>-3.75</text:p>
          </table:table-cell>
          <table:table-cell table:formula="of:=1 / (2 * [.A55] ^ 2 + 3 * [.A55] - 5)" office:value-type="float" office:value="0.0842105263157895" calcext:value-type="float">
            <text:p>0.0842105263157895</text:p>
          </table:table-cell>
          <table:table-cell table:number-columns-repeated="5"/>
          <table:table-cell table:style-name="ce11" table:formula="of:=[.H54]*5" office:value-type="float" office:value="62.5" calcext:value-type="float">
            <text:p>62.5</text:p>
          </table:table-cell>
          <table:table-cell table:style-name="ce14" table:formula="of:=[.I54]-[.H55]" office:value-type="float" office:value="-78.1" calcext:value-type="float">
            <text:p>-78.1</text:p>
          </table:table-cell>
          <table:table-cell table:style-name="ce16" table:formula="of:=1 / (2 * [.I55] ^ 2 + 3 * [.I55] - 5)" office:value-type="float" office:value="0.0000836125994153807" calcext:value-type="float">
            <text:p>8.36125994153807E-05</text:p>
          </table:table-cell>
          <table:table-cell table:style-name="ce24"/>
          <table:table-cell/>
          <table:table-cell table:style-name="ce11" table:formula="of:=[.M54]*5" office:value-type="float" office:value="62.5" calcext:value-type="float">
            <text:p>62.5</text:p>
          </table:table-cell>
          <table:table-cell table:style-name="ce14" table:formula="of:=[.N54]+[.M55]" office:value-type="float" office:value="78.1" calcext:value-type="float">
            <text:p>78.1</text:p>
          </table:table-cell>
          <table:table-cell table:style-name="ce16" table:formula="of:=1 / (2 * [.N55] ^ 2 + 3 * [.N55] - 5)" office:value-type="float" office:value="0.0000804601030533" calcext:value-type="float">
            <text:p>0.0000804601030533</text:p>
          </table:table-cell>
          <table:table-cell table:number-columns-repeated="4"/>
        </table:table-row>
        <table:table-row table:style-name="ro3">
          <table:table-cell table:formula="of:=[.A55]+0.125" office:value-type="float" office:value="-3.625" calcext:value-type="float">
            <text:p>-3.625</text:p>
          </table:table-cell>
          <table:table-cell table:formula="of:=1 / (2 * [.A56] ^ 2 + 3 * [.A56] - 5)" office:value-type="float" office:value="0.0960960960960961" calcext:value-type="float">
            <text:p>0.0960960960960961</text:p>
          </table:table-cell>
          <table:table-cell table:number-columns-repeated="5"/>
          <table:table-cell table:style-name="ce11" table:formula="of:=[.H55]*5" office:value-type="float" office:value="312.5" calcext:value-type="float">
            <text:p>312.5</text:p>
          </table:table-cell>
          <table:table-cell table:style-name="ce14" table:formula="of:=[.I55]-[.H56]" office:value-type="float" office:value="-390.6" calcext:value-type="float">
            <text:p>-390.6</text:p>
          </table:table-cell>
          <table:table-cell table:style-name="ce16" table:formula="of:=1 / (2 * [.I56] ^ 2 + 3 * [.I56] - 5)" office:value-type="float" office:value="0.00000328990743253255" calcext:value-type="float">
            <text:p>3.28990743253255E-06</text:p>
          </table:table-cell>
          <table:table-cell table:style-name="ce24"/>
          <table:table-cell/>
          <table:table-cell table:style-name="ce11" table:formula="of:=[.M55]*5" office:value-type="float" office:value="312.5" calcext:value-type="float">
            <text:p>312.5</text:p>
          </table:table-cell>
          <table:table-cell table:style-name="ce14" table:formula="of:=[.N55]+[.M56]" office:value-type="float" office:value="390.6" calcext:value-type="float">
            <text:p>390.6</text:p>
          </table:table-cell>
          <table:table-cell table:style-name="ce16" table:formula="of:=1 / (2 * [.N56] ^ 2 + 3 * [.N56] - 5)" office:value-type="float" office:value="0.00000326473557992412" calcext:value-type="float">
            <text:p>3.26473557992412E-06</text:p>
          </table:table-cell>
          <table:table-cell table:number-columns-repeated="4"/>
        </table:table-row>
        <table:table-row table:style-name="ro3">
          <table:table-cell table:formula="of:=[.A56]+0.125" office:value-type="float" office:value="-3.5" calcext:value-type="float">
            <text:p>-3.5</text:p>
          </table:table-cell>
          <table:table-cell table:formula="of:=1 / (2 * [.A57] ^ 2 + 3 * [.A57] - 5)" office:value-type="float" office:value="0.111111111111111" calcext:value-type="float">
            <text:p>0.111111111111111</text:p>
          </table:table-cell>
          <table:table-cell table:number-columns-repeated="5"/>
          <table:table-cell table:style-name="ce11" table:formula="of:=[.H56]*5" office:value-type="float" office:value="1562.5" calcext:value-type="float">
            <text:p>1562.5</text:p>
          </table:table-cell>
          <table:table-cell table:style-name="ce14" table:formula="of:=[.I56]-[.H57]" office:value-type="float" office:value="-1953.1" calcext:value-type="float">
            <text:p>-1953.1</text:p>
          </table:table-cell>
          <table:table-cell table:style-name="ce16" table:formula="of:=1 / (2 * [.I57] ^ 2 + 3 * [.I57] - 5)" office:value-type="float" office:value="0.00000013117618607789" calcext:value-type="float">
            <text:p>1.3117618607789E-07</text:p>
          </table:table-cell>
          <table:table-cell table:style-name="ce24"/>
          <table:table-cell/>
          <table:table-cell table:style-name="ce11" table:formula="of:=[.M56]*5" office:value-type="float" office:value="1562.5" calcext:value-type="float">
            <text:p>1562.5</text:p>
          </table:table-cell>
          <table:table-cell table:style-name="ce14" table:formula="of:=[.N56]+[.M57]" office:value-type="float" office:value="1953.1" calcext:value-type="float">
            <text:p>1953.1</text:p>
          </table:table-cell>
          <table:table-cell table:style-name="ce16" table:formula="of:=1 / (2 * [.N57] ^ 2 + 3 * [.N57] - 5)" office:value-type="float" office:value="0.0000001309748513721" calcext:value-type="float">
            <text:p>1.30974851372096E-07</text:p>
          </table:table-cell>
          <table:table-cell table:number-columns-repeated="4"/>
        </table:table-row>
        <table:table-row table:style-name="ro3">
          <table:table-cell table:formula="of:=[.A57]+0.125" office:value-type="float" office:value="-3.375" calcext:value-type="float">
            <text:p>-3.375</text:p>
          </table:table-cell>
          <table:table-cell table:formula="of:=1 / (2 * [.A58] ^ 2 + 3 * [.A58] - 5)" office:value-type="float" office:value="0.130612244897959" calcext:value-type="float">
            <text:p>0.130612244897959</text:p>
          </table:table-cell>
          <table:table-cell table:number-columns-repeated="5"/>
          <table:table-cell table:style-name="ce11" table:formula="of:=[.H57]*5" office:value-type="float" office:value="7812.5" calcext:value-type="float">
            <text:p>7812.5</text:p>
          </table:table-cell>
          <table:table-cell table:style-name="ce14" table:formula="of:=[.I57]-[.H58]" office:value-type="float" office:value="-9765.6" calcext:value-type="float">
            <text:p>-9765.6</text:p>
          </table:table-cell>
          <table:table-cell table:style-name="ce16" table:formula="of:=1 / (2 * [.I58] ^ 2 + 3 * [.I58] - 5)" office:value-type="float" office:value="0.0000000052437124174" calcext:value-type="float">
            <text:p>5.24371241739939E-09</text:p>
          </table:table-cell>
          <table:table-cell table:style-name="ce24"/>
          <table:table-cell/>
          <table:table-cell table:style-name="ce11" table:formula="of:=[.M57]*5" office:value-type="float" office:value="7812.5" calcext:value-type="float">
            <text:p>7812.5</text:p>
          </table:table-cell>
          <table:table-cell table:style-name="ce14" table:formula="of:=[.N57]+[.M58]" office:value-type="float" office:value="9765.6" calcext:value-type="float">
            <text:p>9765.6</text:p>
          </table:table-cell>
          <table:table-cell table:style-name="ce16" table:formula="of:=1 / (2 * [.N58] ^ 2 + 3 * [.N58] - 5)" office:value-type="float" office:value="0.00000000524210179217" calcext:value-type="float">
            <text:p>5.24210179217137E-09</text:p>
          </table:table-cell>
          <table:table-cell table:number-columns-repeated="4"/>
        </table:table-row>
        <table:table-row table:style-name="ro3">
          <table:table-cell table:formula="of:=[.A58]+0.125" office:value-type="float" office:value="-3.25" calcext:value-type="float">
            <text:p>-3.25</text:p>
          </table:table-cell>
          <table:table-cell table:formula="of:=1 / (2 * [.A59] ^ 2 + 3 * [.A59] - 5)" office:value-type="float" office:value="0.156862745098039" calcext:value-type="float">
            <text:p>0.156862745098039</text:p>
          </table:table-cell>
          <table:table-cell table:number-columns-repeated="5"/>
          <table:table-cell table:style-name="ce11" table:formula="of:=[.H58]*5" office:value-type="float" office:value="39062.5" calcext:value-type="float">
            <text:p>39062.5</text:p>
          </table:table-cell>
          <table:table-cell table:style-name="ce14" table:formula="of:=[.I58]-[.H59]" office:value-type="float" office:value="-48828.1" calcext:value-type="float">
            <text:p>-48828.1</text:p>
          </table:table-cell>
          <table:table-cell table:style-name="ce16" table:formula="of:=1 / (2 * [.I59] ^ 2 + 3 * [.I59] - 5)" office:value-type="float" office:value="0.00000000020972185763" calcext:value-type="float">
            <text:p>2.09721857627204E-10</text:p>
          </table:table-cell>
          <table:table-cell table:style-name="ce24"/>
          <table:table-cell/>
          <table:table-cell table:style-name="ce11" table:formula="of:=[.M58]*5" office:value-type="float" office:value="39062.5" calcext:value-type="float">
            <text:p>39062.5</text:p>
          </table:table-cell>
          <table:table-cell table:style-name="ce14" table:formula="of:=[.N58]+[.M59]" office:value-type="float" office:value="48828.1" calcext:value-type="float">
            <text:p>48828.1</text:p>
          </table:table-cell>
          <table:table-cell table:style-name="ce16" table:formula="of:=1 / (2 * [.N59] ^ 2 + 3 * [.N59] - 5)" office:value-type="float" office:value="0.00000000020970897271" calcext:value-type="float">
            <text:p>2.09708972705486E-10</text:p>
          </table:table-cell>
          <table:table-cell table:number-columns-repeated="4"/>
        </table:table-row>
        <table:table-row table:style-name="ro3">
          <table:table-cell table:formula="of:=[.A59]+0.125" office:value-type="float" office:value="-3.125" calcext:value-type="float">
            <text:p>-3.125</text:p>
          </table:table-cell>
          <table:table-cell table:formula="of:=1 / (2 * [.A60] ^ 2 + 3 * [.A60] - 5)" office:value-type="float" office:value="0.193939393939394" calcext:value-type="float">
            <text:p>0.193939393939394</text:p>
          </table:table-cell>
          <table:table-cell table:number-columns-repeated="5"/>
          <table:table-cell table:style-name="ce11" table:formula="of:=[.H59]*5" office:value-type="float" office:value="195312.5" calcext:value-type="float">
            <text:p>195312.5</text:p>
          </table:table-cell>
          <table:table-cell table:style-name="ce14" table:formula="of:=[.I59]-[.H60]" office:value-type="float" office:value="-244140.6" calcext:value-type="float">
            <text:p>-244140.6</text:p>
          </table:table-cell>
          <table:table-cell table:style-name="ce16" table:formula="of:=1 / (2 * [.I60] ^ 2 + 3 * [.I60] - 5)" office:value-type="float" office:value="0.00000000000838866126" calcext:value-type="float">
            <text:p>8.38866125827908E-12</text:p>
          </table:table-cell>
          <table:table-cell table:style-name="ce24"/>
          <table:table-cell/>
          <table:table-cell table:style-name="ce11" table:formula="of:=[.M59]*5" office:value-type="float" office:value="195312.5" calcext:value-type="float">
            <text:p>195312.5</text:p>
          </table:table-cell>
          <table:table-cell table:style-name="ce14" table:formula="of:=[.N59]+[.M60]" office:value-type="float" office:value="244140.6" calcext:value-type="float">
            <text:p>244140.6</text:p>
          </table:table-cell>
          <table:table-cell table:style-name="ce16" table:formula="of:=1 / (2 * [.N60] ^ 2 + 3 * [.N60] - 5)" office:value-type="float" office:value="0.00000000000838855818" calcext:value-type="float">
            <text:p>8.38855817903229E-12</text:p>
          </table:table-cell>
          <table:table-cell table:number-columns-repeated="4"/>
        </table:table-row>
        <table:table-row table:style-name="ro3">
          <table:table-cell table:formula="of:=[.A60]+0.125" office:value-type="float" office:value="-3" calcext:value-type="float">
            <text:p>-3</text:p>
          </table:table-cell>
          <table:table-cell table:formula="of:=1 / (2 * [.A61] ^ 2 + 3 * [.A61] - 5)" office:value-type="float" office:value="0.25" calcext:value-type="float">
            <text:p>0.25</text:p>
          </table:table-cell>
          <table:table-cell table:number-columns-repeated="5"/>
          <table:table-cell table:style-name="ce11" table:formula="of:=[.H60]*5" office:value-type="float" office:value="976562.5" calcext:value-type="float">
            <text:p>976562.5</text:p>
          </table:table-cell>
          <table:table-cell table:style-name="ce14" table:formula="of:=[.I60]-[.H61]" office:value-type="float" office:value="-1220703.1" calcext:value-type="float">
            <text:p>-1220703.1</text:p>
          </table:table-cell>
          <table:table-cell table:style-name="ce16" table:formula="of:=1 / (2 * [.I61] ^ 2 + 3 * [.I61] - 5)" office:value-type="float" office:value="0.00000000000033554475" calcext:value-type="float">
            <text:p>3.35544746061851E-13</text:p>
          </table:table-cell>
          <table:table-cell table:style-name="ce24"/>
          <table:table-cell/>
          <table:table-cell table:style-name="ce11" table:formula="of:=[.M60]*5" office:value-type="float" office:value="976562.5" calcext:value-type="float">
            <text:p>976562.5</text:p>
          </table:table-cell>
          <table:table-cell table:style-name="ce14" table:formula="of:=[.N60]+[.M61]" office:value-type="float" office:value="1220703.1" calcext:value-type="float">
            <text:p>1220703.1</text:p>
          </table:table-cell>
          <table:table-cell table:style-name="ce16" table:formula="of:=1 / (2 * [.N61] ^ 2 + 3 * [.N61] - 5)" office:value-type="float" office:value="0.00000000000033554392" calcext:value-type="float">
            <text:p>3.3554392142808E-13</text:p>
          </table:table-cell>
          <table:table-cell table:number-columns-repeated="4"/>
        </table:table-row>
        <table:table-row table:style-name="ro3">
          <table:table-cell table:formula="of:=[.A61]+0.125" office:value-type="float" office:value="-2.875" calcext:value-type="float">
            <text:p>-2.875</text:p>
          </table:table-cell>
          <table:table-cell table:formula="of:=1 / (2 * [.A62] ^ 2 + 3 * [.A62] - 5)" office:value-type="float" office:value="0.344086021505376" calcext:value-type="float">
            <text:p>0.344086021505376</text:p>
          </table:table-cell>
          <table:table-cell table:number-columns-repeated="5"/>
          <table:table-cell table:style-name="ce11" table:formula="of:=[.H61]*5" office:value-type="float" office:value="4882812.5" calcext:value-type="float">
            <text:p>4882812.5</text:p>
          </table:table-cell>
          <table:table-cell table:style-name="ce14" table:formula="of:=[.I61]-[.H62]" office:value-type="float" office:value="-6103515.6" calcext:value-type="float">
            <text:p>-6103515.6</text:p>
          </table:table-cell>
          <table:table-cell table:style-name="ce16" table:formula="of:=1 / (2 * [.I62] ^ 2 + 3 * [.I62] - 5)" office:value-type="float" office:value="0.00000000000001342178" calcext:value-type="float">
            <text:p>1.34217762084878E-14</text:p>
          </table:table-cell>
          <table:table-cell table:style-name="ce24"/>
          <table:table-cell/>
          <table:table-cell table:style-name="ce11" table:formula="of:=[.M61]*5" office:value-type="float" office:value="4882812.5" calcext:value-type="float">
            <text:p>4882812.5</text:p>
          </table:table-cell>
          <table:table-cell table:style-name="ce14" table:formula="of:=[.N61]+[.M62]" office:value-type="float" office:value="6103515.6" calcext:value-type="float">
            <text:p>6103515.6</text:p>
          </table:table-cell>
          <table:table-cell table:style-name="ce16" table:formula="of:=1 / (2 * [.N62] ^ 2 + 3 * [.N62] - 5)" office:value-type="float" office:value="0.00000000000001342177" calcext:value-type="float">
            <text:p>1.3421769611418E-14</text:p>
          </table:table-cell>
          <table:table-cell table:number-columns-repeated="4"/>
        </table:table-row>
        <table:table-row table:style-name="ro3">
          <table:table-cell table:formula="of:=[.A62]+0.125" office:value-type="float" office:value="-2.75" calcext:value-type="float">
            <text:p>-2.75</text:p>
          </table:table-cell>
          <table:table-cell table:formula="of:=1 / (2 * [.A63] ^ 2 + 3 * [.A63] - 5)" office:value-type="float" office:value="0.533333333333333" calcext:value-type="float">
            <text:p>0.533333333333333</text:p>
          </table:table-cell>
          <table:table-cell table:number-columns-repeated="5"/>
          <table:table-cell table:style-name="ce11" table:formula="of:=[.H62]*5" office:value-type="float" office:value="24414062.5" calcext:value-type="float">
            <text:p>24414062.5</text:p>
          </table:table-cell>
          <table:table-cell table:style-name="ce14" table:formula="of:=[.I62]-[.H63]" office:value-type="float" office:value="-30517578.1" calcext:value-type="float">
            <text:p>-30517578.1</text:p>
          </table:table-cell>
          <table:table-cell table:style-name="ce16" table:formula="of:=1 / (2 * [.I63] ^ 2 + 3 * [.I63] - 5)" office:value-type="float" office:value="5.36870939267891E-016" calcext:value-type="float">
            <text:p>5.36870939267891E-16</text:p>
          </table:table-cell>
          <table:table-cell table:style-name="ce24"/>
          <table:table-cell/>
          <table:table-cell table:style-name="ce11" table:formula="of:=[.M62]*5" office:value-type="float" office:value="24414062.5" calcext:value-type="float">
            <text:p>24414062.5</text:p>
          </table:table-cell>
          <table:table-cell table:style-name="ce14" table:formula="of:=[.N62]+[.M63]" office:value-type="float" office:value="30517578.1" calcext:value-type="float">
            <text:p>30517578.1</text:p>
          </table:table-cell>
          <table:table-cell table:style-name="ce16" table:formula="of:=1 / (2 * [.N63] ^ 2 + 3 * [.N63] - 5)" office:value-type="float" office:value="5.36870886491333E-016" calcext:value-type="float">
            <text:p>5.36870886491333E-16</text:p>
          </table:table-cell>
          <table:table-cell table:number-columns-repeated="4"/>
        </table:table-row>
        <table:table-row table:style-name="ro3">
          <table:table-cell table:formula="of:=[.A63]+0.125" office:value-type="float" office:value="-2.625" calcext:value-type="float">
            <text:p>-2.625</text:p>
          </table:table-cell>
          <table:table-cell table:formula="of:=1 / (2 * [.A64] ^ 2 + 3 * [.A64] - 5)" office:value-type="float" office:value="1.10344827586207" calcext:value-type="float">
            <text:p>1.10344827586207</text:p>
          </table:table-cell>
          <table:table-cell table:number-columns-repeated="5"/>
          <table:table-cell table:style-name="ce11" table:formula="of:=[.H63]*5" office:value-type="float" office:value="122070312.5" calcext:value-type="float">
            <text:p>122070312.5</text:p>
          </table:table-cell>
          <table:table-cell table:style-name="ce14" table:formula="of:=[.I63]-[.H64]" office:value-type="float" office:value="-152587890.6" calcext:value-type="float">
            <text:p>-152587890.6</text:p>
          </table:table-cell>
          <table:table-cell table:style-name="ce16" table:formula="of:=1 / (2 * [.I64] ^ 2 + 3 * [.I64] - 5)" office:value-type="float" office:value="2.14748366981431E-017" calcext:value-type="float">
            <text:p>2.14748366981431E-17</text:p>
          </table:table-cell>
          <table:table-cell table:style-name="ce24"/>
          <table:table-cell/>
          <table:table-cell table:style-name="ce11" table:formula="of:=[.M63]*5" office:value-type="float" office:value="122070312.5" calcext:value-type="float">
            <text:p>122070312.5</text:p>
          </table:table-cell>
          <table:table-cell table:style-name="ce14" table:formula="of:=[.N63]+[.M64]" office:value-type="float" office:value="152587890.6" calcext:value-type="float">
            <text:p>152587890.6</text:p>
          </table:table-cell>
          <table:table-cell table:style-name="ce16" table:formula="of:=1 / (2 * [.N64] ^ 2 + 3 * [.N64] - 5)" office:value-type="float" office:value="2.14748362759307E-017" calcext:value-type="float">
            <text:p>2.14748362759307E-17</text:p>
          </table:table-cell>
          <table:table-cell table:number-columns-repeated="4"/>
        </table:table-row>
        <table:table-row table:style-name="ro3">
          <table:table-cell table:formula="of:=[.A64]+0.125" office:value-type="float" office:value="-2.5" calcext:value-type="float">
            <text:p>-2.5</text:p>
          </table:table-cell>
          <table:table-cell table:formula="of:=1 / (2 * [.A65] ^ 2 + 3 * [.A65] - 5)" office:value-type="string" office:string-value="" calcext:value-type="error">
            <text:p>#DIV/0!</text:p>
          </table:table-cell>
          <table:table-cell table:number-columns-repeated="5"/>
          <table:table-cell table:style-name="ce11" table:formula="of:=[.H64]*5" office:value-type="float" office:value="610351562.5" calcext:value-type="float">
            <text:p>610351562.5</text:p>
          </table:table-cell>
          <table:table-cell table:style-name="ce14" table:formula="of:=[.I64]-[.H65]" office:value-type="float" office:value="-762939453.1" calcext:value-type="float">
            <text:p>-762939453.1</text:p>
          </table:table-cell>
          <table:table-cell table:style-name="ce16" table:formula="of:=1 / (2 * [.I65] ^ 2 + 3 * [.I65] - 5)" office:value-type="float" office:value="8.58993460945145E-019" calcext:value-type="float">
            <text:p>8.58993460945145E-19</text:p>
          </table:table-cell>
          <table:table-cell table:style-name="ce24"/>
          <table:table-cell/>
          <table:table-cell table:style-name="ce11" table:formula="of:=[.M64]*5" office:value-type="float" office:value="610351562.5" calcext:value-type="float">
            <text:p>610351562.5</text:p>
          </table:table-cell>
          <table:table-cell table:style-name="ce14" table:formula="of:=[.N64]+[.M65]" office:value-type="float" office:value="762939453.1" calcext:value-type="float">
            <text:p>762939453.1</text:p>
          </table:table-cell>
          <table:table-cell table:style-name="ce16" table:formula="of:=1 / (2 * [.N65] ^ 2 + 3 * [.N65] - 5)" office:value-type="float" office:value="8.58993457567445E-019" calcext:value-type="float">
            <text:p>8.58993457567445E-19</text:p>
          </table:table-cell>
          <table:table-cell table:number-columns-repeated="4"/>
        </table:table-row>
        <table:table-row table:style-name="ro3">
          <table:table-cell table:formula="of:=[.A65]+0.125" office:value-type="float" office:value="-2.375" calcext:value-type="float">
            <text:p>-2.375</text:p>
          </table:table-cell>
          <table:table-cell table:formula="of:=1 / (2 * [.A66] ^ 2 + 3 * [.A66] - 5)" office:value-type="float" office:value="-1.18518518518519" calcext:value-type="float">
            <text:p>-1.18518518518519</text:p>
          </table:table-cell>
          <table:table-cell table:number-columns-repeated="5"/>
          <table:table-cell table:style-name="ce11" table:formula="of:=[.H65]*5" office:value-type="float" office:value="3051757812.5" calcext:value-type="float">
            <text:p>3051757812.5</text:p>
          </table:table-cell>
          <table:table-cell table:style-name="ce14" table:formula="of:=[.I65]-[.H66]" office:value-type="float" office:value="-3814697265.6" calcext:value-type="float">
            <text:p>-3814697265.6</text:p>
          </table:table-cell>
          <table:table-cell table:style-name="ce16" table:formula="of:=1 / (2 * [.I66] ^ 2 + 3 * [.I66] - 5)" office:value-type="float" office:value="3.43597383819612E-020" calcext:value-type="float">
            <text:p>3.43597383819612E-20</text:p>
          </table:table-cell>
          <table:table-cell table:style-name="ce24"/>
          <table:table-cell/>
          <table:table-cell table:style-name="ce11" table:formula="of:=[.M65]*5" office:value-type="float" office:value="3051757812.5" calcext:value-type="float">
            <text:p>3051757812.5</text:p>
          </table:table-cell>
          <table:table-cell table:style-name="ce14" table:formula="of:=[.N65]+[.M66]" office:value-type="float" office:value="3814697265.6" calcext:value-type="float">
            <text:p>3814697265.6</text:p>
          </table:table-cell>
          <table:table-cell table:style-name="ce16" table:formula="of:=1 / (2 * [.N66] ^ 2 + 3 * [.N66] - 5)" office:value-type="float" office:value="3.43597383549396E-020" calcext:value-type="float">
            <text:p>3.43597383549396E-20</text:p>
          </table:table-cell>
          <table:table-cell table:number-columns-repeated="4"/>
        </table:table-row>
        <table:table-row table:style-name="ro3">
          <table:table-cell table:formula="of:=[.A66]+0.125" office:value-type="float" office:value="-2.25" calcext:value-type="float">
            <text:p>-2.25</text:p>
          </table:table-cell>
          <table:table-cell table:formula="of:=1 / (2 * [.A67] ^ 2 + 3 * [.A67] - 5)" office:value-type="float" office:value="-0.615384615384615" calcext:value-type="float">
            <text:p>-0.615384615384615</text:p>
          </table:table-cell>
          <table:table-cell table:number-columns-repeated="5"/>
          <table:table-cell table:style-name="ce11" table:formula="of:=[.H66]*5" office:value-type="float" office:value="15258789062.5" calcext:value-type="float">
            <text:p>15258789062.5</text:p>
          </table:table-cell>
          <table:table-cell table:style-name="ce14" table:formula="of:=[.I66]-[.H67]" office:value-type="float" office:value="-19073486328.1" calcext:value-type="float">
            <text:p>-19073486328.1</text:p>
          </table:table-cell>
          <table:table-cell table:style-name="ce16" table:formula="of:=1 / (2 * [.I67] ^ 2 + 3 * [.I67] - 5)" office:value-type="float" office:value="1.37438953483169E-021" calcext:value-type="float">
            <text:p>1.37438953483169E-21</text:p>
          </table:table-cell>
          <table:table-cell table:style-name="ce24"/>
          <table:table-cell/>
          <table:table-cell table:style-name="ce11" table:formula="of:=[.M66]*5" office:value-type="float" office:value="15258789062.5" calcext:value-type="float">
            <text:p>15258789062.5</text:p>
          </table:table-cell>
          <table:table-cell table:style-name="ce14" table:formula="of:=[.N66]+[.M67]" office:value-type="float" office:value="19073486328.1" calcext:value-type="float">
            <text:p>19073486328.1</text:p>
          </table:table-cell>
          <table:table-cell table:style-name="ce16" table:formula="of:=1 / (2 * [.N67] ^ 2 + 3 * [.N67] - 5)" office:value-type="float" office:value="1.37438953461552E-021" calcext:value-type="float">
            <text:p>1.37438953461552E-21</text:p>
          </table:table-cell>
          <table:table-cell table:number-columns-repeated="4"/>
        </table:table-row>
        <table:table-row table:style-name="ro3">
          <table:table-cell table:formula="of:=[.A67]+0.125" office:value-type="float" office:value="-2.125" calcext:value-type="float">
            <text:p>-2.125</text:p>
          </table:table-cell>
          <table:table-cell table:formula="of:=1 / (2 * [.A68] ^ 2 + 3 * [.A68] - 5)" office:value-type="float" office:value="-0.426666666666667" calcext:value-type="float">
            <text:p>-0.426666666666667</text:p>
          </table:table-cell>
          <table:table-cell table:number-columns-repeated="5"/>
          <table:table-cell table:style-name="ce11" table:formula="of:=[.H67]*5" office:value-type="float" office:value="76293945312.5" calcext:value-type="float">
            <text:p>76293945312.5</text:p>
          </table:table-cell>
          <table:table-cell table:style-name="ce14" table:formula="of:=[.I67]-[.H68]" office:value-type="float" office:value="-95367431640.6" calcext:value-type="float">
            <text:p>-95367431640.6</text:p>
          </table:table-cell>
          <table:table-cell table:style-name="ce16" table:formula="of:=1 / (2 * [.I68] ^ 2 + 3 * [.I68] - 5)" office:value-type="float" office:value="5.49755813896935E-023" calcext:value-type="float">
            <text:p>5.49755813896935E-23</text:p>
          </table:table-cell>
          <table:table-cell table:style-name="ce24"/>
          <table:table-cell/>
          <table:table-cell table:style-name="ce11" table:formula="of:=[.M67]*5" office:value-type="float" office:value="76293945312.5" calcext:value-type="float">
            <text:p>76293945312.5</text:p>
          </table:table-cell>
          <table:table-cell table:style-name="ce14" table:formula="of:=[.N67]+[.M68]" office:value-type="float" office:value="95367431640.6" calcext:value-type="float">
            <text:p>95367431640.6</text:p>
          </table:table-cell>
          <table:table-cell table:style-name="ce16" table:formula="of:=1 / (2 * [.N68] ^ 2 + 3 * [.N68] - 5)" office:value-type="float" office:value="5.49755813879641E-023" calcext:value-type="float">
            <text:p>5.49755813879641E-23</text:p>
          </table:table-cell>
          <table:table-cell table:number-columns-repeated="4"/>
        </table:table-row>
        <table:table-row table:style-name="ro3">
          <table:table-cell table:formula="of:=[.A68]+0.125" office:value-type="float" office:value="-2" calcext:value-type="float">
            <text:p>-2</text:p>
          </table:table-cell>
          <table:table-cell table:formula="of:=1 / (2 * [.A69] ^ 2 + 3 * [.A69] - 5)" office:value-type="float" office:value="-0.333333333333333" calcext:value-type="float">
            <text:p>-0.333333333333333</text:p>
          </table:table-cell>
          <table:table-cell table:number-columns-repeated="17"/>
        </table:table-row>
        <table:table-row table:style-name="ro3">
          <table:table-cell table:formula="of:=[.A69]+0.125" office:value-type="float" office:value="-1.875" calcext:value-type="float">
            <text:p>-1.875</text:p>
          </table:table-cell>
          <table:table-cell table:formula="of:=1 / (2 * [.A70] ^ 2 + 3 * [.A70] - 5)" office:value-type="float" office:value="-0.278260869565217" calcext:value-type="float">
            <text:p>-0.278260869565217</text:p>
          </table:table-cell>
          <table:table-cell table:number-columns-repeated="17"/>
        </table:table-row>
        <table:table-row table:style-name="ro3">
          <table:table-cell table:formula="of:=[.A70]+0.125" office:value-type="float" office:value="-1.75" calcext:value-type="float">
            <text:p>-1.75</text:p>
          </table:table-cell>
          <table:table-cell table:formula="of:=1 / (2 * [.A71] ^ 2 + 3 * [.A71] - 5)" office:value-type="float" office:value="-0.242424242424242" calcext:value-type="float">
            <text:p>-0.242424242424242</text:p>
          </table:table-cell>
          <table:table-cell table:number-columns-repeated="17"/>
        </table:table-row>
        <table:table-row table:style-name="ro3">
          <table:table-cell table:formula="of:=[.A71]+0.125" office:value-type="float" office:value="-1.625" calcext:value-type="float">
            <text:p>-1.625</text:p>
          </table:table-cell>
          <table:table-cell table:formula="of:=1 / (2 * [.A72] ^ 2 + 3 * [.A72] - 5)" office:value-type="float" office:value="-0.217687074829932" calcext:value-type="float">
            <text:p>-0.217687074829932</text:p>
          </table:table-cell>
          <table:table-cell table:number-columns-repeated="17"/>
        </table:table-row>
        <table:table-row table:style-name="ro3">
          <table:table-cell table:formula="of:=[.A72]+0.125" office:value-type="float" office:value="-1.5" calcext:value-type="float">
            <text:p>-1.5</text:p>
          </table:table-cell>
          <table:table-cell table:formula="of:=1 / (2 * [.A73] ^ 2 + 3 * [.A73] - 5)" office:value-type="float" office:value="-0.2" calcext:value-type="float">
            <text:p>-0.2</text:p>
          </table:table-cell>
          <table:table-cell table:number-columns-repeated="17"/>
        </table:table-row>
        <table:table-row table:style-name="ro3">
          <table:table-cell table:formula="of:=[.A73]+0.125" office:value-type="float" office:value="-1.375" calcext:value-type="float">
            <text:p>-1.375</text:p>
          </table:table-cell>
          <table:table-cell table:formula="of:=1 / (2 * [.A74] ^ 2 + 3 * [.A74] - 5)" office:value-type="float" office:value="-0.187134502923977" calcext:value-type="float">
            <text:p>-0.187134502923977</text:p>
          </table:table-cell>
          <table:table-cell table:number-columns-repeated="17"/>
        </table:table-row>
        <table:table-row table:style-name="ro3">
          <table:table-cell table:formula="of:=[.A74]+0.125" office:value-type="float" office:value="-1.25" calcext:value-type="float">
            <text:p>-1.25</text:p>
          </table:table-cell>
          <table:table-cell table:formula="of:=1 / (2 * [.A75] ^ 2 + 3 * [.A75] - 5)" office:value-type="float" office:value="-0.177777777777778" calcext:value-type="float">
            <text:p>-0.177777777777778</text:p>
          </table:table-cell>
          <table:table-cell table:number-columns-repeated="17"/>
        </table:table-row>
        <table:table-row table:style-name="ro3">
          <table:table-cell table:formula="of:=[.A75]+0.125" office:value-type="float" office:value="-1.125" calcext:value-type="float">
            <text:p>-1.125</text:p>
          </table:table-cell>
          <table:table-cell table:formula="of:=1 / (2 * [.A76] ^ 2 + 3 * [.A76] - 5)" office:value-type="float" office:value="-0.171122994652406" calcext:value-type="float">
            <text:p>-0.171122994652406</text:p>
          </table:table-cell>
          <table:table-cell table:number-columns-repeated="17"/>
        </table:table-row>
        <table:table-row table:style-name="ro3">
          <table:table-cell table:formula="of:=[.A76]+0.125" office:value-type="float" office:value="-1" calcext:value-type="float">
            <text:p>-1</text:p>
          </table:table-cell>
          <table:table-cell table:formula="of:=1 / (2 * [.A77] ^ 2 + 3 * [.A77] - 5)" office:value-type="float" office:value="-0.166666666666667" calcext:value-type="float">
            <text:p>-0.166666666666667</text:p>
          </table:table-cell>
          <table:table-cell table:number-columns-repeated="17"/>
        </table:table-row>
        <table:table-row table:style-name="ro3">
          <table:table-cell table:formula="of:=[.A77]+0.125" office:value-type="float" office:value="-0.875" calcext:value-type="float">
            <text:p>-0.875</text:p>
          </table:table-cell>
          <table:table-cell table:formula="of:=1 / (2 * [.A78] ^ 2 + 3 * [.A78] - 5)" office:value-type="float" office:value="-0.164102564102564" calcext:value-type="float">
            <text:p>-0.164102564102564</text:p>
          </table:table-cell>
          <table:table-cell table:number-columns-repeated="17"/>
        </table:table-row>
        <table:table-row table:style-name="ro3">
          <table:table-cell table:formula="of:=[.A78]+0.125" office:value-type="float" office:value="-0.75" calcext:value-type="float">
            <text:p>-0.75</text:p>
          </table:table-cell>
          <table:table-cell table:formula="of:=1 / (2 * [.A79] ^ 2 + 3 * [.A79] - 5)" office:value-type="float" office:value="-0.163265306122449" calcext:value-type="float">
            <text:p>-0.163265306122449</text:p>
          </table:table-cell>
          <table:table-cell table:number-columns-repeated="17"/>
        </table:table-row>
        <table:table-row table:style-name="ro3">
          <table:table-cell table:formula="of:=[.A79]+0.125" office:value-type="float" office:value="-0.625" calcext:value-type="float">
            <text:p>-0.625</text:p>
          </table:table-cell>
          <table:table-cell table:formula="of:=1 / (2 * [.A80] ^ 2 + 3 * [.A80] - 5)" office:value-type="float" office:value="-0.164102564102564" calcext:value-type="float">
            <text:p>-0.164102564102564</text:p>
          </table:table-cell>
          <table:table-cell table:number-columns-repeated="17"/>
        </table:table-row>
        <table:table-row table:style-name="ro3">
          <table:table-cell table:formula="of:=[.A80]+0.125" office:value-type="float" office:value="-0.5" calcext:value-type="float">
            <text:p>-0.5</text:p>
          </table:table-cell>
          <table:table-cell table:formula="of:=1 / (2 * [.A81] ^ 2 + 3 * [.A81] - 5)" office:value-type="float" office:value="-0.166666666666667" calcext:value-type="float">
            <text:p>-0.166666666666667</text:p>
          </table:table-cell>
          <table:table-cell table:number-columns-repeated="17"/>
        </table:table-row>
        <table:table-row table:style-name="ro3">
          <table:table-cell table:formula="of:=[.A81]+0.125" office:value-type="float" office:value="-0.375" calcext:value-type="float">
            <text:p>-0.375</text:p>
          </table:table-cell>
          <table:table-cell table:formula="of:=1 / (2 * [.A82] ^ 2 + 3 * [.A82] - 5)" office:value-type="float" office:value="-0.171122994652406" calcext:value-type="float">
            <text:p>-0.171122994652406</text:p>
          </table:table-cell>
          <table:table-cell table:number-columns-repeated="17"/>
        </table:table-row>
        <table:table-row table:style-name="ro3">
          <table:table-cell table:formula="of:=[.A82]+0.125" office:value-type="float" office:value="-0.25" calcext:value-type="float">
            <text:p>-0.25</text:p>
          </table:table-cell>
          <table:table-cell table:formula="of:=1 / (2 * [.A83] ^ 2 + 3 * [.A83] - 5)" office:value-type="float" office:value="-0.177777777777778" calcext:value-type="float">
            <text:p>-0.177777777777778</text:p>
          </table:table-cell>
          <table:table-cell table:number-columns-repeated="17"/>
        </table:table-row>
        <table:table-row table:style-name="ro3">
          <table:table-cell table:formula="of:=[.A83]+0.125" office:value-type="float" office:value="-0.125" calcext:value-type="float">
            <text:p>-0.125</text:p>
          </table:table-cell>
          <table:table-cell table:formula="of:=1 / (2 * [.A84] ^ 2 + 3 * [.A84] - 5)" office:value-type="float" office:value="-0.187134502923977" calcext:value-type="float">
            <text:p>-0.187134502923977</text:p>
          </table:table-cell>
          <table:table-cell table:number-columns-repeated="17"/>
        </table:table-row>
        <table:table-row table:style-name="ro3">
          <table:table-cell table:formula="of:=[.A84]+0.125" office:value-type="float" office:value="0" calcext:value-type="float">
            <text:p>0</text:p>
          </table:table-cell>
          <table:table-cell table:formula="of:=1 / (2 * [.A85] ^ 2 + 3 * [.A85] - 5)" office:value-type="float" office:value="-0.2" calcext:value-type="float">
            <text:p>-0.2</text:p>
          </table:table-cell>
          <table:table-cell table:number-columns-repeated="17"/>
        </table:table-row>
        <table:table-row table:style-name="ro3">
          <table:table-cell table:formula="of:=[.A85]+0.125" office:value-type="float" office:value="0.125" calcext:value-type="float">
            <text:p>0.125</text:p>
          </table:table-cell>
          <table:table-cell table:formula="of:=1 / (2 * [.A86] ^ 2 + 3 * [.A86] - 5)" office:value-type="float" office:value="-0.217687074829932" calcext:value-type="float">
            <text:p>-0.217687074829932</text:p>
          </table:table-cell>
          <table:table-cell table:number-columns-repeated="17"/>
        </table:table-row>
        <table:table-row table:style-name="ro3">
          <table:table-cell table:formula="of:=[.A86]+0.125" office:value-type="float" office:value="0.25" calcext:value-type="float">
            <text:p>0.25</text:p>
          </table:table-cell>
          <table:table-cell table:formula="of:=1 / (2 * [.A87] ^ 2 + 3 * [.A87] - 5)" office:value-type="float" office:value="-0.242424242424242" calcext:value-type="float">
            <text:p>-0.242424242424242</text:p>
          </table:table-cell>
          <table:table-cell table:number-columns-repeated="17"/>
        </table:table-row>
        <table:table-row table:style-name="ro3">
          <table:table-cell table:formula="of:=[.A87]+0.125" office:value-type="float" office:value="0.375" calcext:value-type="float">
            <text:p>0.375</text:p>
          </table:table-cell>
          <table:table-cell table:formula="of:=1 / (2 * [.A88] ^ 2 + 3 * [.A88] - 5)" office:value-type="float" office:value="-0.278260869565217" calcext:value-type="float">
            <text:p>-0.278260869565217</text:p>
          </table:table-cell>
          <table:table-cell table:number-columns-repeated="17"/>
        </table:table-row>
        <table:table-row table:style-name="ro3">
          <table:table-cell table:formula="of:=[.A88]+0.125" office:value-type="float" office:value="0.5" calcext:value-type="float">
            <text:p>0.5</text:p>
          </table:table-cell>
          <table:table-cell table:formula="of:=1 / (2 * [.A89] ^ 2 + 3 * [.A89] - 5)" office:value-type="float" office:value="-0.333333333333333" calcext:value-type="float">
            <text:p>-0.333333333333333</text:p>
          </table:table-cell>
          <table:table-cell table:number-columns-repeated="17"/>
        </table:table-row>
        <table:table-row table:style-name="ro3">
          <table:table-cell table:formula="of:=[.A89]+0.125" office:value-type="float" office:value="0.625" calcext:value-type="float">
            <text:p>0.625</text:p>
          </table:table-cell>
          <table:table-cell table:formula="of:=1 / (2 * [.A90] ^ 2 + 3 * [.A90] - 5)" office:value-type="float" office:value="-0.426666666666667" calcext:value-type="float">
            <text:p>-0.426666666666667</text:p>
          </table:table-cell>
          <table:table-cell table:number-columns-repeated="17"/>
        </table:table-row>
        <table:table-row table:style-name="ro3">
          <table:table-cell table:formula="of:=[.A90]+0.125" office:value-type="float" office:value="0.75" calcext:value-type="float">
            <text:p>0.75</text:p>
          </table:table-cell>
          <table:table-cell table:formula="of:=1 / (2 * [.A91] ^ 2 + 3 * [.A91] - 5)" office:value-type="float" office:value="-0.615384615384615" calcext:value-type="float">
            <text:p>-0.615384615384615</text:p>
          </table:table-cell>
          <table:table-cell table:number-columns-repeated="17"/>
        </table:table-row>
        <table:table-row table:style-name="ro3">
          <table:table-cell table:formula="of:=[.A91]+0.125" office:value-type="float" office:value="0.875" calcext:value-type="float">
            <text:p>0.875</text:p>
          </table:table-cell>
          <table:table-cell table:formula="of:=1 / (2 * [.A92] ^ 2 + 3 * [.A92] - 5)" office:value-type="float" office:value="-1.18518518518519" calcext:value-type="float">
            <text:p>-1.18518518518519</text:p>
          </table:table-cell>
          <table:table-cell table:number-columns-repeated="17"/>
        </table:table-row>
        <table:table-row table:style-name="ro3">
          <table:table-cell table:formula="of:=[.A92]+0.125" office:value-type="float" office:value="1" calcext:value-type="float">
            <text:p>1</text:p>
          </table:table-cell>
          <table:table-cell table:formula="of:=1 / (2 * [.A93] ^ 2 + 3 * [.A93] - 5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3">
          <table:table-cell table:formula="of:=[.A93]+0.125" office:value-type="float" office:value="1.125" calcext:value-type="float">
            <text:p>1.125</text:p>
          </table:table-cell>
          <table:table-cell table:formula="of:=1 / (2 * [.A94] ^ 2 + 3 * [.A94] - 5)" office:value-type="float" office:value="1.10344827586207" calcext:value-type="float">
            <text:p>1.10344827586207</text:p>
          </table:table-cell>
          <table:table-cell table:number-columns-repeated="17"/>
        </table:table-row>
        <table:table-row table:style-name="ro3">
          <table:table-cell table:formula="of:=[.A94]+0.125" office:value-type="float" office:value="1.25" calcext:value-type="float">
            <text:p>1.25</text:p>
          </table:table-cell>
          <table:table-cell table:formula="of:=1 / (2 * [.A95] ^ 2 + 3 * [.A95] - 5)" office:value-type="float" office:value="0.533333333333333" calcext:value-type="float">
            <text:p>0.533333333333333</text:p>
          </table:table-cell>
          <table:table-cell table:number-columns-repeated="17"/>
        </table:table-row>
        <table:table-row table:style-name="ro3">
          <table:table-cell table:formula="of:=[.A95]+0.125" office:value-type="float" office:value="1.375" calcext:value-type="float">
            <text:p>1.375</text:p>
          </table:table-cell>
          <table:table-cell table:formula="of:=1 / (2 * [.A96] ^ 2 + 3 * [.A96] - 5)" office:value-type="float" office:value="0.344086021505376" calcext:value-type="float">
            <text:p>0.344086021505376</text:p>
          </table:table-cell>
          <table:table-cell table:number-columns-repeated="17"/>
        </table:table-row>
        <table:table-row table:style-name="ro3">
          <table:table-cell table:formula="of:=[.A96]+0.125" office:value-type="float" office:value="1.5" calcext:value-type="float">
            <text:p>1.5</text:p>
          </table:table-cell>
          <table:table-cell table:formula="of:=1 / (2 * [.A97] ^ 2 + 3 * [.A97] - 5)" office:value-type="float" office:value="0.25" calcext:value-type="float">
            <text:p>0.25</text:p>
          </table:table-cell>
          <table:table-cell table:number-columns-repeated="17"/>
        </table:table-row>
        <table:table-row table:style-name="ro3">
          <table:table-cell table:formula="of:=[.A97]+0.125" office:value-type="float" office:value="1.625" calcext:value-type="float">
            <text:p>1.625</text:p>
          </table:table-cell>
          <table:table-cell table:formula="of:=1 / (2 * [.A98] ^ 2 + 3 * [.A98] - 5)" office:value-type="float" office:value="0.193939393939394" calcext:value-type="float">
            <text:p>0.193939393939394</text:p>
          </table:table-cell>
          <table:table-cell table:number-columns-repeated="17"/>
        </table:table-row>
        <table:table-row table:style-name="ro3">
          <table:table-cell table:formula="of:=[.A98]+0.125" office:value-type="float" office:value="1.75" calcext:value-type="float">
            <text:p>1.75</text:p>
          </table:table-cell>
          <table:table-cell table:formula="of:=1 / (2 * [.A99] ^ 2 + 3 * [.A99] - 5)" office:value-type="float" office:value="0.156862745098039" calcext:value-type="float">
            <text:p>0.156862745098039</text:p>
          </table:table-cell>
          <table:table-cell table:number-columns-repeated="17"/>
        </table:table-row>
        <table:table-row table:style-name="ro3">
          <table:table-cell table:formula="of:=[.A99]+0.125" office:value-type="float" office:value="1.875" calcext:value-type="float">
            <text:p>1.875</text:p>
          </table:table-cell>
          <table:table-cell table:formula="of:=1 / (2 * [.A100] ^ 2 + 3 * [.A100] - 5)" office:value-type="float" office:value="0.130612244897959" calcext:value-type="float">
            <text:p>0.130612244897959</text:p>
          </table:table-cell>
          <table:table-cell table:number-columns-repeated="17"/>
        </table:table-row>
        <table:table-row table:style-name="ro3">
          <table:table-cell table:formula="of:=[.A100]+0.125" office:value-type="float" office:value="2" calcext:value-type="float">
            <text:p>2</text:p>
          </table:table-cell>
          <table:table-cell table:formula="of:=1 / (2 * [.A101] ^ 2 + 3 * [.A101] - 5)" office:value-type="float" office:value="0.111111111111111" calcext:value-type="float">
            <text:p>0.111111111111111</text:p>
          </table:table-cell>
          <table:table-cell table:number-columns-repeated="17"/>
        </table:table-row>
        <table:table-row table:style-name="ro3">
          <table:table-cell table:formula="of:=[.A101]+0.125" office:value-type="float" office:value="2.125" calcext:value-type="float">
            <text:p>2.125</text:p>
          </table:table-cell>
          <table:table-cell table:formula="of:=1 / (2 * [.A102] ^ 2 + 3 * [.A102] - 5)" office:value-type="float" office:value="0.0960960960960961" calcext:value-type="float">
            <text:p>0.0960960960960961</text:p>
          </table:table-cell>
          <table:table-cell table:number-columns-repeated="17"/>
        </table:table-row>
        <table:table-row table:style-name="ro3">
          <table:table-cell table:formula="of:=[.A102]+0.125" office:value-type="float" office:value="2.25" calcext:value-type="float">
            <text:p>2.25</text:p>
          </table:table-cell>
          <table:table-cell table:formula="of:=1 / (2 * [.A103] ^ 2 + 3 * [.A103] - 5)" office:value-type="float" office:value="0.0842105263157895" calcext:value-type="float">
            <text:p>0.0842105263157895</text:p>
          </table:table-cell>
          <table:table-cell table:number-columns-repeated="17"/>
        </table:table-row>
        <table:table-row table:style-name="ro3">
          <table:table-cell table:formula="of:=[.A103]+0.125" office:value-type="float" office:value="2.375" calcext:value-type="float">
            <text:p>2.375</text:p>
          </table:table-cell>
          <table:table-cell table:formula="of:=1 / (2 * [.A104] ^ 2 + 3 * [.A104] - 5)" office:value-type="float" office:value="0.0745920745920746" calcext:value-type="float">
            <text:p>0.0745920745920746</text:p>
          </table:table-cell>
          <table:table-cell table:number-columns-repeated="17"/>
        </table:table-row>
        <table:table-row table:style-name="ro3">
          <table:table-cell table:formula="of:=[.A104]+0.125" office:value-type="float" office:value="2.5" calcext:value-type="float">
            <text:p>2.5</text:p>
          </table:table-cell>
          <table:table-cell table:formula="of:=1 / (2 * [.A105] ^ 2 + 3 * [.A105] - 5)" office:value-type="float" office:value="0.0666666666666667" calcext:value-type="float">
            <text:p>0.0666666666666667</text:p>
          </table:table-cell>
          <table:table-cell table:number-columns-repeated="17"/>
        </table:table-row>
        <table:table-row table:style-name="ro3">
          <table:table-cell table:formula="of:=[.A105]+0.125" office:value-type="float" office:value="2.625" calcext:value-type="float">
            <text:p>2.625</text:p>
          </table:table-cell>
          <table:table-cell table:formula="of:=1 / (2 * [.A106] ^ 2 + 3 * [.A106] - 5)" office:value-type="float" office:value="0.0600375234521576" calcext:value-type="float">
            <text:p>0.0600375234521576</text:p>
          </table:table-cell>
          <table:table-cell table:number-columns-repeated="17"/>
        </table:table-row>
        <table:table-row table:style-name="ro3">
          <table:table-cell table:formula="of:=[.A106]+0.125" office:value-type="float" office:value="2.75" calcext:value-type="float">
            <text:p>2.75</text:p>
          </table:table-cell>
          <table:table-cell table:formula="of:=1 / (2 * [.A107] ^ 2 + 3 * [.A107] - 5)" office:value-type="float" office:value="0.054421768707483" calcext:value-type="float">
            <text:p>0.054421768707483</text:p>
          </table:table-cell>
          <table:table-cell table:number-columns-repeated="17"/>
        </table:table-row>
        <table:table-row table:style-name="ro3">
          <table:table-cell table:formula="of:=[.A107]+0.125" office:value-type="float" office:value="2.875" calcext:value-type="float">
            <text:p>2.875</text:p>
          </table:table-cell>
          <table:table-cell table:formula="of:=1 / (2 * [.A108] ^ 2 + 3 * [.A108] - 5)" office:value-type="float" office:value="0.0496124031007752" calcext:value-type="float">
            <text:p>0.0496124031007752</text:p>
          </table:table-cell>
          <table:table-cell table:number-columns-repeated="17"/>
        </table:table-row>
        <table:table-row table:style-name="ro3">
          <table:table-cell table:formula="of:=[.A108]+0.125" office:value-type="float" office:value="3" calcext:value-type="float">
            <text:p>3</text:p>
          </table:table-cell>
          <table:table-cell table:formula="of:=1 / (2 * [.A109] ^ 2 + 3 * [.A109] - 5)" office:value-type="float" office:value="0.0454545454545455" calcext:value-type="float">
            <text:p>0.0454545454545455</text:p>
          </table:table-cell>
          <table:table-cell table:number-columns-repeated="17"/>
        </table:table-row>
        <table:table-row table:style-name="ro3">
          <table:table-cell table:formula="of:=[.A109]+0.125" office:value-type="float" office:value="3.125" calcext:value-type="float">
            <text:p>3.125</text:p>
          </table:table-cell>
          <table:table-cell table:formula="of:=1 / (2 * [.A110] ^ 2 + 3 * [.A110] - 5)" office:value-type="float" office:value="0.0418300653594771" calcext:value-type="float">
            <text:p>0.0418300653594771</text:p>
          </table:table-cell>
          <table:table-cell table:number-columns-repeated="17"/>
        </table:table-row>
        <table:table-row table:style-name="ro3">
          <table:table-cell table:formula="of:=[.A110]+0.125" office:value-type="float" office:value="3.25" calcext:value-type="float">
            <text:p>3.25</text:p>
          </table:table-cell>
          <table:table-cell table:formula="of:=1 / (2 * [.A111] ^ 2 + 3 * [.A111] - 5)" office:value-type="float" office:value="0.0386473429951691" calcext:value-type="float">
            <text:p>0.0386473429951691</text:p>
          </table:table-cell>
          <table:table-cell table:number-columns-repeated="17"/>
        </table:table-row>
        <table:table-row table:style-name="ro3">
          <table:table-cell table:formula="of:=[.A111]+0.125" office:value-type="float" office:value="3.375" calcext:value-type="float">
            <text:p>3.375</text:p>
          </table:table-cell>
          <table:table-cell table:formula="of:=1 / (2 * [.A112] ^ 2 + 3 * [.A112] - 5)" office:value-type="float" office:value="0.0358342665173572" calcext:value-type="float">
            <text:p>0.0358342665173572</text:p>
          </table:table-cell>
          <table:table-cell table:number-columns-repeated="17"/>
        </table:table-row>
        <table:table-row table:style-name="ro3">
          <table:table-cell table:formula="of:=[.A112]+0.125" office:value-type="float" office:value="3.5" calcext:value-type="float">
            <text:p>3.5</text:p>
          </table:table-cell>
          <table:table-cell table:formula="of:=1 / (2 * [.A113] ^ 2 + 3 * [.A113] - 5)" office:value-type="float" office:value="0.0333333333333333" calcext:value-type="float">
            <text:p>0.0333333333333333</text:p>
          </table:table-cell>
          <table:table-cell table:number-columns-repeated="17"/>
        </table:table-row>
        <table:table-row table:style-name="ro3">
          <table:table-cell table:formula="of:=[.A113]+0.125" office:value-type="float" office:value="3.625" calcext:value-type="float">
            <text:p>3.625</text:p>
          </table:table-cell>
          <table:table-cell table:formula="of:=1 / (2 * [.A114] ^ 2 + 3 * [.A114] - 5)" office:value-type="float" office:value="0.0310981535471331" calcext:value-type="float">
            <text:p>0.0310981535471331</text:p>
          </table:table-cell>
          <table:table-cell table:number-columns-repeated="17"/>
        </table:table-row>
        <table:table-row table:style-name="ro3">
          <table:table-cell table:formula="of:=[.A114]+0.125" office:value-type="float" office:value="3.75" calcext:value-type="float">
            <text:p>3.75</text:p>
          </table:table-cell>
          <table:table-cell table:formula="of:=1 / (2 * [.A115] ^ 2 + 3 * [.A115] - 5)" office:value-type="float" office:value="0.0290909090909091" calcext:value-type="float">
            <text:p>0.0290909090909091</text:p>
          </table:table-cell>
          <table:table-cell table:number-columns-repeated="17"/>
        </table:table-row>
        <table:table-row table:style-name="ro3">
          <table:table-cell table:formula="of:=[.A115]+0.125" office:value-type="float" office:value="3.875" calcext:value-type="float">
            <text:p>3.875</text:p>
          </table:table-cell>
          <table:table-cell table:formula="of:=1 / (2 * [.A116] ^ 2 + 3 * [.A116] - 5)" office:value-type="float" office:value="0.0272804774083546" calcext:value-type="float">
            <text:p>0.0272804774083546</text:p>
          </table:table-cell>
          <table:table-cell table:number-columns-repeated="17"/>
        </table:table-row>
        <table:table-row table:style-name="ro3">
          <table:table-cell table:formula="of:=[.A116]+0.125" office:value-type="float" office:value="4" calcext:value-type="float">
            <text:p>4</text:p>
          </table:table-cell>
          <table:table-cell table:formula="of:=1 / (2 * [.A117] ^ 2 + 3 * [.A117] - 5)" office:value-type="float" office:value="0.0256410256410256" calcext:value-type="float">
            <text:p>0.0256410256410256</text:p>
          </table:table-cell>
          <table:table-cell table:number-columns-repeated="17"/>
        </table:table-row>
        <table:table-row table:style-name="ro3">
          <table:table-cell table:formula="of:=[.A117]+0.125" office:value-type="float" office:value="4.125" calcext:value-type="float">
            <text:p>4.125</text:p>
          </table:table-cell>
          <table:table-cell table:formula="of:=1 / (2 * [.A118] ^ 2 + 3 * [.A118] - 5)" office:value-type="float" office:value="0.0241509433962264" calcext:value-type="float">
            <text:p>0.0241509433962264</text:p>
          </table:table-cell>
          <table:table-cell table:number-columns-repeated="17"/>
        </table:table-row>
        <table:table-row table:style-name="ro3">
          <table:table-cell table:formula="of:=[.A118]+0.125" office:value-type="float" office:value="4.25" calcext:value-type="float">
            <text:p>4.25</text:p>
          </table:table-cell>
          <table:table-cell table:formula="of:=1 / (2 * [.A119] ^ 2 + 3 * [.A119] - 5)" office:value-type="float" office:value="0.0227920227920228" calcext:value-type="float">
            <text:p>0.0227920227920228</text:p>
          </table:table-cell>
          <table:table-cell table:number-columns-repeated="17"/>
        </table:table-row>
        <table:table-row table:style-name="ro3">
          <table:table-cell table:formula="of:=[.A119]+0.125" office:value-type="float" office:value="4.375" calcext:value-type="float">
            <text:p>4.375</text:p>
          </table:table-cell>
          <table:table-cell table:formula="of:=1 / (2 * [.A120] ^ 2 + 3 * [.A120] - 5)" office:value-type="float" office:value="0.0215488215488216" calcext:value-type="float">
            <text:p>0.0215488215488216</text:p>
          </table:table-cell>
          <table:table-cell table:number-columns-repeated="17"/>
        </table:table-row>
        <table:table-row table:style-name="ro3">
          <table:table-cell table:formula="of:=[.A120]+0.125" office:value-type="float" office:value="4.5" calcext:value-type="float">
            <text:p>4.5</text:p>
          </table:table-cell>
          <table:table-cell table:formula="of:=1 / (2 * [.A121] ^ 2 + 3 * [.A121] - 5)" office:value-type="float" office:value="0.0204081632653061" calcext:value-type="float">
            <text:p>0.0204081632653061</text:p>
          </table:table-cell>
          <table:table-cell table:number-columns-repeated="17"/>
        </table:table-row>
        <table:table-row table:style-name="ro3">
          <table:table-cell table:formula="of:=[.A121]+0.125" office:value-type="float" office:value="4.625" calcext:value-type="float">
            <text:p>4.625</text:p>
          </table:table-cell>
          <table:table-cell table:formula="of:=1 / (2 * [.A122] ^ 2 + 3 * [.A122] - 5)" office:value-type="float" office:value="0.0193587416817907" calcext:value-type="float">
            <text:p>0.0193587416817907</text:p>
          </table:table-cell>
          <table:table-cell table:number-columns-repeated="17"/>
        </table:table-row>
        <table:table-row table:style-name="ro3">
          <table:table-cell table:formula="of:=[.A122]+0.125" office:value-type="float" office:value="4.75" calcext:value-type="float">
            <text:p>4.75</text:p>
          </table:table-cell>
          <table:table-cell table:formula="of:=1 / (2 * [.A123] ^ 2 + 3 * [.A123] - 5)" office:value-type="float" office:value="0.0183908045977012" calcext:value-type="float">
            <text:p>0.0183908045977012</text:p>
          </table:table-cell>
          <table:table-cell table:number-columns-repeated="17"/>
        </table:table-row>
        <table:table-row table:style-name="ro3">
          <table:table-cell table:formula="of:=[.A123]+0.125" office:value-type="float" office:value="4.875" calcext:value-type="float">
            <text:p>4.875</text:p>
          </table:table-cell>
          <table:table-cell table:formula="of:=1 / (2 * [.A124] ^ 2 + 3 * [.A124] - 5)" office:value-type="float" office:value="0.0174958993985785" calcext:value-type="float">
            <text:p>0.0174958993985785</text:p>
          </table:table-cell>
          <table:table-cell table:number-columns-repeated="17"/>
        </table:table-row>
        <table:table-row table:style-name="ro3">
          <table:table-cell table:formula="of:=[.A124]+0.125" office:value-type="float" office:value="5" calcext:value-type="float">
            <text:p>5</text:p>
          </table:table-cell>
          <table:table-cell table:formula="of:=1 / (2 * [.A125] ^ 2 + 3 * [.A125] - 5)" office:value-type="float" office:value="0.0166666666666667" calcext:value-type="float">
            <text:p>0.0166666666666667</text:p>
          </table:table-cell>
          <table:table-cell table:number-columns-repeated="17"/>
        </table:table-row>
        <table:table-row table:style-name="ro3">
          <table:table-cell table:formula="of:=[.A125]+0.125" office:value-type="float" office:value="5.125" calcext:value-type="float">
            <text:p>5.125</text:p>
          </table:table-cell>
          <table:table-cell table:formula="of:=1 / (2 * [.A126] ^ 2 + 3 * [.A126] - 5)" office:value-type="float" office:value="0.0158966716343766" calcext:value-type="float">
            <text:p>0.0158966716343766</text:p>
          </table:table-cell>
          <table:table-cell table:number-columns-repeated="17"/>
        </table:table-row>
        <table:table-row table:style-name="ro3">
          <table:table-cell table:formula="of:=[.A126]+0.125" office:value-type="float" office:value="5.25" calcext:value-type="float">
            <text:p>5.25</text:p>
          </table:table-cell>
          <table:table-cell table:formula="of:=1 / (2 * [.A127] ^ 2 + 3 * [.A127] - 5)" office:value-type="float" office:value="0.015180265654649" calcext:value-type="float">
            <text:p>0.015180265654649</text:p>
          </table:table-cell>
          <table:table-cell table:number-columns-repeated="17"/>
        </table:table-row>
        <table:table-row table:style-name="ro3">
          <table:table-cell table:formula="of:=[.A127]+0.125" office:value-type="float" office:value="5.375" calcext:value-type="float">
            <text:p>5.375</text:p>
          </table:table-cell>
          <table:table-cell table:formula="of:=1 / (2 * [.A128] ^ 2 + 3 * [.A128] - 5)" office:value-type="float" office:value="0.0145124716553288" calcext:value-type="float">
            <text:p>0.0145124716553288</text:p>
          </table:table-cell>
          <table:table-cell table:number-columns-repeated="17"/>
        </table:table-row>
        <table:table-row table:style-name="ro3">
          <table:table-cell table:formula="of:=[.A128]+0.125" office:value-type="float" office:value="5.5" calcext:value-type="float">
            <text:p>5.5</text:p>
          </table:table-cell>
          <table:table-cell table:formula="of:=1 / (2 * [.A129] ^ 2 + 3 * [.A129] - 5)" office:value-type="float" office:value="0.0138888888888889" calcext:value-type="float">
            <text:p>0.0138888888888889</text:p>
          </table:table-cell>
          <table:table-cell table:number-columns-repeated="17"/>
        </table:table-row>
        <table:table-row table:style-name="ro3">
          <table:table-cell table:formula="of:=[.A129]+0.125" office:value-type="float" office:value="5.625" calcext:value-type="float">
            <text:p>5.625</text:p>
          </table:table-cell>
          <table:table-cell table:formula="of:=1 / (2 * [.A130] ^ 2 + 3 * [.A130] - 5)" office:value-type="float" office:value="0.0133056133056133" calcext:value-type="float">
            <text:p>0.0133056133056133</text:p>
          </table:table-cell>
          <table:table-cell table:number-columns-repeated="17"/>
        </table:table-row>
        <table:table-row table:style-name="ro3">
          <table:table-cell table:formula="of:=[.A130]+0.125" office:value-type="float" office:value="5.75" calcext:value-type="float">
            <text:p>5.75</text:p>
          </table:table-cell>
          <table:table-cell table:formula="of:=1 / (2 * [.A131] ^ 2 + 3 * [.A131] - 5)" office:value-type="float" office:value="0.0127591706539075" calcext:value-type="float">
            <text:p>0.0127591706539075</text:p>
          </table:table-cell>
          <table:table-cell table:number-columns-repeated="17"/>
        </table:table-row>
        <table:table-row table:style-name="ro3">
          <table:table-cell table:formula="of:=[.A131]+0.125" office:value-type="float" office:value="5.875" calcext:value-type="float">
            <text:p>5.875</text:p>
          </table:table-cell>
          <table:table-cell table:formula="of:=1 / (2 * [.A132] ^ 2 + 3 * [.A132] - 5)" office:value-type="float" office:value="0.012246460007654" calcext:value-type="float">
            <text:p>0.012246460007654</text:p>
          </table:table-cell>
          <table:table-cell table:number-columns-repeated="17"/>
        </table:table-row>
        <table:table-row table:style-name="ro3">
          <table:table-cell table:formula="of:=[.A132]+0.125" office:value-type="float" office:value="6" calcext:value-type="float">
            <text:p>6</text:p>
          </table:table-cell>
          <table:table-cell table:formula="of:=1 / (2 * [.A133] ^ 2 + 3 * [.A133] - 5)" office:value-type="float" office:value="0.0117647058823529" calcext:value-type="float">
            <text:p>0.0117647058823529</text:p>
          </table:table-cell>
          <table:table-cell table:number-columns-repeated="17"/>
        </table:table-row>
        <table:table-row table:style-name="ro3">
          <table:table-cell table:formula="of:=[.A133]+0.125" office:value-type="float" office:value="6.125" calcext:value-type="float">
            <text:p>6.125</text:p>
          </table:table-cell>
          <table:table-cell table:formula="of:=1 / (2 * [.A134] ^ 2 + 3 * [.A134] - 5)" office:value-type="float" office:value="0.0113114174620007" calcext:value-type="float">
            <text:p>0.0113114174620007</text:p>
          </table:table-cell>
          <table:table-cell table:number-columns-repeated="17"/>
        </table:table-row>
        <table:table-row table:style-name="ro3">
          <table:table-cell table:formula="of:=[.A134]+0.125" office:value-type="float" office:value="6.25" calcext:value-type="float">
            <text:p>6.25</text:p>
          </table:table-cell>
          <table:table-cell table:formula="of:=1 / (2 * [.A135] ^ 2 + 3 * [.A135] - 5)" office:value-type="float" office:value="0.0108843537414966" calcext:value-type="float">
            <text:p>0.0108843537414966</text:p>
          </table:table-cell>
          <table:table-cell table:number-columns-repeated="17"/>
        </table:table-row>
        <table:table-row table:style-name="ro3">
          <table:table-cell table:formula="of:=[.A135]+0.125" office:value-type="float" office:value="6.375" calcext:value-type="float">
            <text:p>6.375</text:p>
          </table:table-cell>
          <table:table-cell table:formula="of:=1 / (2 * [.A136] ^ 2 + 3 * [.A136] - 5)" office:value-type="float" office:value="0.0104814936128398" calcext:value-type="float">
            <text:p>0.0104814936128398</text:p>
          </table:table-cell>
          <table:table-cell table:number-columns-repeated="17"/>
        </table:table-row>
        <table:table-row table:style-name="ro3">
          <table:table-cell table:formula="of:=[.A136]+0.125" office:value-type="float" office:value="6.5" calcext:value-type="float">
            <text:p>6.5</text:p>
          </table:table-cell>
          <table:table-cell table:formula="of:=1 / (2 * [.A137] ^ 2 + 3 * [.A137] - 5)" office:value-type="float" office:value="0.0101010101010101" calcext:value-type="float">
            <text:p>0.0101010101010101</text:p>
          </table:table-cell>
          <table:table-cell table:number-columns-repeated="17"/>
        </table:table-row>
        <table:table-row table:style-name="ro3">
          <table:table-cell table:formula="of:=[.A137]+0.125" office:value-type="float" office:value="6.625" calcext:value-type="float">
            <text:p>6.625</text:p>
          </table:table-cell>
          <table:table-cell table:formula="of:=1 / (2 * [.A138] ^ 2 + 3 * [.A138] - 5)" office:value-type="float" office:value="0.00974124809741248" calcext:value-type="float">
            <text:p>0.00974124809741248</text:p>
          </table:table-cell>
          <table:table-cell table:number-columns-repeated="17"/>
        </table:table-row>
        <table:table-row table:style-name="ro3">
          <table:table-cell table:formula="of:=[.A138]+0.125" office:value-type="float" office:value="6.75" calcext:value-type="float">
            <text:p>6.75</text:p>
          </table:table-cell>
          <table:table-cell table:formula="of:=1 / (2 * [.A139] ^ 2 + 3 * [.A139] - 5)" office:value-type="float" office:value="0.00940070505287897" calcext:value-type="float">
            <text:p>0.00940070505287897</text:p>
          </table:table-cell>
          <table:table-cell table:number-columns-repeated="17"/>
        </table:table-row>
        <table:table-row table:style-name="ro3">
          <table:table-cell table:formula="of:=[.A139]+0.125" office:value-type="float" office:value="6.875" calcext:value-type="float">
            <text:p>6.875</text:p>
          </table:table-cell>
          <table:table-cell table:formula="of:=1 / (2 * [.A140] ^ 2 + 3 * [.A140] - 5)" office:value-type="float" office:value="0.00907801418439716" calcext:value-type="float">
            <text:p>0.00907801418439716</text:p>
          </table:table-cell>
          <table:table-cell table:number-columns-repeated="17"/>
        </table:table-row>
        <table:table-row table:style-name="ro3">
          <table:table-cell table:formula="of:=[.A140]+0.125" office:value-type="float" office:value="7" calcext:value-type="float">
            <text:p>7</text:p>
          </table:table-cell>
          <table:table-cell table:formula="of:=1 / (2 * [.A141] ^ 2 + 3 * [.A141] - 5)" office:value-type="float" office:value="0.0087719298245614" calcext:value-type="float">
            <text:p>0.0087719298245614</text:p>
          </table:table-cell>
          <table:table-cell table:number-columns-repeated="17"/>
        </table:table-row>
        <table:table-row table:style-name="ro3">
          <table:table-cell table:formula="of:=[.A141]+0.125" office:value-type="float" office:value="7.125" calcext:value-type="float">
            <text:p>7.125</text:p>
          </table:table-cell>
          <table:table-cell table:formula="of:=1 / (2 * [.A142] ^ 2 + 3 * [.A142] - 5)" office:value-type="float" office:value="0.00848131460376358" calcext:value-type="float">
            <text:p>0.00848131460376358</text:p>
          </table:table-cell>
          <table:table-cell table:number-columns-repeated="17"/>
        </table:table-row>
        <table:table-row table:style-name="ro3">
          <table:table-cell table:formula="of:=[.A142]+0.125" office:value-type="float" office:value="7.25" calcext:value-type="float">
            <text:p>7.25</text:p>
          </table:table-cell>
          <table:table-cell table:formula="of:=1 / (2 * [.A143] ^ 2 + 3 * [.A143] - 5)" office:value-type="float" office:value="0.00820512820512821" calcext:value-type="float">
            <text:p>0.00820512820512821</text:p>
          </table:table-cell>
          <table:table-cell table:number-columns-repeated="17"/>
        </table:table-row>
        <table:table-row table:style-name="ro3">
          <table:table-cell table:formula="of:=[.A143]+0.125" office:value-type="float" office:value="7.375" calcext:value-type="float">
            <text:p>7.375</text:p>
          </table:table-cell>
          <table:table-cell table:formula="of:=1 / (2 * [.A144] ^ 2 + 3 * [.A144] - 5)" office:value-type="float" office:value="0.00794241747331844" calcext:value-type="float">
            <text:p>0.00794241747331844</text:p>
          </table:table-cell>
          <table:table-cell table:number-columns-repeated="17"/>
        </table:table-row>
        <table:table-row table:style-name="ro3">
          <table:table-cell table:formula="of:=[.A144]+0.125" office:value-type="float" office:value="7.5" calcext:value-type="float">
            <text:p>7.5</text:p>
          </table:table-cell>
          <table:table-cell table:formula="of:=1 / (2 * [.A145] ^ 2 + 3 * [.A145] - 5)" office:value-type="float" office:value="0.00769230769230769" calcext:value-type="float">
            <text:p>0.00769230769230769</text:p>
          </table:table-cell>
          <table:table-cell table:number-columns-repeated="17"/>
        </table:table-row>
        <table:table-row table:style-name="ro3">
          <table:table-cell table:formula="of:=[.A145]+0.125" office:value-type="float" office:value="7.625" calcext:value-type="float">
            <text:p>7.625</text:p>
          </table:table-cell>
          <table:table-cell table:formula="of:=1 / (2 * [.A146] ^ 2 + 3 * [.A146] - 5)" office:value-type="float" office:value="0.00745399487537852" calcext:value-type="float">
            <text:p>0.00745399487537852</text:p>
          </table:table-cell>
          <table:table-cell table:number-columns-repeated="17"/>
        </table:table-row>
        <table:table-row table:style-name="ro3">
          <table:table-cell table:formula="of:=[.A146]+0.125" office:value-type="float" office:value="7.75" calcext:value-type="float">
            <text:p>7.75</text:p>
          </table:table-cell>
          <table:table-cell table:formula="of:=1 / (2 * [.A147] ^ 2 + 3 * [.A147] - 5)" office:value-type="float" office:value="0.00722673893405601" calcext:value-type="float">
            <text:p>0.00722673893405601</text:p>
          </table:table-cell>
          <table:table-cell table:number-columns-repeated="17"/>
        </table:table-row>
        <table:table-row table:style-name="ro3">
          <table:table-cell table:formula="of:=[.A147]+0.125" office:value-type="float" office:value="7.875" calcext:value-type="float">
            <text:p>7.875</text:p>
          </table:table-cell>
          <table:table-cell table:formula="of:=1 / (2 * [.A148] ^ 2 + 3 * [.A148] - 5)" office:value-type="float" office:value="0.00700985761226725" calcext:value-type="float">
            <text:p>0.00700985761226725</text:p>
          </table:table-cell>
          <table:table-cell table:number-columns-repeated="17"/>
        </table:table-row>
        <table:table-row table:style-name="ro3">
          <table:table-cell table:formula="of:=[.A148]+0.125" office:value-type="float" office:value="8" calcext:value-type="float">
            <text:p>8</text:p>
          </table:table-cell>
          <table:table-cell table:formula="of:=1 / (2 * [.A149] ^ 2 + 3 * [.A149] - 5)" office:value-type="float" office:value="0.00680272108843537" calcext:value-type="float">
            <text:p>0.00680272108843537</text:p>
          </table:table-cell>
          <table:table-cell table:number-columns-repeated="17"/>
        </table:table-row>
        <table:table-row table:style-name="ro3">
          <table:table-cell table:formula="of:=[.A149]+0.125" office:value-type="float" office:value="8.125" calcext:value-type="float">
            <text:p>8.125</text:p>
          </table:table-cell>
          <table:table-cell table:formula="of:=1 / (2 * [.A150] ^ 2 + 3 * [.A150] - 5)" office:value-type="float" office:value="0.0066047471620227" calcext:value-type="float">
            <text:p>0.0066047471620227</text:p>
          </table:table-cell>
          <table:table-cell table:number-columns-repeated="17"/>
        </table:table-row>
        <table:table-row table:style-name="ro3">
          <table:table-cell table:formula="of:=[.A150]+0.125" office:value-type="float" office:value="8.25" calcext:value-type="float">
            <text:p>8.25</text:p>
          </table:table-cell>
          <table:table-cell table:formula="of:=1 / (2 * [.A151] ^ 2 + 3 * [.A151] - 5)" office:value-type="float" office:value="0.00641539695268645" calcext:value-type="float">
            <text:p>0.00641539695268645</text:p>
          </table:table-cell>
          <table:table-cell table:number-columns-repeated="17"/>
        </table:table-row>
        <table:table-row table:style-name="ro3">
          <table:table-cell table:formula="of:=[.A151]+0.125" office:value-type="float" office:value="8.375" calcext:value-type="float">
            <text:p>8.375</text:p>
          </table:table-cell>
          <table:table-cell table:formula="of:=1 / (2 * [.A152] ^ 2 + 3 * [.A152] - 5)" office:value-type="float" office:value="0.00623417105006819" calcext:value-type="float">
            <text:p>0.00623417105006819</text:p>
          </table:table-cell>
          <table:table-cell table:number-columns-repeated="17"/>
        </table:table-row>
        <table:table-row table:style-name="ro3">
          <table:table-cell table:formula="of:=[.A152]+0.125" office:value-type="float" office:value="8.5" calcext:value-type="float">
            <text:p>8.5</text:p>
          </table:table-cell>
          <table:table-cell table:formula="of:=1 / (2 * [.A153] ^ 2 + 3 * [.A153] - 5)" office:value-type="float" office:value="0.00606060606060606" calcext:value-type="float">
            <text:p>0.00606060606060606</text:p>
          </table:table-cell>
          <table:table-cell table:number-columns-repeated="17"/>
        </table:table-row>
        <table:table-row table:style-name="ro3">
          <table:table-cell table:formula="of:=[.A153]+0.125" office:value-type="float" office:value="8.625" calcext:value-type="float">
            <text:p>8.625</text:p>
          </table:table-cell>
          <table:table-cell table:formula="of:=1 / (2 * [.A154] ^ 2 + 3 * [.A154] - 5)" office:value-type="float" office:value="0.00589427150488119" calcext:value-type="float">
            <text:p>0.00589427150488119</text:p>
          </table:table-cell>
          <table:table-cell table:number-columns-repeated="17"/>
        </table:table-row>
        <table:table-row table:style-name="ro3">
          <table:table-cell table:formula="of:=[.A154]+0.125" office:value-type="float" office:value="8.75" calcext:value-type="float">
            <text:p>8.75</text:p>
          </table:table-cell>
          <table:table-cell table:formula="of:=1 / (2 * [.A155] ^ 2 + 3 * [.A155] - 5)" office:value-type="float" office:value="0.00573476702508961" calcext:value-type="float">
            <text:p>0.00573476702508961</text:p>
          </table:table-cell>
          <table:table-cell table:number-columns-repeated="17"/>
        </table:table-row>
        <table:table-row table:style-name="ro3">
          <table:table-cell table:formula="of:=[.A155]+0.125" office:value-type="float" office:value="8.875" calcext:value-type="float">
            <text:p>8.875</text:p>
          </table:table-cell>
          <table:table-cell table:formula="of:=1 / (2 * [.A156] ^ 2 + 3 * [.A156] - 5)" office:value-type="float" office:value="0.00558171986743415" calcext:value-type="float">
            <text:p>0.00558171986743415</text:p>
          </table:table-cell>
          <table:table-cell table:number-columns-repeated="17"/>
        </table:table-row>
        <table:table-row table:style-name="ro3">
          <table:table-cell table:formula="of:=[.A156]+0.125" office:value-type="float" office:value="9" calcext:value-type="float">
            <text:p>9</text:p>
          </table:table-cell>
          <table:table-cell table:formula="of:=1 / (2 * [.A157] ^ 2 + 3 * [.A157] - 5)" office:value-type="float" office:value="0.00543478260869565" calcext:value-type="float">
            <text:p>0.00543478260869565</text:p>
          </table:table-cell>
          <table:table-cell table:number-columns-repeated="17"/>
        </table:table-row>
        <table:table-row table:style-name="ro3">
          <table:table-cell table:formula="of:=[.A157]+0.125" office:value-type="float" office:value="9.125" calcext:value-type="float">
            <text:p>9.125</text:p>
          </table:table-cell>
          <table:table-cell table:formula="of:=1 / (2 * [.A158] ^ 2 + 3 * [.A158] - 5)" office:value-type="float" office:value="0.00529363110008271" calcext:value-type="float">
            <text:p>0.00529363110008271</text:p>
          </table:table-cell>
          <table:table-cell table:number-columns-repeated="17"/>
        </table:table-row>
        <table:table-row table:style-name="ro3">
          <table:table-cell table:formula="of:=[.A158]+0.125" office:value-type="float" office:value="9.25" calcext:value-type="float">
            <text:p>9.25</text:p>
          </table:table-cell>
          <table:table-cell table:formula="of:=1 / (2 * [.A159] ^ 2 + 3 * [.A159] - 5)" office:value-type="float" office:value="0.00515796260477112" calcext:value-type="float">
            <text:p>0.00515796260477112</text:p>
          </table:table-cell>
          <table:table-cell table:number-columns-repeated="17"/>
        </table:table-row>
        <table:table-row table:style-name="ro3">
          <table:table-cell table:formula="of:=[.A159]+0.125" office:value-type="float" office:value="9.375" calcext:value-type="float">
            <text:p>9.375</text:p>
          </table:table-cell>
          <table:table-cell table:formula="of:=1 / (2 * [.A160] ^ 2 + 3 * [.A160] - 5)" office:value-type="float" office:value="0.00502749410840534" calcext:value-type="float">
            <text:p>0.00502749410840534</text:p>
          </table:table-cell>
          <table:table-cell table:number-columns-repeated="17"/>
        </table:table-row>
        <table:table-row table:style-name="ro3">
          <table:table-cell table:formula="of:=[.A160]+0.125" office:value-type="float" office:value="9.5" calcext:value-type="float">
            <text:p>9.5</text:p>
          </table:table-cell>
          <table:table-cell table:formula="of:=1 / (2 * [.A161] ^ 2 + 3 * [.A161] - 5)" office:value-type="float" office:value="0.00490196078431373" calcext:value-type="float">
            <text:p>0.00490196078431373</text:p>
          </table:table-cell>
          <table:table-cell table:number-columns-repeated="17"/>
        </table:table-row>
        <table:table-row table:style-name="ro3">
          <table:table-cell table:formula="of:=[.A161]+0.125" office:value-type="float" office:value="9.625" calcext:value-type="float">
            <text:p>9.625</text:p>
          </table:table-cell>
          <table:table-cell table:formula="of:=1 / (2 * [.A162] ^ 2 + 3 * [.A162] - 5)" office:value-type="float" office:value="0.00478111459734051" calcext:value-type="float">
            <text:p>0.00478111459734051</text:p>
          </table:table-cell>
          <table:table-cell table:number-columns-repeated="17"/>
        </table:table-row>
        <table:table-row table:style-name="ro3">
          <table:table-cell table:formula="of:=[.A162]+0.125" office:value-type="float" office:value="9.75" calcext:value-type="float">
            <text:p>9.75</text:p>
          </table:table-cell>
          <table:table-cell table:formula="of:=1 / (2 * [.A163] ^ 2 + 3 * [.A163] - 5)" office:value-type="float" office:value="0.00466472303206997" calcext:value-type="float">
            <text:p>0.00466472303206997</text:p>
          </table:table-cell>
          <table:table-cell table:number-columns-repeated="17"/>
        </table:table-row>
        <table:table-row table:style-name="ro3">
          <table:table-cell table:formula="of:=[.A163]+0.125" office:value-type="float" office:value="9.875" calcext:value-type="float">
            <text:p>9.875</text:p>
          </table:table-cell>
          <table:table-cell table:formula="of:=1 / (2 * [.A164] ^ 2 + 3 * [.A164] - 5)" office:value-type="float" office:value="0.00455256793284962" calcext:value-type="float">
            <text:p>0.00455256793284962</text:p>
          </table:table-cell>
          <table:table-cell table:number-columns-repeated="17"/>
        </table:table-row>
        <table:table-row table:style-name="ro3">
          <table:table-cell table:formula="of:=[.A164]+0.125" office:value-type="float" office:value="10" calcext:value-type="float">
            <text:p>10</text:p>
          </table:table-cell>
          <table:table-cell table:formula="of:=1 / (2 * [.A165] ^ 2 + 3 * [.A165] - 5)" office:value-type="float" office:value="0.00444444444444444" calcext:value-type="float">
            <text:p>0.0044444444444444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1T13:07:33.518000000</meta:creation-date>
    <dc:date>2023-01-11T15:01:07.865000000</dc:date>
    <meta:editing-duration>PT27M45S</meta:editing-duration>
    <meta:editing-cycles>3</meta:editing-cycles>
    <meta:generator>LibreOffice/7.4.3.2$Windows_X86_64 LibreOffice_project/1048a8393ae2eeec98dff31b5c133c5f1d08b890</meta:generator>
    <meta:document-statistic meta:table-count="1" meta:cell-count="68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0.5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043cm" svg:height="10.487cm" xlink:href=".." xlink:type="simple" chart:class="chart:scatter" chart:style-name="ch1">
        <chart:plot-area chart:style-name="ch2" table:cell-range-address="Foglio1.A5:Foglio1.B165" svg:x="0.72cm" svg:y="0.209cm" svg:width="34.603cm" svg:height="10.069cm">
          <chart:coordinate-region svg:x="0.866cm" svg:y="0.408cm" svg:width="34.363cm" svg:height="9.6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B5:Foglio1.B165" chart:class="chart:scatter">
            <chart:domain table:cell-range-address="Foglio1.A5:Foglio1.A165"/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1.A5:Foglio1.A165</svg:desc>
                </draw:g>
              </table:table-cell>
              <table:table-cell office:value-type="float" office:value="0.00606060606060606">
                <text:p>0.00606060606060606</text:p>
                <draw:g>
                  <svg:desc>Foglio1.B5:Foglio1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75">
                <text:p>-9.875</text:p>
              </table:table-cell>
              <table:table-cell office:value-type="float" office:value="0.00623417105006819">
                <text:p>0.00623417105006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5">
                <text:p>-9.75</text:p>
              </table:table-cell>
              <table:table-cell office:value-type="float" office:value="0.00641539695268645">
                <text:p>0.00641539695268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25">
                <text:p>-9.625</text:p>
              </table:table-cell>
              <table:table-cell office:value-type="float" office:value="0.0066047471620227">
                <text:p>0.0066047471620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0.00680272108843537">
                <text:p>0.00680272108843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75">
                <text:p>-9.375</text:p>
              </table:table-cell>
              <table:table-cell office:value-type="float" office:value="0.00700985761226725">
                <text:p>0.00700985761226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25">
                <text:p>-9.25</text:p>
              </table:table-cell>
              <table:table-cell office:value-type="float" office:value="0.00722673893405601">
                <text:p>0.00722673893405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125">
                <text:p>-9.125</text:p>
              </table:table-cell>
              <table:table-cell office:value-type="float" office:value="0.00745399487537852">
                <text:p>0.00745399487537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75">
                <text:p>-8.875</text:p>
              </table:table-cell>
              <table:table-cell office:value-type="float" office:value="0.00794241747331844">
                <text:p>0.00794241747331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75">
                <text:p>-8.75</text:p>
              </table:table-cell>
              <table:table-cell office:value-type="float" office:value="0.00820512820512821">
                <text:p>0.00820512820512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25">
                <text:p>-8.625</text:p>
              </table:table-cell>
              <table:table-cell office:value-type="float" office:value="0.00848131460376358">
                <text:p>0.00848131460376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5">
                <text:p>-8.5</text:p>
              </table:table-cell>
              <table:table-cell office:value-type="float" office:value="0.0087719298245614">
                <text:p>0.0087719298245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375">
                <text:p>-8.375</text:p>
              </table:table-cell>
              <table:table-cell office:value-type="float" office:value="0.00907801418439716">
                <text:p>0.00907801418439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25">
                <text:p>-8.25</text:p>
              </table:table-cell>
              <table:table-cell office:value-type="float" office:value="0.00940070505287897">
                <text:p>0.00940070505287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125">
                <text:p>-8.125</text:p>
              </table:table-cell>
              <table:table-cell office:value-type="float" office:value="0.00974124809741248">
                <text:p>0.00974124809741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875">
                <text:p>-7.875</text:p>
              </table:table-cell>
              <table:table-cell office:value-type="float" office:value="0.0104814936128398">
                <text:p>0.0104814936128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75">
                <text:p>-7.75</text:p>
              </table:table-cell>
              <table:table-cell office:value-type="float" office:value="0.0108843537414966">
                <text:p>0.010884353741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625">
                <text:p>-7.625</text:p>
              </table:table-cell>
              <table:table-cell office:value-type="float" office:value="0.0113114174620007">
                <text:p>0.0113114174620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5">
                <text:p>-7.5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375">
                <text:p>-7.375</text:p>
              </table:table-cell>
              <table:table-cell office:value-type="float" office:value="0.012246460007654">
                <text:p>0.012246460007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25">
                <text:p>-7.25</text:p>
              </table:table-cell>
              <table:table-cell office:value-type="float" office:value="0.0127591706539075">
                <text:p>0.0127591706539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125">
                <text:p>-7.125</text:p>
              </table:table-cell>
              <table:table-cell office:value-type="float" office:value="0.0133056133056133">
                <text:p>0.0133056133056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875">
                <text:p>-6.875</text:p>
              </table:table-cell>
              <table:table-cell office:value-type="float" office:value="0.0145124716553288">
                <text:p>0.0145124716553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75">
                <text:p>-6.75</text:p>
              </table:table-cell>
              <table:table-cell office:value-type="float" office:value="0.015180265654649">
                <text:p>0.015180265654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25">
                <text:p>-6.625</text:p>
              </table:table-cell>
              <table:table-cell office:value-type="float" office:value="0.0158966716343766">
                <text:p>0.01589667163437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5">
                <text:p>-6.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375">
                <text:p>-6.375</text:p>
              </table:table-cell>
              <table:table-cell office:value-type="float" office:value="0.0174958993985785">
                <text:p>0.0174958993985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25">
                <text:p>-6.25</text:p>
              </table:table-cell>
              <table:table-cell office:value-type="float" office:value="0.0183908045977012">
                <text:p>0.018390804597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125">
                <text:p>-6.125</text:p>
              </table:table-cell>
              <table:table-cell office:value-type="float" office:value="0.0193587416817907">
                <text:p>0.0193587416817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875">
                <text:p>-5.875</text:p>
              </table:table-cell>
              <table:table-cell office:value-type="float" office:value="0.0215488215488216">
                <text:p>0.0215488215488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75">
                <text:p>-5.75</text:p>
              </table:table-cell>
              <table:table-cell office:value-type="float" office:value="0.0227920227920228">
                <text:p>0.0227920227920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625">
                <text:p>-5.625</text:p>
              </table:table-cell>
              <table:table-cell office:value-type="float" office:value="0.0241509433962264">
                <text:p>0.0241509433962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5">
                <text:p>-5.5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375">
                <text:p>-5.375</text:p>
              </table:table-cell>
              <table:table-cell office:value-type="float" office:value="0.0272804774083546">
                <text:p>0.0272804774083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25">
                <text:p>-5.25</text:p>
              </table:table-cell>
              <table:table-cell office:value-type="float" office:value="0.0290909090909091">
                <text:p>0.0290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125">
                <text:p>-5.125</text:p>
              </table:table-cell>
              <table:table-cell office:value-type="float" office:value="0.0310981535471331">
                <text:p>0.0310981535471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875">
                <text:p>-4.875</text:p>
              </table:table-cell>
              <table:table-cell office:value-type="float" office:value="0.0358342665173572">
                <text:p>0.0358342665173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75">
                <text:p>-4.75</text:p>
              </table:table-cell>
              <table:table-cell office:value-type="float" office:value="0.0386473429951691">
                <text:p>0.0386473429951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625">
                <text:p>-4.625</text:p>
              </table:table-cell>
              <table:table-cell office:value-type="float" office:value="0.0418300653594771">
                <text:p>0.0418300653594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5">
                <text:p>-4.5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75">
                <text:p>-4.375</text:p>
              </table:table-cell>
              <table:table-cell office:value-type="float" office:value="0.0496124031007752">
                <text:p>0.0496124031007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25">
                <text:p>-4.25</text:p>
              </table:table-cell>
              <table:table-cell office:value-type="float" office:value="0.054421768707483">
                <text:p>0.0544217687074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125">
                <text:p>-4.125</text:p>
              </table:table-cell>
              <table:table-cell office:value-type="float" office:value="0.0600375234521576">
                <text:p>0.0600375234521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875">
                <text:p>-3.875</text:p>
              </table:table-cell>
              <table:table-cell office:value-type="float" office:value="0.0745920745920746">
                <text:p>0.0745920745920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75">
                <text:p>-3.75</text:p>
              </table:table-cell>
              <table:table-cell office:value-type="float" office:value="0.0842105263157895">
                <text:p>0.0842105263157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25">
                <text:p>-3.625</text:p>
              </table:table-cell>
              <table:table-cell office:value-type="float" office:value="0.0960960960960961">
                <text:p>0.0960960960960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">
                <text:p>-3.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375">
                <text:p>-3.375</text:p>
              </table:table-cell>
              <table:table-cell office:value-type="float" office:value="0.130612244897959">
                <text:p>0.130612244897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25">
                <text:p>-3.2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25">
                <text:p>-3.125</text:p>
              </table:table-cell>
              <table:table-cell office:value-type="float" office:value="0.193939393939394">
                <text:p>0.193939393939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875">
                <text:p>-2.875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5">
                <text:p>-2.7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625">
                <text:p>-2.625</text:p>
              </table:table-cell>
              <table:table-cell office:value-type="float" office:value="1.10344827586207">
                <text:p>1.10344827586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75">
                <text:p>-2.375</text:p>
              </table:table-cell>
              <table:table-cell office:value-type="float" office:value="-1.18518518518519">
                <text:p>-1.18518518518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5">
                <text:p>-2.25</text:p>
              </table:table-cell>
              <table:table-cell office:value-type="float" office:value="-0.615384615384615">
                <text:p>-0.615384615384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25">
                <text:p>-2.125</text:p>
              </table:table-cell>
              <table:table-cell office:value-type="float" office:value="-0.426666666666667">
                <text:p>-0.42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75">
                <text:p>-1.875</text:p>
              </table:table-cell>
              <table:table-cell office:value-type="float" office:value="-0.278260869565217">
                <text:p>-0.278260869565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5">
                <text:p>-1.75</text:p>
              </table:table-cell>
              <table:table-cell office:value-type="float" office:value="-0.242424242424242">
                <text:p>-0.242424242424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25">
                <text:p>-1.625</text:p>
              </table:table-cell>
              <table:table-cell office:value-type="float" office:value="-0.217687074829932">
                <text:p>-0.217687074829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">
                <text:p>-1.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75">
                <text:p>-1.375</text:p>
              </table:table-cell>
              <table:table-cell office:value-type="float" office:value="-0.187134502923977">
                <text:p>-0.187134502923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5">
                <text:p>-1.25</text:p>
              </table:table-cell>
              <table:table-cell office:value-type="float" office:value="-0.177777777777778">
                <text:p>-0.17777777777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25">
                <text:p>-1.125</text:p>
              </table:table-cell>
              <table:table-cell office:value-type="float" office:value="-0.171122994652406">
                <text:p>-0.1711229946524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75">
                <text:p>-0.875</text:p>
              </table:table-cell>
              <table:table-cell office:value-type="float" office:value="-0.164102564102564">
                <text:p>-0.164102564102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5">
                <text:p>-0.75</text:p>
              </table:table-cell>
              <table:table-cell office:value-type="float" office:value="-0.163265306122449">
                <text:p>-0.163265306122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">
                <text:p>-0.625</text:p>
              </table:table-cell>
              <table:table-cell office:value-type="float" office:value="-0.164102564102564">
                <text:p>-0.164102564102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">
                <text:p>-0.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75">
                <text:p>-0.375</text:p>
              </table:table-cell>
              <table:table-cell office:value-type="float" office:value="-0.171122994652406">
                <text:p>-0.171122994652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">
                <text:p>-0.25</text:p>
              </table:table-cell>
              <table:table-cell office:value-type="float" office:value="-0.177777777777778">
                <text:p>-0.1777777777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5">
                <text:p>-0.125</text:p>
              </table:table-cell>
              <table:table-cell office:value-type="float" office:value="-0.187134502923977">
                <text:p>-0.187134502923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-0.217687074829932">
                <text:p>-0.2176870748299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-0.242424242424242">
                <text:p>-0.242424242424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5">
                <text:p>0.375</text:p>
              </table:table-cell>
              <table:table-cell office:value-type="float" office:value="-0.278260869565217">
                <text:p>-0.278260869565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">
                <text:p>0.625</text:p>
              </table:table-cell>
              <table:table-cell office:value-type="float" office:value="-0.426666666666667">
                <text:p>-0.42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">
                <text:p>0.75</text:p>
              </table:table-cell>
              <table:table-cell office:value-type="float" office:value="-0.615384615384615">
                <text:p>-0.615384615384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">
                <text:p>0.875</text:p>
              </table:table-cell>
              <table:table-cell office:value-type="float" office:value="-1.18518518518519">
                <text:p>-1.18518518518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25">
                <text:p>1.125</text:p>
              </table:table-cell>
              <table:table-cell office:value-type="float" office:value="1.10344827586207">
                <text:p>1.103448275862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">
                <text:p>1.2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75">
                <text:p>1.375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5">
                <text:p>1.625</text:p>
              </table:table-cell>
              <table:table-cell office:value-type="float" office:value="0.193939393939394">
                <text:p>0.193939393939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5">
                <text:p>1.7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75">
                <text:p>1.875</text:p>
              </table:table-cell>
              <table:table-cell office:value-type="float" office:value="0.130612244897959">
                <text:p>0.1306122448979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25">
                <text:p>2.125</text:p>
              </table:table-cell>
              <table:table-cell office:value-type="float" office:value="0.0960960960960961">
                <text:p>0.0960960960960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">
                <text:p>2.25</text:p>
              </table:table-cell>
              <table:table-cell office:value-type="float" office:value="0.0842105263157895">
                <text:p>0.0842105263157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75">
                <text:p>2.375</text:p>
              </table:table-cell>
              <table:table-cell office:value-type="float" office:value="0.0745920745920746">
                <text:p>0.0745920745920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25">
                <text:p>2.625</text:p>
              </table:table-cell>
              <table:table-cell office:value-type="float" office:value="0.0600375234521576">
                <text:p>0.0600375234521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5">
                <text:p>2.75</text:p>
              </table:table-cell>
              <table:table-cell office:value-type="float" office:value="0.054421768707483">
                <text:p>0.054421768707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75">
                <text:p>2.875</text:p>
              </table:table-cell>
              <table:table-cell office:value-type="float" office:value="0.0496124031007752">
                <text:p>0.0496124031007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5">
                <text:p>3.125</text:p>
              </table:table-cell>
              <table:table-cell office:value-type="float" office:value="0.0418300653594771">
                <text:p>0.0418300653594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5">
                <text:p>3.25</text:p>
              </table:table-cell>
              <table:table-cell office:value-type="float" office:value="0.0386473429951691">
                <text:p>0.0386473429951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75">
                <text:p>3.375</text:p>
              </table:table-cell>
              <table:table-cell office:value-type="float" office:value="0.0358342665173572">
                <text:p>0.03583426651735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25">
                <text:p>3.625</text:p>
              </table:table-cell>
              <table:table-cell office:value-type="float" office:value="0.0310981535471331">
                <text:p>0.0310981535471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5">
                <text:p>3.75</text:p>
              </table:table-cell>
              <table:table-cell office:value-type="float" office:value="0.0290909090909091">
                <text:p>0.029090909090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75">
                <text:p>3.875</text:p>
              </table:table-cell>
              <table:table-cell office:value-type="float" office:value="0.0272804774083546">
                <text:p>0.0272804774083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25">
                <text:p>4.125</text:p>
              </table:table-cell>
              <table:table-cell office:value-type="float" office:value="0.0241509433962264">
                <text:p>0.0241509433962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5">
                <text:p>4.25</text:p>
              </table:table-cell>
              <table:table-cell office:value-type="float" office:value="0.0227920227920228">
                <text:p>0.0227920227920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75">
                <text:p>4.375</text:p>
              </table:table-cell>
              <table:table-cell office:value-type="float" office:value="0.0215488215488216">
                <text:p>0.0215488215488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">
                <text:p>4.5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25">
                <text:p>4.625</text:p>
              </table:table-cell>
              <table:table-cell office:value-type="float" office:value="0.0193587416817907">
                <text:p>0.01935874168179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0.0183908045977012">
                <text:p>0.0183908045977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75">
                <text:p>4.875</text:p>
              </table:table-cell>
              <table:table-cell office:value-type="float" office:value="0.0174958993985785">
                <text:p>0.0174958993985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25">
                <text:p>5.125</text:p>
              </table:table-cell>
              <table:table-cell office:value-type="float" office:value="0.0158966716343766">
                <text:p>0.01589667163437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5">
                <text:p>5.25</text:p>
              </table:table-cell>
              <table:table-cell office:value-type="float" office:value="0.015180265654649">
                <text:p>0.0151802656546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75">
                <text:p>5.375</text:p>
              </table:table-cell>
              <table:table-cell office:value-type="float" office:value="0.0145124716553288">
                <text:p>0.0145124716553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">
                <text:p>5.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25">
                <text:p>5.625</text:p>
              </table:table-cell>
              <table:table-cell office:value-type="float" office:value="0.0133056133056133">
                <text:p>0.0133056133056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5">
                <text:p>5.75</text:p>
              </table:table-cell>
              <table:table-cell office:value-type="float" office:value="0.0127591706539075">
                <text:p>0.0127591706539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75">
                <text:p>5.875</text:p>
              </table:table-cell>
              <table:table-cell office:value-type="float" office:value="0.012246460007654">
                <text:p>0.012246460007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25">
                <text:p>6.125</text:p>
              </table:table-cell>
              <table:table-cell office:value-type="float" office:value="0.0113114174620007">
                <text:p>0.0113114174620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5">
                <text:p>6.25</text:p>
              </table:table-cell>
              <table:table-cell office:value-type="float" office:value="0.0108843537414966">
                <text:p>0.01088435374149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75">
                <text:p>6.375</text:p>
              </table:table-cell>
              <table:table-cell office:value-type="float" office:value="0.0104814936128398">
                <text:p>0.01048149361283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25">
                <text:p>6.625</text:p>
              </table:table-cell>
              <table:table-cell office:value-type="float" office:value="0.00974124809741248">
                <text:p>0.009741248097412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0.00940070505287897">
                <text:p>0.009400705052878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75">
                <text:p>6.875</text:p>
              </table:table-cell>
              <table:table-cell office:value-type="float" office:value="0.00907801418439716">
                <text:p>0.009078014184397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0.0087719298245614">
                <text:p>0.00877192982456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25">
                <text:p>7.125</text:p>
              </table:table-cell>
              <table:table-cell office:value-type="float" office:value="0.00848131460376358">
                <text:p>0.008481314603763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25">
                <text:p>7.25</text:p>
              </table:table-cell>
              <table:table-cell office:value-type="float" office:value="0.00820512820512821">
                <text:p>0.008205128205128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75">
                <text:p>7.375</text:p>
              </table:table-cell>
              <table:table-cell office:value-type="float" office:value="0.00794241747331844">
                <text:p>0.00794241747331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5">
                <text:p>7.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25">
                <text:p>7.625</text:p>
              </table:table-cell>
              <table:table-cell office:value-type="float" office:value="0.00745399487537852">
                <text:p>0.00745399487537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75">
                <text:p>7.75</text:p>
              </table:table-cell>
              <table:table-cell office:value-type="float" office:value="0.00722673893405601">
                <text:p>0.007226738934056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75">
                <text:p>7.875</text:p>
              </table:table-cell>
              <table:table-cell office:value-type="float" office:value="0.00700985761226725">
                <text:p>0.007009857612267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0.00680272108843537">
                <text:p>0.00680272108843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25">
                <text:p>8.125</text:p>
              </table:table-cell>
              <table:table-cell office:value-type="float" office:value="0.0066047471620227">
                <text:p>0.0066047471620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5">
                <text:p>8.25</text:p>
              </table:table-cell>
              <table:table-cell office:value-type="float" office:value="0.00641539695268645">
                <text:p>0.006415396952686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75">
                <text:p>8.375</text:p>
              </table:table-cell>
              <table:table-cell office:value-type="float" office:value="0.00623417105006819">
                <text:p>0.00623417105006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">
                <text:p>8.5</text:p>
              </table:table-cell>
              <table:table-cell office:value-type="float" office:value="0.00606060606060606">
                <text:p>0.00606060606060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25">
                <text:p>8.625</text:p>
              </table:table-cell>
              <table:table-cell office:value-type="float" office:value="0.00589427150488119">
                <text:p>0.005894271504881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75">
                <text:p>8.75</text:p>
              </table:table-cell>
              <table:table-cell office:value-type="float" office:value="0.00573476702508961">
                <text:p>0.005734767025089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75">
                <text:p>8.875</text:p>
              </table:table-cell>
              <table:table-cell office:value-type="float" office:value="0.00558171986743415">
                <text:p>0.00558171986743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25">
                <text:p>9.125</text:p>
              </table:table-cell>
              <table:table-cell office:value-type="float" office:value="0.00529363110008271">
                <text:p>0.005293631100082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25">
                <text:p>9.25</text:p>
              </table:table-cell>
              <table:table-cell office:value-type="float" office:value="0.00515796260477112">
                <text:p>0.00515796260477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375">
                <text:p>9.375</text:p>
              </table:table-cell>
              <table:table-cell office:value-type="float" office:value="0.00502749410840534">
                <text:p>0.005027494108405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5">
                <text:p>9.5</text:p>
              </table:table-cell>
              <table:table-cell office:value-type="float" office:value="0.00490196078431373">
                <text:p>0.004901960784313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25">
                <text:p>9.625</text:p>
              </table:table-cell>
              <table:table-cell office:value-type="float" office:value="0.00478111459734051">
                <text:p>0.00478111459734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75">
                <text:p>9.75</text:p>
              </table:table-cell>
              <table:table-cell office:value-type="float" office:value="0.00466472303206997">
                <text:p>0.00466472303206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875">
                <text:p>9.875</text:p>
              </table:table-cell>
              <table:table-cell office:value-type="float" office:value="0.00455256793284962">
                <text:p>0.00455256793284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0.00444444444444444">
                <text:p>0.004444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